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terra-dactyl" svg:font-family="Pterra-dacty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Pterra-dactyl1" svg:font-family="Pterra-dactyl"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5.5201in" fo:margin-left="-0.075in" fo:margin-top="0in" fo:margin-bottom="0in" table:align="left" style:writing-mode="lr-tb"/>
    </style:style>
    <style:style style:name="Table1.A" style:family="table-column">
      <style:table-column-properties style:column-width="1.2806in"/>
    </style:style>
    <style:style style:name="Table1.B" style:family="table-column">
      <style:table-column-properties style:column-width="1.2271in"/>
    </style:style>
    <style:style style:name="Table1.C" style:family="table-column">
      <style:table-column-properties style:column-width="0.7486in"/>
    </style:style>
    <style:style style:name="Table1.D" style:family="table-column">
      <style:table-column-properties style:column-width="0.7132in"/>
    </style:style>
    <style:style style:name="Table1.E" style:family="table-column">
      <style:table-column-properties style:column-width="0.7938in"/>
    </style:style>
    <style:style style:name="Table1.F" style:family="table-column">
      <style:table-column-properties style:column-width="0.7563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14"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9618in" fo:margin-left="-0.075in" fo:margin-top="0in" fo:margin-bottom="0in" table:align="left" style:writing-mode="lr-tb"/>
    </style:style>
    <style:style style:name="Table2.A" style:family="table-column">
      <style:table-column-properties style:column-width="1.1917in"/>
    </style:style>
    <style:style style:name="Table2.B" style:family="table-column">
      <style:table-column-properties style:column-width="1.2271in"/>
    </style:style>
    <style:style style:name="Table2.C" style:family="table-column">
      <style:table-column-properties style:column-width="0.7139in"/>
    </style:style>
    <style:style style:name="Table2.D" style:family="table-column">
      <style:table-column-properties style:column-width="0.7479in"/>
    </style:style>
    <style:style style:name="Table2.E" style:family="table-column">
      <style:table-column-properties style:column-width="0.4903in"/>
    </style:style>
    <style:style style:name="Table2.F" style:family="table-column">
      <style:table-column-properties style:column-width="0.5903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3" style:family="table-row">
      <style:table-row-properties fo:keep-together="auto"/>
    </style:style>
    <style:style style:name="Table2.A13"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2597in" fo:margin-left="-0.075in" fo:margin-top="0in" fo:margin-bottom="0in" table:align="left" style:writing-mode="lr-tb"/>
    </style:style>
    <style:style style:name="Table3.A" style:family="table-column">
      <style:table-column-properties style:column-width="1.3118in"/>
    </style:style>
    <style:style style:name="Table3.B" style:family="table-column">
      <style:table-column-properties style:column-width="0.8868in"/>
    </style:style>
    <style:style style:name="Table3.C" style:family="table-column">
      <style:table-column-properties style:column-width="1.1729in"/>
    </style:style>
    <style:style style:name="Table3.D" style:family="table-column">
      <style:table-column-properties style:column-width="0.8875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4"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3.6986in" fo:margin-left="-0.075in" fo:margin-top="0in" fo:margin-bottom="0in" table:align="left" style:writing-mode="lr-tb"/>
    </style:style>
    <style:style style:name="Table4.A" style:family="table-column">
      <style:table-column-properties style:column-width="1.2569in"/>
    </style:style>
    <style:style style:name="Table4.B" style:family="table-column">
      <style:table-column-properties style:column-width="0.7875in"/>
    </style:style>
    <style:style style:name="Table4.C" style:family="table-column">
      <style:table-column-properties style:column-width="0.9319in"/>
    </style:style>
    <style:style style:name="Table4.D" style:family="table-column">
      <style:table-column-properties style:column-width="0.7215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6"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2.7306in" fo:margin-left="-0.075in" fo:margin-top="0in" fo:margin-bottom="0in" table:align="left" style:writing-mode="lr-tb"/>
    </style:style>
    <style:style style:name="Table5.A" style:family="table-column">
      <style:table-column-properties style:column-width="1.2569in"/>
    </style:style>
    <style:style style:name="Table5.B" style:family="table-column">
      <style:table-column-properties style:column-width="0.6625in"/>
    </style:style>
    <style:style style:name="Table5.C" style:family="table-column">
      <style:table-column-properties style:column-width="0.811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6"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2.8611in" fo:margin-left="-0.075in" fo:margin-top="0in" fo:margin-bottom="0in" table:align="left" style:writing-mode="lr-tb"/>
    </style:style>
    <style:style style:name="Table6.A" style:family="table-column">
      <style:table-column-properties style:column-width="1.1951in"/>
    </style:style>
    <style:style style:name="Table6.B" style:family="table-column">
      <style:table-column-properties style:column-width="0.8021in"/>
    </style:style>
    <style:style style:name="Table6.C" style:family="table-column">
      <style:table-column-properties style:column-width="0.8639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2" style:family="table-row">
      <style:table-row-properties fo:keep-together="auto"/>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6"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3.7104in" fo:margin-left="-0.075in" fo:margin-top="0in" fo:margin-bottom="0in" table:align="left" style:writing-mode="lr-tb"/>
    </style:style>
    <style:style style:name="Table7.A" style:family="table-column">
      <style:table-column-properties style:column-width="1.1958in"/>
    </style:style>
    <style:style style:name="Table7.B" style:family="table-column">
      <style:table-column-properties style:column-width="1.0875in"/>
    </style:style>
    <style:style style:name="Table7.C" style:family="table-column">
      <style:table-column-properties style:column-width="0.6056in"/>
    </style:style>
    <style:style style:name="Table7.D" style:family="table-column">
      <style:table-column-properties style:column-width="0.8208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9"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3.2167in" fo:margin-left="-0.075in" fo:margin-top="0in" fo:margin-bottom="0in" table:align="left" style:writing-mode="lr-tb"/>
    </style:style>
    <style:style style:name="Table8.A" style:family="table-column">
      <style:table-column-properties style:column-width="1.1951in"/>
    </style:style>
    <style:style style:name="Table8.B" style:family="table-column">
      <style:table-column-properties style:column-width="0.7403in"/>
    </style:style>
    <style:style style:name="Table8.C" style:family="table-column">
      <style:table-column-properties style:column-width="0.6451in"/>
    </style:style>
    <style:style style:name="Table8.D" style:family="table-column">
      <style:table-column-properties style:column-width="0.6354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2" style:family="table-row">
      <style:table-row-properties fo:keep-together="auto"/>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7"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3.2667in" fo:margin-left="-0.075in" fo:margin-top="0in" fo:margin-bottom="0in" table:align="left" style:writing-mode="lr-tb"/>
    </style:style>
    <style:style style:name="Table9.A" style:family="table-column">
      <style:table-column-properties style:column-width="1.2569in"/>
    </style:style>
    <style:style style:name="Table9.B" style:family="table-column">
      <style:table-column-properties style:column-width="0.4813in"/>
    </style:style>
    <style:style style:name="Table9.C" style:family="table-column">
      <style:table-column-properties style:column-width="0.7604in"/>
    </style:style>
    <style:style style:name="Table9.D" style:family="table-column">
      <style:table-column-properties style:column-width="0.7674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7"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7.15in" fo:margin-left="-0.075in" fo:margin-top="0in" fo:margin-bottom="0in" table:align="left" style:writing-mode="lr-tb"/>
    </style:style>
    <style:style style:name="Table10.A" style:family="table-column">
      <style:table-column-properties style:column-width="1.5118in"/>
    </style:style>
    <style:style style:name="Table10.B" style:family="table-column">
      <style:table-column-properties style:column-width="1.7875in"/>
    </style:style>
    <style:style style:name="Table10.C" style:family="table-column">
      <style:table-column-properties style:column-width="1.3979in"/>
    </style:style>
    <style:style style:name="Table10.D" style:family="table-column">
      <style:table-column-properties style:column-width="1.2507in"/>
    </style:style>
    <style:style style:name="Table10.E" style:family="table-column">
      <style:table-column-properties style:column-width="1.2021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3" style:family="table-row">
      <style:table-row-properties fo:keep-together="auto"/>
    </style:style>
    <style:style style:name="Table10.A12"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5.434in" fo:margin-left="-0.075in" fo:margin-top="0in" fo:margin-bottom="0in" table:align="left" style:writing-mode="lr-tb"/>
    </style:style>
    <style:style style:name="Table11.A" style:family="table-column">
      <style:table-column-properties style:column-width="1.0215in"/>
    </style:style>
    <style:style style:name="Table11.B" style:family="table-column">
      <style:table-column-properties style:column-width="0.6368in"/>
    </style:style>
    <style:style style:name="Table11.C" style:family="table-column">
      <style:table-column-properties style:column-width="0.6361in"/>
    </style:style>
    <style:style style:name="Table11.D" style:family="table-column">
      <style:table-column-properties style:column-width="0.6056in"/>
    </style:style>
    <style:style style:name="Table11.E" style:family="table-column">
      <style:table-column-properties style:column-width="1.5778in"/>
    </style:style>
    <style:style style:name="Table11.F" style:family="table-column">
      <style:table-column-properties style:column-width="0.9556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2" style:family="table-row">
      <style:table-row-properties fo:keep-together="auto"/>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8"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7.15in" fo:margin-left="-0.075in" fo:margin-top="0in" fo:margin-bottom="0in" table:align="left" style:writing-mode="lr-tb"/>
    </style:style>
    <style:style style:name="Table12.A" style:family="table-column">
      <style:table-column-properties style:column-width="4.1424in"/>
    </style:style>
    <style:style style:name="Table12.B" style:family="table-column">
      <style:table-column-properties style:column-width="3.0069in"/>
    </style:style>
    <style:style style:name="Table12.1" style:family="table-row">
      <style:table-row-properties fo:keep-together="always"/>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2" style:family="table-row">
      <style:table-row-properties fo:keep-together="auto"/>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5"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1.9938in" fo:margin-left="-0.075in" fo:margin-top="0in" fo:margin-bottom="0in" table:align="left" style:writing-mode="lr-tb"/>
    </style:style>
    <style:style style:name="Table13.A" style:family="table-column">
      <style:table-column-properties style:column-width="1.1139in"/>
    </style:style>
    <style:style style:name="Table13.B" style:family="table-column">
      <style:table-column-properties style:column-width="0.8792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2" style:family="table-row">
      <style:table-row-properties fo:keep-together="auto"/>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10"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7.15in" fo:margin-left="-0.075in" fo:margin-top="0in" fo:margin-bottom="0in" table:align="left" style:writing-mode="lr-tb"/>
    </style:style>
    <style:style style:name="Table14.A" style:family="table-column">
      <style:table-column-properties style:column-width="0.5743in"/>
    </style:style>
    <style:style style:name="Table14.B" style:family="table-column">
      <style:table-column-properties style:column-width="0.8924in"/>
    </style:style>
    <style:style style:name="Table14.C" style:family="table-column">
      <style:table-column-properties style:column-width="2.4535in"/>
    </style:style>
    <style:style style:name="Table14.D" style:family="table-column">
      <style:table-column-properties style:column-width="2.4542in"/>
    </style:style>
    <style:style style:name="Table14.E" style:family="table-column">
      <style:table-column-properties style:column-width="0.7757in"/>
    </style:style>
    <style:style style:name="Table14.1" style:family="table-row">
      <style:table-row-properties fo:keep-together="always"/>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2" style:family="table-row">
      <style:table-row-properties fo:keep-together="auto"/>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9"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6.4222in" fo:margin-left="0in" fo:margin-top="0in" fo:margin-bottom="0in" table:align="left" style:writing-mode="lr-tb"/>
    </style:style>
    <style:style style:name="Table15.A" style:family="table-column">
      <style:table-column-properties style:column-width="0.9222in"/>
    </style:style>
    <style:style style:name="Table15.B" style:family="table-column">
      <style:table-column-properties style:column-width="0.9833in"/>
    </style:style>
    <style:style style:name="Table15.C" style:family="table-column">
      <style:table-column-properties style:column-width="1.5167in"/>
    </style:style>
    <style:style style:name="Table15.D" style:family="table-column">
      <style:table-column-properties style:column-width="1.5278in"/>
    </style:style>
    <style:style style:name="Table15.E" style:family="table-column">
      <style:table-column-properties style:column-width="1in"/>
    </style:style>
    <style:style style:name="Table15.F" style:family="table-column">
      <style:table-column-properties style:column-width="0.4715in"/>
    </style:style>
    <style:style style:name="Table15.1" style:family="table-row">
      <style:table-row-properties fo:keep-together="always"/>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2" style:family="table-row">
      <style:table-row-properties fo:keep-together="auto"/>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26"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2.3257in" fo:margin-left="-0.075in" fo:margin-top="0in" fo:margin-bottom="0in" table:align="left" style:writing-mode="lr-tb"/>
    </style:style>
    <style:style style:name="Table16.A" style:family="table-column">
      <style:table-column-properties style:column-width="1.1118in"/>
    </style:style>
    <style:style style:name="Table16.B" style:family="table-column">
      <style:table-column-properties style:column-width="1.2132in"/>
    </style:style>
    <style:style style:name="Table16.1" style:family="table-row">
      <style:table-row-properties fo:keep-together="always"/>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2" style:family="table-row">
      <style:table-row-properties fo:keep-together="auto"/>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8"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6">
      <style:paragraph-properties fo:margin-left="0in" fo:margin-right="0in" fo:text-indent="0in" style:auto-text-indent="false">
        <style:tab-stops/>
      </style:paragraph-properties>
    </style:style>
    <style:style style:name="P2" style:family="paragraph" style:parent-style-name="Heading_20_6">
      <style:paragraph-properties fo:margin-left="0in" fo:margin-right="0in" fo:text-align="center" style:justify-single-word="false" fo:text-indent="0in" style:auto-text-indent="false">
        <style:tab-stops/>
      </style:paragraph-properties>
    </style:style>
    <style:style style:name="P3" style:family="paragraph" style:parent-style-name="Heading_20_5">
      <style:paragraph-properties fo:margin-left="0in" fo:margin-right="0in" fo:text-indent="0in" style:auto-text-indent="false"/>
    </style:style>
    <style:style style:name="P4" style:family="paragraph" style:parent-style-name="Preformatted">
      <style:paragraph-properties fo:margin-left="0in" fo:margin-right="0in" fo:orphans="2" fo:widows="2" fo:text-indent="0in" style:auto-text-indent="false"/>
    </style:style>
    <style:style style:name="P5" style:family="paragraph" style:parent-style-name="Preformatted">
      <style:paragraph-properties fo:margin-left="0in" fo:margin-right="0in" fo:orphans="2" fo:widows="2" fo:text-indent="0in" style:auto-text-indent="false"/>
      <style:text-properties style:font-name="Times New Roman"/>
    </style:style>
    <style:style style:name="P6" style:family="paragraph" style:parent-style-name="Preformatted">
      <style:paragraph-properties fo:margin-left="0in" fo:margin-right="0in" fo:text-align="center" style:justify-single-word="false" fo:orphans="2" fo:widows="2" fo:text-indent="0in" style:auto-text-indent="false"/>
    </style:style>
    <style:style style:name="P7" style:family="paragraph" style:parent-style-name="Preformatted" style:master-page-name="Standard">
      <style:paragraph-properties fo:margin-left="0in" fo:margin-right="0in" fo:orphans="2" fo:widows="2" fo:text-indent="0in" style:auto-text-indent="false" style:page-number="auto"/>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ab-stops/>
      </style:paragraph-properties>
    </style:style>
    <style:style style:name="P10" style:family="paragraph" style:parent-style-name="Heading_20_4">
      <style:paragraph-properties fo:margin-left="0in" fo:margin-right="0in" fo:text-indent="0in" style:auto-text-indent="false">
        <style:tab-stops/>
      </style:paragraph-properties>
    </style:style>
    <style:style style:name="P11" style:family="paragraph" style:parent-style-name="Body_20_Text_20_2">
      <style:paragraph-properties fo:margin-left="0in" fo:margin-right="0in" fo:text-indent="0in" style:auto-text-indent="false"/>
    </style:style>
    <style:style style:name="P12" style:family="paragraph" style:parent-style-name="Heading_20_2">
      <style:paragraph-properties fo:margin-left="0in" fo:margin-right="0in" fo:text-indent="0in" style:auto-text-indent="false">
        <style:tab-stops/>
      </style:paragraph-properties>
    </style:style>
    <style:style style:name="P13" style:family="paragraph" style:parent-style-name="Heading_20_2">
      <style:paragraph-properties fo:margin-left="0in" fo:margin-right="0in" fo:text-align="center" style:justify-single-word="false" fo:text-indent="0in" style:auto-text-indent="false">
        <style:tab-stops/>
      </style:paragraph-properties>
    </style:style>
    <style:style style:name="P14" style:family="paragraph" style:parent-style-name="Standard">
      <style:paragraph-properties fo:margin-left="0in" fo:margin-right="0in" fo:orphans="2" fo:widows="2" fo:text-indent="0in" style:auto-text-indent="false"/>
      <style:text-properties style:use-window-font-color="true" style:font-name="Times New Roman" fo:font-size="18.5pt" style:font-size-asian="18.5pt"/>
    </style:style>
    <style:style style:name="P15"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16" style:family="paragraph" style:parent-style-name="Standard">
      <style:paragraph-properties fo:margin-left="0in" fo:margin-right="0in" fo:text-align="center" style:justify-single-word="false" fo:orphans="2" fo:widows="2" fo:text-indent="0in" style:auto-text-indent="false"/>
      <style:text-properties style:use-window-font-color="true" style:font-name="Times New Roman" fo:font-size="10pt" style:font-size-asian="10pt"/>
    </style:style>
    <style:style style:name="P17" style:family="paragraph" style:parent-style-name="Standard">
      <style:paragraph-properties fo:margin-left="0in" fo:margin-right="0in" fo:text-align="center" style:justify-single-word="false" fo:orphans="2" fo:widows="2" fo:text-indent="0in" style:auto-text-indent="false">
        <style:tab-stops/>
      </style:paragraph-properties>
      <style:text-properties style:use-window-font-color="true" style:font-name="Times New Roman" fo:font-size="10pt" fo:font-weight="bold" style:font-size-asian="10pt" style:font-weight-asian="bold"/>
    </style:style>
    <style:style style:name="P18" style:family="paragraph" style:parent-style-name="Standard">
      <style:paragraph-properties fo:margin-left="0in" fo:margin-right="0in" fo:orphans="2" fo:widows="2" fo:text-indent="0in" style:auto-text-indent="false"/>
      <style:text-properties style:use-window-font-color="true" style:font-name="Times New Roman" fo:font-size="10pt" fo:font-weight="bold" style:font-size-asian="10pt" style:font-weight-asian="bold"/>
    </style:style>
    <style:style style:name="P19"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20" style:family="paragraph" style:parent-style-name="Standard">
      <style:paragraph-properties fo:margin-left="0in" fo:margin-right="0in" fo:orphans="2" fo:widows="2" fo:text-indent="0in" style:auto-text-indent="false"/>
      <style:text-properties style:use-window-font-color="true" style:font-name="Times New Roman" fo:font-size="12.5pt" style:font-size-asian="12.5pt"/>
    </style:style>
    <style:style style:name="P21" style:family="paragraph" style:parent-style-name="Standard">
      <style:paragraph-properties fo:margin-left="0in" fo:margin-right="0in" fo:orphans="2" fo:widows="2" fo:text-indent="0in" style:auto-text-indent="false"/>
      <style:text-properties style:use-window-font-color="true" style:font-name="Times New Roman" fo:font-size="18pt" style:font-size-asian="18pt"/>
    </style:style>
    <style:style style:name="P22" style:family="paragraph" style:parent-style-name="Standard">
      <style:paragraph-properties fo:margin-left="0in" fo:margin-right="0in" fo:orphans="2" fo:widows="2" fo:text-indent="0in" style:auto-text-indent="false"/>
      <style:text-properties style:use-window-font-color="true" style:font-name="Times New Roman" fo:font-size="9.5pt" style:font-size-asian="9.5pt"/>
    </style:style>
    <style:style style:name="P23" style:family="paragraph" style:parent-style-name="Standard">
      <style:paragraph-properties fo:margin-left="0in" fo:margin-right="0in" fo:text-align="center" style:justify-single-word="false" fo:orphans="2" fo:widows="2" fo:text-indent="0in" style:auto-text-indent="false"/>
      <style:text-properties style:use-window-font-color="true" style:font-name="Times New Roman" fo:font-size="9.5pt" style:font-size-asian="9.5pt"/>
    </style:style>
    <style:style style:name="P24" style:family="paragraph" style:parent-style-name="Standard">
      <style:paragraph-properties fo:margin-left="0in" fo:margin-right="0in" fo:orphans="2" fo:widows="2" fo:text-indent="0in" style:auto-text-indent="false"/>
    </style:style>
    <style:style style:name="P25" style:family="paragraph" style:parent-style-name="Standard">
      <style:paragraph-properties fo:margin-left="0in" fo:margin-right="0in" fo:orphans="2" fo:widows="2" fo:text-indent="0in" style:auto-text-indent="false">
        <style:tab-stops/>
      </style:paragraph-properties>
    </style:style>
    <style:style style:name="P26" style:family="paragraph" style:parent-style-name="Standard">
      <style:paragraph-properties fo:margin-left="0in" fo:margin-right="0in" fo:text-align="center" style:justify-single-word="false" fo:orphans="2" fo:widows="2" fo:text-indent="0in" style:auto-text-indent="false"/>
    </style:style>
    <style:style style:name="P27"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28" style:family="paragraph" style:parent-style-name="Standard">
      <style:paragraph-properties fo:margin-left="0in" fo:margin-right="0in" fo:text-align="start" style:justify-single-word="false" fo:text-indent="0in" style:auto-text-indent="false">
        <style:tab-stops/>
      </style:paragraph-properties>
    </style:style>
    <style:style style:name="P29" style:family="paragraph" style:parent-style-name="Standard">
      <style:paragraph-properties fo:margin-left="0in" fo:margin-right="0in" fo:text-indent="0in" style:auto-text-indent="false">
        <style:tab-stops/>
      </style:paragraph-properties>
    </style:style>
    <style:style style:name="P30" style:family="paragraph" style:parent-style-name="Heading_20_3">
      <style:paragraph-properties fo:margin-left="0in" fo:margin-right="0in" fo:text-indent="0in" style:auto-text-indent="false"/>
    </style:style>
    <style:style style:name="P31" style:family="paragraph" style:parent-style-name="Heading_20_3">
      <style:paragraph-properties fo:margin-left="0in" fo:margin-right="0in" fo:text-indent="0in" style:auto-text-indent="false"/>
      <style:text-properties style:font-name="Times New Roman"/>
    </style:style>
    <style:style style:name="P32" style:family="paragraph" style:parent-style-name="Heading_20_7">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font-size="12pt" style:font-size-asian="12pt"/>
    </style:style>
    <style:style style:name="T4" style:family="text">
      <style:text-properties style:font-name="Times New Roman" fo:font-size="10.5pt" style:font-size-asian="10.5pt"/>
    </style:style>
    <style:style style:name="T5" style:family="text">
      <style:text-properties style:use-window-font-color="true" style:font-name="Times New Roman"/>
    </style:style>
    <style:style style:name="T6" style:family="text">
      <style:text-properties style:use-window-font-color="true" style:font-name="Times New Roman" fo:font-size="10pt" style:font-size-asian="10pt"/>
    </style:style>
    <style:style style:name="T7" style:family="text">
      <style:text-properties style:use-window-font-color="true" style:font-name="Times New Roman" fo:font-size="10pt" fo:font-weight="bold" style:font-size-asian="10pt" style:font-weight-asian="bold"/>
    </style:style>
    <style:style style:name="T8" style:family="text">
      <style:text-properties style:use-window-font-color="true" style:font-name="Times New Roman" fo:font-size="10pt" fo:font-style="italic" style:font-size-asian="10pt" style:font-style-asian="italic"/>
    </style:style>
    <style:style style:name="T9" style:family="text">
      <style:text-properties style:use-window-font-color="true" style:font-name="Times New Roman" fo:font-size="10pt" fo:font-style="italic" fo:font-weight="bold" style:font-size-asian="10pt" style:font-style-asian="italic" style:font-weight-asian="bold"/>
    </style:style>
    <style:style style:name="T10" style:family="text">
      <style:text-properties style:use-window-font-color="true" style:font-name="Times New Roman" fo:font-size="12.5pt" style:font-size-asian="12.5pt"/>
    </style:style>
    <style:style style:name="T11" style:family="text">
      <style:text-properties style:use-window-font-color="true" style:font-name="Times New Roman" fo:font-size="18pt" style:font-size-asian="18pt"/>
    </style:style>
    <style:style style:name="T12" style:family="text">
      <style:text-properties style:use-window-font-color="true" style:font-name="Times New Roman" fo:font-size="10.5pt" fo:font-weight="bold" style:font-size-asian="10.5pt" style:font-weight-asian="bold"/>
    </style:style>
    <style:style style:name="T13" style:family="text">
      <style:text-properties style:use-window-font-color="true" style:font-name="Times New Roman" fo:font-size="6.5pt" style:font-size-asian="6.5pt"/>
    </style:style>
    <style:style style:name="T14" style:family="text">
      <style:text-properties style:use-window-font-color="true" style:text-position="super 58%" style:font-name="Times New Roman" fo:font-size="10pt" fo:font-weight="bold" style:font-size-asian="10pt" style:font-weight-asian="bold"/>
    </style:style>
    <style:style style:name="T15" style:family="text">
      <style:text-properties style:use-window-font-color="true" style:text-position="super 58%" style:font-name="Times New Roman" fo:font-size="10pt" style:font-size-asian="10pt"/>
    </style:style>
    <style:style style:name="T16"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This material is Open Game Content, and is licensed for public use under the terms of the Open Game License v1.0a.</text:span></text:p>
      <text:h text:style-name="P32" text:outline-level="7"><text:span text:style-name="T1">WILDERNESS, WEATHER, &amp; ENVIRONMENT</text:span></text:h>
      <text:p text:style-name="P14"/>
      <text:h text:style-name="P32" text:outline-level="7"><text:span text:style-name="T1">DUNGEONS</text:span></text:h>
      <text:p text:style-name="P24"><text:span text:style-name="T5">TYPES OF DUNGEONS</text:span></text:p>
      <text:p text:style-name="P24"><text:span text:style-name="T6">The four basic dungeon types are defined by their current status. Many dungeons are variations on these basic types or combinations of more than one of them. Sometimes old dungeons are used again and again by different inhabitants for different purposes.</text:span></text:p>
      <text:p text:style-name="P24"><text:span text:style-name="T7">Ruined Structure:</text:span><text:span text:style-name="T6"> Once occupied, this place is now abandoned (completely or in part) by its original creator or creators, and other creatures have wandered in. Many subterranean creatures look for abandoned underground constructions in which to make their lairs. Any traps that might exist have probably been set off, but wandering beasts might very well be common.</text:span></text:p>
      <text:p text:style-name="P24"><text:span text:style-name="T7">Occupied Structure:</text:span><text:span text:style-name="T6"> This type of dungeon is still in use. Creatures (usually intelligent) live there, although they may not be the dungeon’s creators. An occupied structure might be a home, a fortress, a temple, an active mine, a prison, or a headquarters. This type of dungeon is less likely to have traps or wandering beasts, and more likely to have organized guards—both on watch and on patrol. Traps or wandering beasts that might be encountered are usually under the control of the occupants. Occupied structures have furnishings to suit the inhabitants, as well as decorations, supplies, and the ability for occupants to move around (doors they can open, hallways large enough for them to pass through, and so on). The inhabitants might have a communication system, and they almost certainly control an access to the outside.</text:span></text:p>
      <text:p text:style-name="P24"><text:span text:style-name="T6">Some dungeons are partially occupied and partially empty or in ruins. In such cases, the occupants are typically not the original builders but instead a group of intelligent creatures that have set up their base, lair, or fortification within an abandoned dungeon.</text:span></text:p>
      <text:p text:style-name="P24"><text:span text:style-name="T7">Safe Storage: </text:span><text:span text:style-name="T6">When people want to protect something, they might bury it underground. Whether the item they want to protect is a fabulous treasure, a forbidden artifact, or the dead body of an important figure, these valuable objects are placed within a dungeon and surrounded by barriers, traps, and guardians.</text:span></text:p>
      <text:p text:style-name="P24"><text:span text:style-name="T6">The safe storage type of dungeon is the most likely to have traps but the least likely to have wandering beasts. This type of dungeon normally is built for function rather than appearance, but sometimes it has ornamentation in the form of statuary or painted walls. This is particularly true of the tombs of important people.</text:span></text:p>
      <text:p text:style-name="P24"><text:span text:style-name="T6">Sometimes, however, a vault or a crypt is constructed in such a way as to house living guardians. The problem with this strategy is that something must be done to keep the creatures alive between intrusion attempts. Magic is usually the best solution to provide food and water for these creatures. Even if there’s no way anything living can survive in a safe storage dungeon, certain monsters can still serve as guardians. Builders of vaults or tombs often place undead creatures or constructs, both of which which have no need for sustenance or rest, to guard their dungeons. Magic traps can attack intruders by summoning monsters into the dungeon. These guardians also need no sustenance, since they appear only when they’re needed and disappear when their task is done.</text:span></text:p>
      <text:p text:style-name="P24"><text:span text:style-name="T7">Natural Cavern Complex:</text:span><text:span text:style-name="T6"> Underground caves provide homes for all sorts of subterranean monsters. Created naturally and connected by a labyrinthine tunnel system, these caverns lack any sort of pattern, order, or decoration. With no intelligent force behind its construction, this type of dungeon is the least likely to have traps or even doors.</text:span></text:p>
      <text:p text:style-name="P24"><text:span text:style-name="T6">Fungi of all sorts thrive in caves, sometimes growing in huge forests of mushrooms and puffballs. Subterranean predators prowl these forests, looking for those feeding upon the fungi. Some varieties of fungus give off a phosphorescent glow, providing a natural cavern complex with its own limited light source. In other areas, a </text:span><text:span text:style-name="T8">daylight </text:span><text:span text:style-name="T6">spell or similar magical effect can provide enough light for green plants to grow.</text:span></text:p>
      <text:p text:style-name="P24"><text:span text:style-name="T6">Often, a natural cavern complex connects with another type of dungeons, the caves having been discovered when the manufactured dungeon was delved. A cavern complex can connect two otherwise unrelated dungeons, sometimes creating a strange mixed environment. A natural cavern complex joined with another dungeon often provides a route by which subterranean creatures find their way into a manufactured dungeon and populate it.</text:span></text:p>
      <text:p text:style-name="P14"/>
      <text:h text:style-name="P32" text:outline-level="7"><text:span text:style-name="T1">DUNGEON TERRAIN</text:span></text:h>
      <text:p text:style-name="P24"><text:span text:style-name="T10">WALLS</text:span></text:p>
      <text:p text:style-name="P24"><text:span text:style-name="T6">Sometimes, masonry walls—stones piled on top of each other (usually but not always held in place with mortar)—divide dungeons into corridors and chambers. Dungeon walls can also be hewn from solid rock, leaving them with a rough, chiseled look. Or, dungeon walls can be the smooth, unblemished stone of a naturally occurring cave. Dungeon walls are difficult to break down or through, but they’re generally easy to climb.</text:span></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25"><text:span text:style-name="T7">Table: Walls</text:span></text:p>
          </table:table-cell>
          <table:covered-table-cell/>
          <table:covered-table-cell/>
          <table:covered-table-cell/>
          <table:covered-table-cell/>
          <table:covered-table-cell/>
        </table:table-row>
        <table:table-row table:style-name="Table1.2">
          <table:table-cell table:style-name="Table1.A2" office:value-type="string">
            <text:p text:style-name="P25"><text:span text:style-name="T7">Wall Type</text:span></text:p>
          </table:table-cell>
          <table:table-cell table:style-name="Table1.A2" office:value-type="string">
            <text:p text:style-name="P25"><text:span text:style-name="T7">Typical Thickness </text:span></text:p>
          </table:table-cell>
          <table:table-cell table:style-name="Table1.A2" office:value-type="string">
            <text:p text:style-name="P27"><text:span text:style-name="T7">Break DC</text:span></text:p>
          </table:table-cell>
          <table:table-cell table:style-name="Table1.A2" office:value-type="string">
            <text:p text:style-name="P27"><text:span text:style-name="T7">Hardness</text:span></text:p>
          </table:table-cell>
          <table:table-cell table:style-name="Table1.A2" office:value-type="string">
            <text:p text:style-name="P27"><text:span text:style-name="T7">Hit Points</text:span><text:span text:style-name="T14">1</text:span></text:p>
          </table:table-cell>
          <table:table-cell table:style-name="Table1.A2" office:value-type="string">
            <text:p text:style-name="P27"><text:span text:style-name="T7">Climb DC</text:span></text:p>
          </table:table-cell>
        </table:table-row>
        <table:table-row table:style-name="Table1.2">
          <table:table-cell table:style-name="Table1.A2" office:value-type="string">
            <text:p text:style-name="P24"><text:span text:style-name="T6">Masonry</text:span></text:p>
          </table:table-cell>
          <table:table-cell table:style-name="Table1.A2" office:value-type="string">
            <text:p text:style-name="P24"><text:span text:style-name="T6">1 ft.</text:span></text:p>
          </table:table-cell>
          <table:table-cell table:style-name="Table1.A2" office:value-type="string">
            <text:p text:style-name="P26"><text:span text:style-name="T6">35</text:span></text:p>
          </table:table-cell>
          <table:table-cell table:style-name="Table1.A2" office:value-type="string">
            <text:p text:style-name="P26"><text:span text:style-name="T6">8</text:span></text:p>
          </table:table-cell>
          <table:table-cell table:style-name="Table1.A2" office:value-type="string">
            <text:p text:style-name="P26"><text:span text:style-name="T6">90 hp</text:span></text:p>
          </table:table-cell>
          <table:table-cell table:style-name="Table1.A2" office:value-type="string">
            <text:p text:style-name="P26"><text:span text:style-name="T6">15</text:span></text:p>
          </table:table-cell>
        </table:table-row>
        <text:soft-page-break/>
        <table:table-row table:style-name="Table1.2">
          <table:table-cell table:style-name="Table1.A2" office:value-type="string">
            <text:p text:style-name="P24"><text:span text:style-name="T6">Superior masonry</text:span></text:p>
          </table:table-cell>
          <table:table-cell table:style-name="Table1.A2" office:value-type="string">
            <text:p text:style-name="P24"><text:span text:style-name="T6">1 ft.</text:span></text:p>
          </table:table-cell>
          <table:table-cell table:style-name="Table1.A2" office:value-type="string">
            <text:p text:style-name="P26"><text:span text:style-name="T6">35</text:span></text:p>
          </table:table-cell>
          <table:table-cell table:style-name="Table1.A2" office:value-type="string">
            <text:p text:style-name="P26"><text:span text:style-name="T6">8</text:span></text:p>
          </table:table-cell>
          <table:table-cell table:style-name="Table1.A2" office:value-type="string">
            <text:p text:style-name="P26"><text:span text:style-name="T6">90 hp</text:span></text:p>
          </table:table-cell>
          <table:table-cell table:style-name="Table1.A2" office:value-type="string">
            <text:p text:style-name="P26"><text:span text:style-name="T6">20</text:span></text:p>
          </table:table-cell>
        </table:table-row>
        <table:table-row table:style-name="Table1.2">
          <table:table-cell table:style-name="Table1.A2" office:value-type="string">
            <text:p text:style-name="P24"><text:span text:style-name="T6">Reinforced masonry</text:span></text:p>
          </table:table-cell>
          <table:table-cell table:style-name="Table1.A2" office:value-type="string">
            <text:p text:style-name="P24"><text:span text:style-name="T6">1 ft.</text:span></text:p>
          </table:table-cell>
          <table:table-cell table:style-name="Table1.A2" office:value-type="string">
            <text:p text:style-name="P26"><text:span text:style-name="T6">45</text:span></text:p>
          </table:table-cell>
          <table:table-cell table:style-name="Table1.A2" office:value-type="string">
            <text:p text:style-name="P26"><text:span text:style-name="T6">8</text:span></text:p>
          </table:table-cell>
          <table:table-cell table:style-name="Table1.A2" office:value-type="string">
            <text:p text:style-name="P26"><text:span text:style-name="T6">180 hp</text:span></text:p>
          </table:table-cell>
          <table:table-cell table:style-name="Table1.A2" office:value-type="string">
            <text:p text:style-name="P26"><text:span text:style-name="T6">15</text:span></text:p>
          </table:table-cell>
        </table:table-row>
        <table:table-row table:style-name="Table1.2">
          <table:table-cell table:style-name="Table1.A2" office:value-type="string">
            <text:p text:style-name="P24"><text:span text:style-name="T6">Hewn stone</text:span></text:p>
          </table:table-cell>
          <table:table-cell table:style-name="Table1.A2" office:value-type="string">
            <text:p text:style-name="P24"><text:span text:style-name="T6">3 ft.</text:span></text:p>
          </table:table-cell>
          <table:table-cell table:style-name="Table1.A2" office:value-type="string">
            <text:p text:style-name="P26"><text:span text:style-name="T6">50</text:span></text:p>
          </table:table-cell>
          <table:table-cell table:style-name="Table1.A2" office:value-type="string">
            <text:p text:style-name="P26"><text:span text:style-name="T6">8</text:span></text:p>
          </table:table-cell>
          <table:table-cell table:style-name="Table1.A2" office:value-type="string">
            <text:p text:style-name="P26"><text:span text:style-name="T6">540 hp</text:span></text:p>
          </table:table-cell>
          <table:table-cell table:style-name="Table1.A2" office:value-type="string">
            <text:p text:style-name="P26"><text:span text:style-name="T6">22</text:span></text:p>
          </table:table-cell>
        </table:table-row>
        <text:soft-page-break/>
        <table:table-row table:style-name="Table1.2">
          <table:table-cell table:style-name="Table1.A2" office:value-type="string">
            <text:p text:style-name="P24"><text:span text:style-name="T6">Unworked stone</text:span></text:p>
          </table:table-cell>
          <table:table-cell table:style-name="Table1.A2" office:value-type="string">
            <text:p text:style-name="P24"><text:span text:style-name="T6">5 ft.</text:span></text:p>
          </table:table-cell>
          <table:table-cell table:style-name="Table1.A2" office:value-type="string">
            <text:p text:style-name="P26"><text:span text:style-name="T6">65</text:span></text:p>
          </table:table-cell>
          <table:table-cell table:style-name="Table1.A2" office:value-type="string">
            <text:p text:style-name="P26"><text:span text:style-name="T6">8</text:span></text:p>
          </table:table-cell>
          <table:table-cell table:style-name="Table1.A2" office:value-type="string">
            <text:p text:style-name="P26"><text:span text:style-name="T6">900 hp</text:span></text:p>
          </table:table-cell>
          <table:table-cell table:style-name="Table1.A2" office:value-type="string">
            <text:p text:style-name="P26"><text:span text:style-name="T6">20</text:span></text:p>
          </table:table-cell>
        </table:table-row>
        <table:table-row table:style-name="Table1.2">
          <table:table-cell table:style-name="Table1.A2" office:value-type="string">
            <text:p text:style-name="P24"><text:span text:style-name="T6">Iron</text:span></text:p>
          </table:table-cell>
          <table:table-cell table:style-name="Table1.A2" office:value-type="string">
            <text:p text:style-name="P24"><text:span text:style-name="T6">3 in.</text:span></text:p>
          </table:table-cell>
          <table:table-cell table:style-name="Table1.A2" office:value-type="string">
            <text:p text:style-name="P26"><text:span text:style-name="T6">30</text:span></text:p>
          </table:table-cell>
          <table:table-cell table:style-name="Table1.A2" office:value-type="string">
            <text:p text:style-name="P26"><text:span text:style-name="T6">10</text:span></text:p>
          </table:table-cell>
          <table:table-cell table:style-name="Table1.A2" office:value-type="string">
            <text:p text:style-name="P26"><text:span text:style-name="T6">90 hp</text:span></text:p>
          </table:table-cell>
          <table:table-cell table:style-name="Table1.A2" office:value-type="string">
            <text:p text:style-name="P26"><text:span text:style-name="T6">25</text:span></text:p>
          </table:table-cell>
        </table:table-row>
        <table:table-row table:style-name="Table1.2">
          <table:table-cell table:style-name="Table1.A2" office:value-type="string">
            <text:p text:style-name="P24"><text:span text:style-name="T6">Paper</text:span></text:p>
          </table:table-cell>
          <table:table-cell table:style-name="Table1.A2" office:value-type="string">
            <text:p text:style-name="P24"><text:span text:style-name="T6">Paper-thin</text:span></text:p>
          </table:table-cell>
          <table:table-cell table:style-name="Table1.A2" office:value-type="string">
            <text:p text:style-name="P26"><text:span text:style-name="T6">1</text:span></text:p>
          </table:table-cell>
          <table:table-cell table:style-name="Table1.A2" office:value-type="string">
            <text:p text:style-name="P26"><text:span text:style-name="T6">—</text:span></text:p>
          </table:table-cell>
          <table:table-cell table:style-name="Table1.A2" office:value-type="string">
            <text:p text:style-name="P26"><text:span text:style-name="T6">1 hp</text:span></text:p>
          </table:table-cell>
          <table:table-cell table:style-name="Table1.A2" office:value-type="string">
            <text:p text:style-name="P26"><text:span text:style-name="T6">30</text:span></text:p>
          </table:table-cell>
        </table:table-row>
        <text:soft-page-break/>
        <table:table-row table:style-name="Table1.2">
          <table:table-cell table:style-name="Table1.A2" office:value-type="string">
            <text:p text:style-name="P4"><text:span text:style-name="T1">Wood</text:span></text:p>
          </table:table-cell>
          <table:table-cell table:style-name="Table1.A2" office:value-type="string">
            <text:p text:style-name="P4"><text:span text:style-name="T1">6 in.</text:span></text:p>
          </table:table-cell>
          <table:table-cell table:style-name="Table1.A2" office:value-type="string">
            <text:p text:style-name="P6"><text:span text:style-name="T1">20</text:span></text:p>
          </table:table-cell>
          <table:table-cell table:style-name="Table1.A2" office:value-type="string">
            <text:p text:style-name="P6"><text:span text:style-name="T1">5</text:span></text:p>
          </table:table-cell>
          <table:table-cell table:style-name="Table1.A2" office:value-type="string">
            <text:p text:style-name="P6"><text:span text:style-name="T1">60 hp</text:span></text:p>
          </table:table-cell>
          <table:table-cell table:style-name="Table1.A2" office:value-type="string">
            <text:p text:style-name="P6"><text:span text:style-name="T1">21</text:span></text:p>
          </table:table-cell>
        </table:table-row>
        <table:table-row table:style-name="Table1.2">
          <table:table-cell table:style-name="Table1.A2" office:value-type="string">
            <text:p text:style-name="P24"><text:span text:style-name="T6">Magically treated</text:span><text:span text:style-name="T14">2</text:span></text:p>
          </table:table-cell>
          <table:table-cell table:style-name="Table1.A2" office:value-type="string">
            <text:p text:style-name="P24"><text:span text:style-name="T6">—</text:span></text:p>
          </table:table-cell>
          <table:table-cell table:style-name="Table1.A2" office:value-type="string">
            <text:p text:style-name="P26"><text:span text:style-name="T6">+20</text:span></text:p>
          </table:table-cell>
          <table:table-cell table:style-name="Table1.A2" office:value-type="string">
            <text:p text:style-name="P26"><text:span text:style-name="T6">×2</text:span></text:p>
          </table:table-cell>
          <table:table-cell table:style-name="Table1.A2" office:value-type="string">
            <text:p text:style-name="P26"><text:span text:style-name="T6">×2</text:span><text:span text:style-name="T14">3</text:span></text:p>
          </table:table-cell>
          <table:table-cell table:style-name="Table1.A2" office:value-type="string">
            <text:p text:style-name="P26"><text:span text:style-name="T6">—</text:span></text:p>
          </table:table-cell>
        </table:table-row>
        <table:table-row table:style-name="Table1.1">
          <table:table-cell table:style-name="Table1.A2" table:number-columns-spanned="6" office:value-type="string">
            <text:p text:style-name="P25"><text:span text:style-name="T6">1 Per 10-foot-by-10-foot section.</text:span></text:p>
          </table:table-cell>
          <table:covered-table-cell/>
          <table:covered-table-cell/>
          <table:covered-table-cell/>
          <table:covered-table-cell/>
          <table:covered-table-cell/>
        </table:table-row>
        <text:soft-page-break/>
        <table:table-row table:style-name="Table1.1">
          <table:table-cell table:style-name="Table1.A2" table:number-columns-spanned="6" office:value-type="string">
            <text:p text:style-name="P24"><text:span text:style-name="T6">2 These modifiers can be applied to any of the other wall types.</text:span></text:p>
          </table:table-cell>
          <table:covered-table-cell/>
          <table:covered-table-cell/>
          <table:covered-table-cell/>
          <table:covered-table-cell/>
          <table:covered-table-cell/>
        </table:table-row>
        <table:table-row table:style-name="Table1.1">
          <table:table-cell table:style-name="Table1.A14" table:number-columns-spanned="6" office:value-type="string">
            <text:p text:style-name="P25"><text:span text:style-name="T6">3 Or an additional 50 hit points, whichever is greater.</text:span></text:p>
          </table:table-cell>
          <table:covered-table-cell/>
          <table:covered-table-cell/>
          <table:covered-table-cell/>
          <table:covered-table-cell/>
          <table:covered-table-cell/>
        </table:table-row>
      </table:table>
      <text:p text:style-name="P15"/>
      <text:p text:style-name="P24"><text:span text:style-name="T7">Masonry Walls:</text:span><text:span text:style-name="T6"> The most common kind of dungeon wall, masonry walls are usually at least 1 foot thick. Often these ancient walls sport cracks and crevices, and sometimes dangerous slimes or small monsters live in these areas and wait for prey. Masonry walls stop all but the loudest noises. It takes a DC 20 Climb check to travel along a masonry wall.</text:span></text:p>
      <text:p text:style-name="P24"><text:span text:style-name="T7">Superior Masonry Walls:</text:span><text:span text:style-name="T6"> Sometimes masonry walls are better built (smoother, with tighter-fitting stones and less cracking), and occasionally these superior walls are covered with plaster or stucco. Covered walls often bear paintings, carved reliefs, or other decoration. Superior masonry walls are no more difficult to destroy than regular masonry walls but are more difficult to climb (DC 25).</text:span></text:p>
      <text:p text:style-name="P24"><text:span text:style-name="T7">Hewn Stone Walls:</text:span><text:span text:style-name="T6"> Such walls usually result when a chamber or passage is tunneled out from solid rock. The rough surface of a hewn wall frequently provides minuscule ledges where fungus grows and fissures where vermin, bats, and subterranean snakes live. When such a wall has an “other side” (it separates two chambers in the dungeon), the wall is usually at least 3 feet thick; anything thinner risks collapsing from the weight of all the stone overhead. It takes a DC 25 Climb check to climb a hewn stone wall.</text:span></text:p>
      <text:p text:style-name="P24"><text:span text:style-name="T7">Unworked Stone Walls:</text:span><text:span text:style-name="T6"> These surfaces are uneven and rarely flat. They are smooth to the touch but filled with tiny holes, hidden alcoves, and ledges at various heights. They’re also usually wet or at least damp, since it’s water that most frequently creates natural caves. When such a wall has an “other side,” the wall is usually at least 5 feet thick. It takes a DC 15 Climb check to move along an unworked stone wall. </text:span></text:p>
      <text:p text:style-name="P19"/>
      <text:p text:style-name="P24"><text:span text:style-name="T5">SPECIAL WALLS</text:span></text:p>
      <text:p text:style-name="P24"><text:span text:style-name="T7">Reinforced Walls:</text:span><text:span text:style-name="T8"> </text:span><text:span text:style-name="T6">These are masonry walls with iron bars on one or both sides of the wall, or placed within the wall to strengthen it. The hardness of a reinforced wall remains the same, but its hit points are doubled and the Strength check DC to break through it is increased by 10.</text:span></text:p>
      <text:p text:style-name="P24"><text:span text:style-name="T7">Iron Walls: </text:span><text:span text:style-name="T6">These walls are placed within dungeons around important places such as vaults. </text:span></text:p>
      <text:p text:style-name="P24"><text:span text:style-name="T7">Paper Walls:</text:span><text:span text:style-name="T8"> </text:span><text:span text:style-name="T6">Paper walls are the opposite of iron walls, placed as screens to block line of sight but nothing more.</text:span></text:p>
      <text:p text:style-name="P24"><text:span text:style-name="T7">Wooden Walls:</text:span><text:span text:style-name="T8"> </text:span><text:span text:style-name="T6">Wooden walls often exist as recent additions to older dungeons, used to create animal pens, storage bins, or just to make a number of smaller rooms out of a larger one.</text:span></text:p>
      <text:p text:style-name="P24"><text:span text:style-name="T7">Magically Treated Walls:</text:span><text:span text:style-name="T8"> </text:span><text:span text:style-name="T6">These walls are stronger than average, with a greater hardness, more hit points, and a higher break DC. Magic can usually double the hardness and hit points and can add up to 20 to the break DC. A magically treated wall also gains a saving throw against spells that could affect it, with the save bonus equaling 2 + one-half the caster level of the magic reinforcing the wall. Creating a magic wall requires the Craft Wondrous Item feat and the expenditure of 1,500 gp for each 10 foot-by-10-foot wall section.</text:span></text:p>
      <text:p text:style-name="P24"><text:span text:style-name="T7">Walls with Arrow Slits: </text:span><text:span text:style-name="T6">Walls with arrow slits can be made of any durable material but are most commonly masonry, hewn stone, or wood. Such a wall allows defenders to fire arrows or crossbow bolts at intruders from behind the safety of the wall. Archers behind arrow slits have improved cover that gives them a +8 bonus to Armor Class, a +4 bonus on Reflex saves, and the benefits of the improved evasion class feature.</text:span></text:p>
      <text:p text:style-name="P19"/>
      <text:p text:style-name="P24"><text:span text:style-name="T5">FLOORS</text:span></text:p>
      <text:p text:style-name="P24"><text:span text:style-name="T6">As with walls, dungeon floors come in many types.</text:span></text:p>
      <text:p text:style-name="P24"><text:span text:style-name="T7">Flagstone: </text:span><text:span text:style-name="T6">Like masonry walls, flagstone floors are made of fitted stones. They are usually cracked and only somewhat level. Slime and mold grows in these cracks. Sometimes water runs in rivulets between the stones or sits in stagnant puddles. Flagstone is the most common dungeon floor.</text:span></text:p>
      <text:p text:style-name="P24"><text:span text:style-name="T7">Uneven Flagstone:</text:span><text:span text:style-name="T6"> Over time, some floors can become so uneven that a DC 10 Balance check is required to run or charge across the surface. Failure means the character can’t move in this round. Floors as treacherous as this should be the exception, not the rule.</text:span></text:p>
      <text:p text:style-name="P24"><text:span text:style-name="T7">Hewn Stone Floors:</text:span><text:span text:style-name="T6"> Rough and uneven, hewn floors are usually covered with loose stones, gravel, dirt, or other debris. A DC 10 Balance check is required to run or charge across such a floor. Failure means the character can still act, but can’t run or charge in this round.</text:span></text:p>
      <text:p text:style-name="P24"><text:span text:style-name="T7">Light Rubble: </text:span><text:span text:style-name="T6">Small chunks of debris litter the ground. Light rubble adds 2 to the DC of Balance and Tumble checks.</text:span></text:p>
      <text:p text:style-name="P24"><text:span text:style-name="T7">Dense Rubble:</text:span><text:span text:style-name="T6"> The ground is covered with debris of all sizes. It costs 2 squares of movement to enter a square with dense rubble. Dense rubble adds 5 to the DC of Balance and Tumble checks, and it adds 2 to the DC of Move Silently checks.</text:span></text:p>
      <text:p text:style-name="P24"><text:span text:style-name="T7">Smooth Stone Floors:</text:span><text:span text:style-name="T6"> Finished and sometimes even polished, smooth floors are found only in dungeons with capable and careful builders. </text:span></text:p>
      <text:p text:style-name="P24"><text:span text:style-name="T7">Natural Stone Floors:</text:span><text:span text:style-name="T6"> The floor of a natural cave is as uneven as the walls. Caves rarely have flat surfaces of any great size. Rather, their floors have many levels. Some adjacent floor surfaces might vary in elevation by only a foot, so that moving from one to the other is no more difficult than negotiating a stair step, but in other places the floor might suddenly drop off or rise up several feet or more, requiring Climb checks to get from one surface to the other. Unless a path has been worn and well marked in the floor of a natural cave, it takes 2 squares of movement to enter a square with a natural stone floor, and the DC of Balance and Tumble checks increases by 5. Running and charging are impossible, except along paths.</text:span></text:p>
      <text:p text:style-name="P19"><text:soft-page-break/></text:p>
      <text:p text:style-name="P24"><text:span text:style-name="T5">SPECIAL FLOORS</text:span></text:p>
      <text:p text:style-name="P24"><text:span text:style-name="T7">Slippery: </text:span><text:span text:style-name="T6">Water, ice, slime, or blood can make any of the dungeon floors described in this section more treacherous. Slippery floors increase the DC of Balance and Tumble checks by 5. </text:span></text:p>
      <text:p text:style-name="P24"><text:span text:style-name="T7">Grate: </text:span><text:span text:style-name="T6">A grate often covers a pit or an area lower than the main floor. Grates are usually made from iron, but large ones can also be made from iron-bound timbers. Many grates have hinges to allow access to what lies below (such grates can be locked like any door), while others are permanent and designed not to move. A typical 1-inch-thick iron grate has 25 hit points, hardness 10, and a DC of 27 for Strength checks to break through it or tear it loose.</text:span></text:p>
      <text:p text:style-name="P24"><text:span text:style-name="T7">Ledge: </text:span><text:span text:style-name="T6">Ledges allow creatures to walk above some lower area. They often circle around pits, run along underground streams, form balconies around large rooms, or provide a place for archers to stand while firing upon enemies below. Narrow ledges (12 inches wide or less) require those moving along them to make Balance checks. Failure results in the moving character</text:span></text:p>
      <text:p text:style-name="P24"><text:span text:style-name="T6">falling off the ledge. Ledges sometimes have railings. In such a case, characters gain a +5 circumstance bonus on Balance checks to move along the ledge. A character who is next to a railing gains a +2 circumstance bonus on his or her opposed Strength check to avoid being bull rushed off the edge.</text:span></text:p>
      <text:p text:style-name="P24"><text:span text:style-name="T6">Ledges can also have low walls 2 to 3 feet high along their edges. Such walls provide cover against attackers within 30 feet on the other side of the wall, as long as the target is closer to the low wall than the attacker is.</text:span></text:p>
      <text:p text:style-name="P24"><text:span text:style-name="T7">Transparent Floor:</text:span><text:span text:style-name="T8"> </text:span><text:span text:style-name="T6">Transparent floors, made of reinforced glass or magic materials (even a </text:span><text:span text:style-name="T8">wall of force</text:span><text:span text:style-name="T6">), allow a dangerous setting to be viewed safely from above. Transparent floors are sometimes placed over lava pools, arenas, monster dens, and torture chambers. They can be used by defenders to watch key areas for intruders.</text:span></text:p>
      <text:p text:style-name="P24"><text:span text:style-name="T7">Sliding Floors:</text:span><text:span text:style-name="T6"> A sliding floor is a type of trapdoor, designed to be moved and thus reveal something that lies beneath it. A typical sliding floor moves so slowly that anyone standing on one can avoid falling into the gap it creates, assuming there’s somewhere else to go. If such a floor slides quickly enough that there’s a chance of a character falling into whatever lies beneath—a spiked pit, a vat of burning oil, or a pool filled with sharks—then it’s a trap.</text:span></text:p>
      <text:p text:style-name="P24"><text:span text:style-name="T7">Trap Floors:</text:span><text:span text:style-name="T6"> Some floors are designed to become suddenly dangerous. With the application of just the right amount of weight, or the pull of a lever somewhere nearby, spikes protrude from the floor, gouts of steam or flame shoot up from hidden holes, or the entire floor tilts. These strange floors are sometimes found in an arena, designed to make combats more exciting and deadly. Construct these floors as you would any other trap. </text:span></text:p>
      <text:p text:style-name="P19"/>
      <text:p text:style-name="P24"><text:span text:style-name="T5">DOORS</text:span></text:p>
      <text:p text:style-name="P24"><text:span text:style-name="T6">Doors in dungeons are much more than mere entrances and exits. Often they can be encounters all by themselves. </text:span></text:p>
      <text:p text:style-name="P4"><text:span text:style-name="T1">Dungeon doors come in three basic types: wooden, stone, and iron.</text:span></text:p>
      <text:p text:style-name="P1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style-name="Table2.1">
          <table:table-cell table:style-name="Table2.A1" table:number-columns-spanned="6" office:value-type="string">
            <text:p text:style-name="P25"><text:span text:style-name="T7">Table: Doors</text:span></text:p>
          </table:table-cell>
          <table:covered-table-cell/>
          <table:covered-table-cell/>
          <table:covered-table-cell/>
          <table:covered-table-cell/>
          <table:covered-table-cell/>
        </table:table-row>
        <table:table-row table:style-name="Table2.1">
          <table:table-cell table:style-name="Table2.A2" office:value-type="string">
            <text:h text:style-name="P1" text:outline-level="6"><text:span text:style-name="T1"><text:s/></text:span></text:h>
          </table:table-cell>
          <table:table-cell table:style-name="Table2.A2" office:value-type="string">
            <text:h text:style-name="P1" text:outline-level="6"><text:span text:style-name="T1"><text:s/></text:span></text:h>
          </table:table-cell>
          <table:table-cell table:style-name="Table2.A2" office:value-type="string">
            <text:h text:style-name="P1" text:outline-level="6"><text:span text:style-name="T1"><text:s/></text:span></text:h>
          </table:table-cell>
          <table:table-cell table:style-name="Table2.A2" office:value-type="string">
            <text:h text:style-name="P1" text:outline-level="6"><text:span text:style-name="T1"><text:s/></text:span></text:h>
          </table:table-cell>
          <table:table-cell table:style-name="Table2.A2" table:number-columns-spanned="2" office:value-type="string">
            <text:h text:style-name="P2" text:outline-level="6"><text:span text:style-name="T1">Break DC</text:span></text:h>
          </table:table-cell>
          <table:covered-table-cell/>
        </table:table-row>
        <table:table-row table:style-name="Table2.3">
          <table:table-cell table:style-name="Table2.A2" office:value-type="string">
            <text:p text:style-name="P25"><text:span text:style-name="T7">Door Type</text:span></text:p>
          </table:table-cell>
          <table:table-cell table:style-name="Table2.A2" office:value-type="string">
            <text:p text:style-name="P27"><text:span text:style-name="T7">Typical Thickness</text:span></text:p>
          </table:table-cell>
          <table:table-cell table:style-name="Table2.A2" office:value-type="string">
            <text:p text:style-name="P27"><text:span text:style-name="T7">Hardness</text:span></text:p>
          </table:table-cell>
          <table:table-cell table:style-name="Table2.A2" office:value-type="string">
            <text:p text:style-name="P27"><text:span text:style-name="T7">Hit Points</text:span></text:p>
          </table:table-cell>
          <table:table-cell table:style-name="Table2.A2" office:value-type="string">
            <text:p text:style-name="P27"><text:span text:style-name="T7">Stuck</text:span></text:p>
          </table:table-cell>
          <table:table-cell table:style-name="Table2.A2" office:value-type="string">
            <text:p text:style-name="P27"><text:span text:style-name="T7">Locked</text:span></text:p>
          </table:table-cell>
        </table:table-row>
        <table:table-row table:style-name="Table2.3">
          <table:table-cell table:style-name="Table2.A2" office:value-type="string">
            <text:p text:style-name="P24"><text:span text:style-name="T6">Simple wooden</text:span></text:p>
          </table:table-cell>
          <table:table-cell table:style-name="Table2.A2" office:value-type="string">
            <text:p text:style-name="P26"><text:span text:style-name="T6">1 in.</text:span></text:p>
          </table:table-cell>
          <table:table-cell table:style-name="Table2.A2" office:value-type="string">
            <text:p text:style-name="P26"><text:span text:style-name="T6">5</text:span></text:p>
          </table:table-cell>
          <table:table-cell table:style-name="Table2.A2" office:value-type="string">
            <text:p text:style-name="P26"><text:span text:style-name="T6">10 hp</text:span></text:p>
          </table:table-cell>
          <table:table-cell table:style-name="Table2.A2" office:value-type="string">
            <text:p text:style-name="P26"><text:span text:style-name="T6">13</text:span></text:p>
          </table:table-cell>
          <table:table-cell table:style-name="Table2.A2" office:value-type="string">
            <text:p text:style-name="P26"><text:span text:style-name="T6">15</text:span></text:p>
          </table:table-cell>
        </table:table-row>
        <table:table-row table:style-name="Table2.3">
          <table:table-cell table:style-name="Table2.A2" office:value-type="string">
            <text:p text:style-name="P24"><text:span text:style-name="T6">Good wooden</text:span></text:p>
          </table:table-cell>
          <table:table-cell table:style-name="Table2.A2" office:value-type="string">
            <text:p text:style-name="P26"><text:span text:style-name="T6">1-1/2 in.</text:span></text:p>
          </table:table-cell>
          <table:table-cell table:style-name="Table2.A2" office:value-type="string">
            <text:p text:style-name="P26"><text:span text:style-name="T6">5</text:span></text:p>
          </table:table-cell>
          <table:table-cell table:style-name="Table2.A2" office:value-type="string">
            <text:p text:style-name="P26"><text:span text:style-name="T6">15 hp</text:span></text:p>
          </table:table-cell>
          <table:table-cell table:style-name="Table2.A2" office:value-type="string">
            <text:p text:style-name="P26"><text:span text:style-name="T6">16</text:span></text:p>
          </table:table-cell>
          <table:table-cell table:style-name="Table2.A2" office:value-type="string">
            <text:p text:style-name="P26"><text:span text:style-name="T6">18</text:span></text:p>
          </table:table-cell>
        </table:table-row>
        <table:table-row table:style-name="Table2.3">
          <table:table-cell table:style-name="Table2.A2" office:value-type="string">
            <text:p text:style-name="P24"><text:span text:style-name="T6">Strong wooden</text:span></text:p>
          </table:table-cell>
          <table:table-cell table:style-name="Table2.A2" office:value-type="string">
            <text:p text:style-name="P26"><text:span text:style-name="T6">2 in.</text:span></text:p>
          </table:table-cell>
          <table:table-cell table:style-name="Table2.A2" office:value-type="string">
            <text:p text:style-name="P26"><text:span text:style-name="T6">5</text:span></text:p>
          </table:table-cell>
          <table:table-cell table:style-name="Table2.A2" office:value-type="string">
            <text:p text:style-name="P26"><text:span text:style-name="T6">20 hp</text:span></text:p>
          </table:table-cell>
          <table:table-cell table:style-name="Table2.A2" office:value-type="string">
            <text:p text:style-name="P26"><text:span text:style-name="T6">23</text:span></text:p>
          </table:table-cell>
          <table:table-cell table:style-name="Table2.A2" office:value-type="string">
            <text:p text:style-name="P26"><text:span text:style-name="T6">25</text:span></text:p>
          </table:table-cell>
        </table:table-row>
        <table:table-row table:style-name="Table2.3">
          <table:table-cell table:style-name="Table2.A2" office:value-type="string">
            <text:p text:style-name="P24"><text:span text:style-name="T6">Stone</text:span></text:p>
          </table:table-cell>
          <table:table-cell table:style-name="Table2.A2" office:value-type="string">
            <text:p text:style-name="P26"><text:span text:style-name="T6">4 in.</text:span></text:p>
          </table:table-cell>
          <table:table-cell table:style-name="Table2.A2" office:value-type="string">
            <text:p text:style-name="P26"><text:span text:style-name="T6">8</text:span></text:p>
          </table:table-cell>
          <table:table-cell table:style-name="Table2.A2" office:value-type="string">
            <text:p text:style-name="P26"><text:span text:style-name="T6">60 hp</text:span></text:p>
          </table:table-cell>
          <table:table-cell table:style-name="Table2.A2" office:value-type="string">
            <text:p text:style-name="P26"><text:span text:style-name="T6">28</text:span></text:p>
          </table:table-cell>
          <table:table-cell table:style-name="Table2.A2" office:value-type="string">
            <text:p text:style-name="P26"><text:span text:style-name="T6">28</text:span></text:p>
          </table:table-cell>
        </table:table-row>
        <table:table-row table:style-name="Table2.3">
          <table:table-cell table:style-name="Table2.A2" office:value-type="string">
            <text:p text:style-name="P24"><text:span text:style-name="T6">Iron</text:span></text:p>
          </table:table-cell>
          <table:table-cell table:style-name="Table2.A2" office:value-type="string">
            <text:p text:style-name="P26"><text:span text:style-name="T6">2 in.</text:span></text:p>
          </table:table-cell>
          <table:table-cell table:style-name="Table2.A2" office:value-type="string">
            <text:p text:style-name="P26"><text:span text:style-name="T6">10</text:span></text:p>
          </table:table-cell>
          <table:table-cell table:style-name="Table2.A2" office:value-type="string">
            <text:p text:style-name="P26"><text:span text:style-name="T6">60 hp</text:span></text:p>
          </table:table-cell>
          <table:table-cell table:style-name="Table2.A2" office:value-type="string">
            <text:p text:style-name="P26"><text:span text:style-name="T6">28</text:span></text:p>
          </table:table-cell>
          <table:table-cell table:style-name="Table2.A2" office:value-type="string">
            <text:p text:style-name="P26"><text:span text:style-name="T6">28</text:span></text:p>
          </table:table-cell>
        </table:table-row>
        <table:table-row table:style-name="Table2.3">
          <table:table-cell table:style-name="Table2.A2" office:value-type="string">
            <text:p text:style-name="P24"><text:span text:style-name="T6">Portcullis, wooden</text:span></text:p>
          </table:table-cell>
          <table:table-cell table:style-name="Table2.A2" office:value-type="string">
            <text:p text:style-name="P26"><text:span text:style-name="T6">3 in</text:span></text:p>
          </table:table-cell>
          <table:table-cell table:style-name="Table2.A2" office:value-type="string">
            <text:p text:style-name="P26"><text:span text:style-name="T6">5</text:span></text:p>
          </table:table-cell>
          <table:table-cell table:style-name="Table2.A2" office:value-type="string">
            <text:p text:style-name="P26"><text:span text:style-name="T6">30 hp</text:span></text:p>
          </table:table-cell>
          <table:table-cell table:style-name="Table2.A2" office:value-type="string">
            <text:p text:style-name="P26"><text:span text:style-name="T6">25</text:span><text:span text:style-name="T14">1</text:span></text:p>
          </table:table-cell>
          <table:table-cell table:style-name="Table2.A2" office:value-type="string">
            <text:p text:style-name="P26"><text:span text:style-name="T6">25</text:span><text:span text:style-name="T14">1</text:span></text:p>
          </table:table-cell>
        </table:table-row>
        <table:table-row table:style-name="Table2.3">
          <table:table-cell table:style-name="Table2.A2" office:value-type="string">
            <text:p text:style-name="P24"><text:span text:style-name="T6">Portcullis, iron</text:span></text:p>
          </table:table-cell>
          <table:table-cell table:style-name="Table2.A2" office:value-type="string">
            <text:p text:style-name="P26"><text:span text:style-name="T6">2 in.</text:span></text:p>
          </table:table-cell>
          <table:table-cell table:style-name="Table2.A2" office:value-type="string">
            <text:p text:style-name="P26"><text:span text:style-name="T6">10</text:span></text:p>
          </table:table-cell>
          <table:table-cell table:style-name="Table2.A2" office:value-type="string">
            <text:p text:style-name="P26"><text:span text:style-name="T6">60 hp</text:span></text:p>
          </table:table-cell>
          <table:table-cell table:style-name="Table2.A2" office:value-type="string">
            <text:p text:style-name="P26"><text:span text:style-name="T6">25</text:span><text:span text:style-name="T14">1</text:span></text:p>
          </table:table-cell>
          <table:table-cell table:style-name="Table2.A2" office:value-type="string">
            <text:p text:style-name="P26"><text:span text:style-name="T6">25</text:span><text:span text:style-name="T14">1</text:span></text:p>
          </table:table-cell>
        </table:table-row>
        <table:table-row table:style-name="Table2.3">
          <table:table-cell table:style-name="Table2.A2" office:value-type="string">
            <text:p text:style-name="P24"><text:span text:style-name="T6">Lock</text:span></text:p>
          </table:table-cell>
          <table:table-cell table:style-name="Table2.A2" office:value-type="string">
            <text:p text:style-name="P26"><text:span text:style-name="T6">—</text:span></text:p>
          </table:table-cell>
          <table:table-cell table:style-name="Table2.A2" office:value-type="string">
            <text:p text:style-name="P26"><text:span text:style-name="T6">15</text:span></text:p>
          </table:table-cell>
          <table:table-cell table:style-name="Table2.A2" office:value-type="string">
            <text:p text:style-name="P26"><text:span text:style-name="T6">30 hp</text:span></text:p>
          </table:table-cell>
          <table:table-cell table:style-name="Table2.A2" office:value-type="string">
            <text:p text:style-name="P16"/>
          </table:table-cell>
          <table:table-cell table:style-name="Table2.A2" office:value-type="string">
            <text:p text:style-name="P16"/>
          </table:table-cell>
        </table:table-row>
        <table:table-row table:style-name="Table2.3">
          <table:table-cell table:style-name="Table2.A2" office:value-type="string">
            <text:p text:style-name="P24"><text:span text:style-name="T6">Hinge</text:span></text:p>
          </table:table-cell>
          <table:table-cell table:style-name="Table2.A2" office:value-type="string">
            <text:p text:style-name="P26"><text:span text:style-name="T6">—</text:span></text:p>
          </table:table-cell>
          <table:table-cell table:style-name="Table2.A2" office:value-type="string">
            <text:p text:style-name="P26"><text:span text:style-name="T6">10</text:span></text:p>
          </table:table-cell>
          <table:table-cell table:style-name="Table2.A2" office:value-type="string">
            <text:p text:style-name="P26"><text:span text:style-name="T6">30 hp</text:span></text:p>
          </table:table-cell>
          <table:table-cell table:style-name="Table2.A2" office:value-type="string">
            <text:p text:style-name="P16"/>
          </table:table-cell>
          <table:table-cell table:style-name="Table2.A2" office:value-type="string">
            <text:p text:style-name="P16"/>
          </table:table-cell>
        </table:table-row>
        <table:table-row table:style-name="Table2.1">
          <table:table-cell table:style-name="Table2.A13" table:number-columns-spanned="6" office:value-type="string">
            <text:p text:style-name="P25"><text:span text:style-name="T6">1 DC to lift. Use appropriate door figure for breaking.</text:span></text:p>
          </table:table-cell>
          <table:covered-table-cell/>
          <table:covered-table-cell/>
          <table:covered-table-cell/>
          <table:covered-table-cell/>
          <table:covered-table-cell/>
        </table:table-row>
      </table:table>
      <text:p text:style-name="P15"/>
      <text:p text:style-name="P24"><text:span text:style-name="T7">Wooden Doors: </text:span><text:span text:style-name="T6">Constructed of thick planks nailed together, sometimes bound with iron for strength (and to reduce swelling from dungeon dampness), wooden doors are the most common type. Wooden doors come in varying strengths: simple, good, and strong doors. Simple doors (break DC 13) are not meant to keep out motivated attackers. Good doors (break DC 16), while sturdy and long-lasting, are still not meant to take much punishment. Strong doors (break DC 23) are bound in iron and are a sturdy barrier to those attempting to get past them. Iron hinges fasten the door to its frame, and typically a circular pull-ring in the center is there to help open it. Sometimes, instead of a pull-ring, a door has an iron pull-bar on one or both sides of the door to serve as a handle. In inhabited dungeons, these doors are usually well maintained (not stuck) and unlocked, although important areas are locked up if possible.</text:span></text:p>
      <text:p text:style-name="P24"><text:span text:style-name="T7">Stone:</text:span><text:span text:style-name="T6"> Carved from solid blocks of stone, these heavy, unwieldy doors are often built so that they pivot when opened, although dwarves and other skilled craftsfolk are able to fashion hinges strong enough to hold up a stone door. Secret doors concealed within a stone wall are usually stone doors. Otherwise, such doors stand as tough barriers protecting something important beyond. Thus, they are often locked or barred.</text:span></text:p>
      <text:p text:style-name="P24"><text:span text:style-name="T7">Iron: </text:span><text:span text:style-name="T6">Rusted but sturdy, iron doors in a dungeon are hinged like wooden doors. These doors are the toughest form of nonmagical door. They are usually locked or barred.</text:span></text:p>
      <text:p text:style-name="P24"><text:span text:style-name="T7">Locks, Bars, and Seals:</text:span><text:span text:style-name="T6"> Dungeon doors may be locked, trapped, reinforced, barred, magically sealed, or sometimes just stuck. All but the weakest characters can eventually knock down a door with a heavy tool such as a sledgehammer, and a number of spells and magic items give characters an easy way around a locked door.</text:span></text:p>
      <text:p text:style-name="P24"><text:span text:style-name="T6">Attempts to literally chop a door down with a slashing or bludgeoning weapon use the hardness and hit points given in Table: Doors. Often the easiest way to overcome a recalcitrant door is not by demolishing it but by breaking its lock, bar, or hinges. When assigning a DC to an attempt to knock a door down, use the following as guidelines:</text:span></text:p>
      <text:p text:style-name="P24"><text:span text:style-name="T8">DC 10 or Lower: </text:span><text:span text:style-name="T6">a door just about anyone can break open.</text:span></text:p>
      <text:p text:style-name="P24"><text:span text:style-name="T8">DC 11–15: </text:span><text:span text:style-name="T6">a door that a strong person could break with one try and an average person might be able to</text:span></text:p>
      <text:p text:style-name="P24"><text:span text:style-name="T6">break with one try. </text:span></text:p>
      <text:p text:style-name="P24"><text:span text:style-name="T8">DC 16–20: </text:span><text:span text:style-name="T6">a door that almost anyone could break, given time.</text:span></text:p>
      <text:p text:style-name="P24"><text:span text:style-name="T8">DC 21–25: </text:span><text:span text:style-name="T6">a door that only a strong or very strong person has a hope of breaking, probably not on the first try.</text:span></text:p>
      <text:p text:style-name="P24"><text:span text:style-name="T8">DC 26 or Higher: </text:span><text:span text:style-name="T6">a door that only an exceptionally strong person has a hope of breaking.</text:span></text:p>
      <text:p text:style-name="P24"><text:span text:style-name="T6">For specific examples in applying these guidelines, see Table: Random Door Types. </text:span></text:p>
      <text:p text:style-name="P24"><text:span text:style-name="T7">Locks:</text:span><text:span text:style-name="T6"> Dungeon doors are often locked, and thus the Open Lock skill comes in very handy. Locks are usually built into the door, either on the edge opposite the hinges or right in the middle of the door. Builtin locks either control an iron bar that juts out of the door and into the wall of its frame, or else a sliding iron bar or heavy wooden bar that rests behind the entire door. By contrast, padlocks are not built-in but usually run through two rings, one on the door and the other on the wall. More complex locks, such as combination locks and puzzle locks, are usually built into the door itself. Because such keyless locks are larger and more complex, they are typically only found in sturdy doors (strong wooden, stone, or iron doors).</text:span></text:p>
      <text:p text:style-name="P24"><text:span text:style-name="T6">The Open Lock DC to pick a lock often falls into the range of 20 to 30, although locks with lower or higher DCs can exist. A door can have more than one lock, each of which must be unlocked separately. Locks are often trapped, usually with poison needles that extend out to prick a rogue’s finger.</text:span></text:p>
      <text:p text:style-name="P24"><text:span text:style-name="T6">Breaking a lock is sometimes quicker than breaking the whole door. If a PC wants to whack at a lock with a weapon, treat the typical lock as having hardness 15 and 30 hit points. A lock can only be broken if it can be attacked separately from the door, which means that a built-in lock is immune to this sort of treatment. In an occupied dungeon, every locked door should have a key somewhere. </text:span></text:p>
      <text:p text:style-name="P24"><text:span text:style-name="T6">A special door (see below for examples) might have a lock with no key, instead requiring that the right combination of nearby levers must be manipulated or the right symbols must be pressed on a keypad in the correct sequence to open the door.</text:span></text:p>
      <text:p text:style-name="P24"><text:span text:style-name="T7">Stuck Doors: </text:span><text:span text:style-name="T6">Dungeons are often damp, and sometimes doors get stuck, particularly wooden doors. Assume that about 10% of wooden doors and 5% of nonwooden doors are stuck. These numbers can be doubled (to 20% and 10%, respectively) for long-abandoned or neglected dungeons.</text:span></text:p>
      <text:p text:style-name="P24"><text:span text:style-name="T7">Barred Doors: </text:span><text:span text:style-name="T6">When characters try to bash down a barred door, it’s the quality of the bar that matters, not the material the door is made of. It takes a DC 25 Strength check to break through a door with a wooden bar, and a DC 30 Strength check if the bar is made of iron. Characters can attack the door and destroy it instead, leaving the bar hanging in the now-open doorway.</text:span></text:p>
      <text:p text:style-name="P24"><text:span text:style-name="T7">Magic Seals:</text:span><text:span text:style-name="T6"> In addition to magic traps spells such as </text:span><text:span text:style-name="T8">arcane lock </text:span><text:span text:style-name="T6">can discourage passage through a door. A door with an </text:span><text:span text:style-name="T8">arcane lock </text:span><text:span text:style-name="T6">spell on it is considered locked even if it doesn’t have a physical lock. It takes a </text:span><text:span text:style-name="T8">knock </text:span><text:span text:style-name="T6">spell, a </text:span><text:span text:style-name="T8">dispel magic </text:span><text:span text:style-name="T6">spell, or a successful Strength check <text:s/>to get through such a door.</text:span></text:p>
      <text:p text:style-name="P24"><text:span text:style-name="T7">Hinges:</text:span><text:span text:style-name="T6"> Most doors have hinges. Obviously, sliding doors do not. (They usually have tracks or grooves instead, allowing them to slide easily to one side.)</text:span></text:p>
      <text:p text:style-name="P24"><text:span text:style-name="T8">Standard Hinges: </text:span><text:span text:style-name="T6">These hinges are metal, joining one edge of the door to the doorframe or wall. Remember that the door swings open toward the side with the hinges. (So, if the hinges are on the PCs’ side, the door opens toward them; otherwise it opens away from them.) Adventurers can take the hinges apart one at a time with successful Disable Device checks (assuming the hinges are on their side of the door, of course). Such a task has a DC of 20 because most hinges are rusted or stuck. Breaking a hinge is difficult. Most have hardness 10 and 30 hit points. The break DC for a hinge is the same as for breaking down the door.</text:span></text:p>
      <text:p text:style-name="P24"><text:span text:style-name="T8">Nested Hinges: </text:span><text:span text:style-name="T6">These hinges are much more complex than ordinary hinges, and are found only in areas of excellent construction. These hinges are built into the wall and allow the door to swing open in either direction. PCs can’t get at the hinges to fool with them unless they break through the doorframe or wall. Nested hinges are typically found on stone doors but sometimes on wooden or iron doors as well. </text:span></text:p>
      <text:p text:style-name="P24"><text:soft-page-break/><text:span text:style-name="T8">Pivots: </text:span><text:span text:style-name="T6">Pivots aren’t really hinges at all, but simple knobs jutting from the top and bottom of the door that fit into holes in the doorframe, allowing the door to spin. The advantages of pivots is that they can’t be dismantled like hinges and they’re simple to make. The disadvantage is that since the door pivots on its center of gravity (typically in the middle), nothing larger than half the door’s width can fit through. Doors with pivots are usually stone and are often quite wide to overcome this disadvantage. Another solution is to place the pivot toward one side and have the door be thicker at that end and thinner toward the other end so that it opens more like a normal door. Secret doors in walls often turn on pivots, since the lack of hinges makes it easier to hide the door’s presence. Pivots also allow objects such as bookcases to be used as secret doors.</text:span></text:p>
      <text:p text:style-name="P24"><text:span text:style-name="T7">Secret Doors:</text:span><text:span text:style-name="T6"> Disguised as a bare patch of wall (or floor, or ceiling), a bookcase, a fireplace, or a fountain, a secret door leads to a secret passage or room. Someone examining the area finds a secret door, if one exists, on a successful Search check (DC 20 for a typical secret door to DC 30 for a well-hidden secret door). Elves have a chance to detect a secret door just by casually looking at an area.</text:span></text:p>
      <text:p text:style-name="P24"><text:span text:style-name="T6">Many secret doors require a special method of opening, such as a hidden button or pressure plate. Secret doors can open like normal doors, or they may pivot, slide, sink, rise, or even lower like a drawbridge to permit access. Builders might put a secret door down low near the floor or high up in a wall, making it difficult to find or reach. Wizards and sorcerers have a spell, </text:span><text:span text:style-name="T8">phase door</text:span><text:span text:style-name="T6">, that allows them to create a magic secret door that only they can use.</text:span></text:p>
      <text:p text:style-name="P24"><text:span text:style-name="T7">Magic Doors:</text:span><text:span text:style-name="T6"> Enchanted by the original builders, a door might speak to explorers, warning them away. It might be protected from harm, increasing its hardness or giving it more hit points as well as an improved saving throw bonus against </text:span><text:span text:style-name="T8">disintegrate </text:span><text:span text:style-name="T6">and other similar spells. A magic door might not lead into the space revealed beyond, but instead it might be a portal to a faraway place or even another plane of existence. Other magic doors might require passwords or special keys to open them. </text:span></text:p>
      <text:p text:style-name="P24"><text:span text:style-name="T7">Portcullises: </text:span><text:span text:style-name="T6">These special doors consist of iron or thick, ironbound, wooden shafts that descend from a recess in the ceiling above an archway. Sometimes a portcullis has crossbars that create a grid, sometimes not. Typically raised by means of a winch or a capstan, a portcullis can be dropped quickly, and the shafts end in spikes to discourage anyone from standing underneath (or from attempting to dive under it as it drops). Once it is dropped, a portcullis locks, unless it is so large that no normal person could lift it anyway. In any event, lifting a typical portcullis requires a DC 25 Strength check.</text:span></text:p>
      <text:p text:style-name="P15"/>
      <text:p text:style-name="P24"><text:span text:style-name="T5">WALLS, DOORS, AND DETECT SPELLS</text:span></text:p>
      <text:p text:style-name="P24"><text:span text:style-name="T6">Stone walls, iron walls, and iron doors are usually thick enough to block most </text:span><text:span text:style-name="T8">detect </text:span><text:span text:style-name="T6">spells, such as </text:span><text:span text:style-name="T8">detect thoughts. </text:span><text:span text:style-name="T6">Wooden walls, wooden doors, and stone doors are usually not thick enough to do so. However, a secret stone door built into a wall and as thick as the wall itself (at least 1 foot) does block most </text:span><text:span text:style-name="T8">detect </text:span><text:span text:style-name="T6">spells.</text:span></text:p>
      <text:p text:style-name="P15"/>
      <text:p text:style-name="P24"><text:span text:style-name="T10">ROOMS</text:span></text:p>
      <text:p text:style-name="P24"><text:span text:style-name="T6">Rooms in dungeons vary in shape and size. Although many are simple in construction and appearance, particularly interesting rooms have multiple levels joined by stairs, ramps, or ladders, as well as statuary, altars, pits, chasms, bridges, and more.</text:span></text:p>
      <text:p text:style-name="P24"><text:span text:style-name="T6">Underground chambers are prone to collapse, so many rooms— particularly large ones—have arched ceilings or pillars to support the weight of the rock overhead.</text:span></text:p>
      <text:p text:style-name="P24"><text:span text:style-name="T6">Common dungeon rooms fall into the following broad categories. </text:span></text:p>
      <text:p text:style-name="P24"><text:span text:style-name="T7">Guard Post:</text:span><text:span text:style-name="T6"> Intelligent, social denizens of the dungeon will generally have a series of adjacent rooms they consider “theirs,” and they’ll guard the entrances to that common area. </text:span></text:p>
      <text:p text:style-name="P24"><text:span text:style-name="T7">Living Quarters: </text:span><text:span text:style-name="T6">All but the most nomadic creatures have a lair where they can rest, eat, and store their treasure. Living quarters commonly include beds (if the creature sleeps), possessions (both valuable and mundane), and some sort of food preparation area. Noncombatant creatures such as juveniles and the elderly are often found here.</text:span></text:p>
      <text:p text:style-name="P24"><text:span text:style-name="T7">Work Area: </text:span><text:span text:style-name="T6">Most intelligent creatures do more than just guard, eat, and sleep, and many devote rooms to magic laboratories, workshops for weapons and armor, or studios for more esoteric tasks.</text:span></text:p>
      <text:p text:style-name="P24"><text:span text:style-name="T7">Shrine:</text:span><text:span text:style-name="T6"> Any creature that is particularly religious may have some place dedicated to worship, and others may venerate something of great historical or personal value. Depending on the creature’s resources and piety, a shrine can be humble or extensive. A shrine is where PCs will likely encounter NPC clerics, and it’s common for wounded monsters to flee to a shrine friendly to them when they seek healing.</text:span></text:p>
      <text:p text:style-name="P24"><text:span text:style-name="T7">Vault:</text:span><text:span text:style-name="T6"> Well protected, often by a locked iron door, a vault is a special room that contains treasure. There’s usually only one entrance—an appropriate place for a trap.</text:span></text:p>
      <text:p text:style-name="P24"><text:span text:style-name="T7">Crypt:</text:span><text:span text:style-name="T6"> Although sometimes constructed like a vault, a crypt can also be a series of individual rooms, each with its own sarcophagus, or a long hall with recesses on either side—shelves to hold coffins or bodies.</text:span></text:p>
      <text:p text:style-name="P24"><text:span text:style-name="T6">Those who are worried about undead rising from the grave take the precaution of locking and trapping a crypt from the outside— making the crypt easy to get into but difficult to leave. Those worried about tomb robbers make their crypts difficult to get into. Some builders do both, just to be on the safe side.</text:span></text:p>
      <text:p text:style-name="P20"/>
      <text:p text:style-name="P24"><text:span text:style-name="T10">CORRIDORS</text:span></text:p>
      <text:p text:style-name="P4"><text:span text:style-name="T1">All dungeons have rooms, and most have corridors. While most corridors simply connect rooms, sometimes they can be encounter areas in their own right because of traps, guard patrols, and wandering monsters out on the hunt.</text:span></text:p>
      <text:p text:style-name="P24"><text:span text:style-name="T7">Corridor Traps:</text:span><text:span text:style-name="T6"> Because passageways in dungeons tend to be narrow, offering few movement options, dungeon builders like to place traps in them. In a cramped passageway, there’s no way for intruders to move around concealed pits, falling stones, arrow traps, tilting floors, and sliding or rolling rocks that fill the entire passage. For the same reason, magic traps such as </text:span><text:span text:style-name="T8">glyphs of warding </text:span><text:span text:style-name="T6">are effective in hallways as well.</text:span></text:p>
      <text:p text:style-name="P24"><text:soft-page-break/><text:span text:style-name="T7">Mazes: </text:span><text:span text:style-name="T6">Usually, passages connect chambers in the simplest and straightest manner possible. Some dungeon builders, however, design a maze or a labyrinth within the dungeon. This sort of construction is difficult to navigate (or at least to navigate quickly) and, when filled with monsters or traps, can be an effective barrier.</text:span></text:p>
      <text:p text:style-name="P24"><text:span text:style-name="T6">A maze can be used to cut off one area of the dungeon, deflecting intruders away from a protected spot. Generally, though, the far side of a maze holds an important crypt or vault—someplace that the dungeon’s regular inhabitants rarely need to get to.</text:span></text:p>
      <text:p text:style-name="P20"/>
      <text:p text:style-name="P24"><text:span text:style-name="T10">MISCELLANEOUS FEATURES</text:span></text:p>
      <text:p text:style-name="P24"><text:span text:style-name="T7">Stairs:</text:span><text:span text:style-name="T6"> The usual way to connect different levels of a dungeon is with stairs. Straight stairways, spiral staircases, or stairwells with multiple landings between flights of stairs are all common in dungeons, as are ramps (sometimes with an incline so slight that it can be difficult to notice; Spot DC 15). Stairs are important accessways, and are sometimes guarded or trapped. Traps on stairs often cause intruders to slide or fall down to the bottom, where a pit, spikes, a pool of acid, or some other danger awaits.</text:span></text:p>
      <text:p text:style-name="P24"><text:span text:style-name="T8">Gradual Stairs: </text:span><text:span text:style-name="T6">Stairs that rise less than 5 feet for every 5 feet of horizontal distance they cover don’t affect movement, but characters who attack a foe below them gain a +1 bonus on attack rolls from being on higher ground. Most stairs in dungeons are gradual, except for spiral stairs (see below).</text:span></text:p>
      <text:p text:style-name="P24"><text:span text:style-name="T8">Steep Stairs: </text:span><text:span text:style-name="T6">Characters moving up steep stairs (which rise at a 45- degree angle or steeper) must spend 2 squares of movement to enter each square of stairs. Characters running or charging down steep stairs must succeed on a DC 10 Balance check upon entering the first steep stairs square. Characters who fail stumble and must end their movement 1d2×5 feet later. Characters who fail by 5 or more take 1d6 points of damage and fall prone in the square where they end their movement. Steep stairs increase the DC of Tumble checks by 5.</text:span></text:p>
      <text:p text:style-name="P24"><text:span text:style-name="T8">Spiral Stairs: </text:span><text:span text:style-name="T6">This form of steep stairs is designed to make defending a fortress easier. Characters gain cover against foes below them on spiral stairs because they can easily duck around the staircase’s central support.</text:span></text:p>
      <text:p text:style-name="P24"><text:span text:style-name="T8">Railings and Low Walls: </text:span><text:span text:style-name="T6">Stairs that are open to large rooms often have railings or low walls. They function as described for ledges (see Special Floors).</text:span></text:p>
      <text:p text:style-name="P24"><text:span text:style-name="T7">Bridge: </text:span><text:span text:style-name="T6">A bridge connects two higher areas separated by a lower area, stretching across a chasm, over a river, or above a pit. A simple bridge might be a single wooden plank, while an elaborate one could be made of mortared stone with iron supports and side rails.</text:span></text:p>
      <text:p text:style-name="P24"><text:span text:style-name="T8">Narrow Bridge: </text:span><text:span text:style-name="T6">If a bridge is particularly narrow, such as a series of planks laid over lava fissures, treat it as a ledge (see Special Floors). It requires a Balance check (DC dependent on width) to cross such a bridge.</text:span></text:p>
      <text:p text:style-name="P24"><text:span text:style-name="T8">Rope Bridge: </text:span><text:span text:style-name="T6">Constructed of wooden planks suspended from ropes, a rope bridge is convenient because it’s portable and can be easily removed. It takes two full-round actions to untie one end of a rope bridge, but a DC 15 Use Rope check reduces the time to a move action. If only one of the two supporting ropes is attached, everyone on the bridge must succeed on a DC 15 Reflex save to avoid falling off, and thereafter must make DC 15 Climb checks to move along the remnants of the bridge. Rope bridges are usually 5 feet wide. The two ropes that support them have 8 hit points each.</text:span></text:p>
      <text:p text:style-name="P24"><text:span text:style-name="T8">Drawbridge: </text:span><text:span text:style-name="T6">Some bridges have mechanisms that allow them to be extended or retracted from the gap they cross. Typically, <text:s/>the winch mechanism exists on only one side of the bridge. It takes a move action to lower a drawbridge, but the bridge doesn’t come down until the beginning of the lowering character’s next turn. It takes a full-round action to raise a drawbridge; the drawbridge is up at the end of the action. Particularly long or wide drawbridges may take more time to raise and lower, and some may require Strength checks to rotate the winch.</text:span></text:p>
      <text:p text:style-name="P24"><text:span text:style-name="T8">Railings and Low Walls: </text:span><text:span text:style-name="T6">Some bridges have railings or low walls along the sides. If a bridge does, the railing or low walls affect Balance checks and bull rush attempts as described for ledges (see Special Floors). Low walls likewise provide cover to bridge occupants.</text:span></text:p>
      <text:p text:style-name="P24"><text:span text:style-name="T7">Chutes and Chimneys:</text:span><text:span text:style-name="T6"> Stairs aren’t the only way to move up and down in a dungeon. Sometimes a vertical shaft connects levels of a dungeon or links a dungeon with the surface. Chutes are usually traps that dump characters into a lower area—often a place featuring some dangerous situation with which they must contend.</text:span></text:p>
      <text:p text:style-name="P24"><text:span text:style-name="T7">Pillar:</text:span><text:span text:style-name="T6"> A common sight in any dungeon, pillars and columns give support to ceilings. The larger the room, the more likely it has pillars. As a rule of thumb, the deeper in the dungeon a room is, the thicker the pillars need to be to support the overhead weight. Pillars tend to be polished and often have carvings, paintings, or inscriptions upon them. </text:span></text:p>
      <text:p text:style-name="P24"><text:span text:style-name="T8">Slender Pillar: </text:span><text:span text:style-name="T6">These pillars are only a foot or two across, so they don’t occupy a whole square. A creature standing in the same square as a slender pillar gains a +2 cover bonus to Armor Class and a +1 cover bonus on Reflex saves (these bonuses don’t stack with cover bonuses from other sources). The presence of a slender pillar does not otherwise affect a creature’s fighting space, because it’s assumed that the creature is using the pillar to its advantage when it can. A typical slender pillar has AC 4, hardness 8, and 250 hit points.</text:span></text:p>
      <text:p text:style-name="P24"><text:span text:style-name="T8">Wide Pillar: </text:span><text:span text:style-name="T6">These pillars take up an entire square and provide cover to anyone behind them. They have AC 3, hardness 8, and 900 hit points. A DC 20 Climb check is sufficient to climb most pillars; the DC increases to 25 for polished or unusually slick ones. </text:span></text:p>
      <text:p text:style-name="P24"><text:span text:style-name="T7">Stalagmite/Stalactite:</text:span><text:span text:style-name="T6"> These tapering natural rock columns extend from the floor (stalagmite) or the ceiling (stalactite). Stalagmites and stalactites function as slender pillars.</text:span></text:p>
      <text:p text:style-name="P24"><text:span text:style-name="T7">Statue: </text:span><text:span text:style-name="T2">Most statues function as wide pillars, taking up a square and providing cover. Some statues are smaller and act as slender pillars. A DC 15 Climb check allows a character to climb a statue. </text:span></text:p>
      <text:p text:style-name="P24"><text:span text:style-name="T7">Tapestry:</text:span><text:span text:style-name="T6"> Elaborately embroidered patterns or scenes on cloth, </text:span><text:span text:style-name="T2">tapestries hang from the walls of well-appointed dungeon rooms or corridors. </text:span><text:span text:style-name="T6">Crafty builders take advantage of tapestries to place alcoves, concealed doors, or secret switches behind them.</text:span></text:p>
      <text:p text:style-name="P4"><text:span text:style-name="T1">Tapestries provide total concealment (50% miss chance) to characters behind them if they’re hanging from the ceiling, or concealment (20% miss chance) if they’re flush with the wall. Climbing a big tapestry isn’t particularly difficult, requiring a DC 15 Climb check (or DC 10 if a wall is within reach).</text:span></text:p>
      <text:p text:style-name="P24"><text:span text:style-name="T7">Pedestal:</text:span><text:span text:style-name="T6"> Anything important on display in a dungeon, from a fabulous treasure to a coffin, tends to rest atop a pedestal or a dais. Raising the object off the floor focuses attention on it (and, in practical terms, keeps it safe from any water or other substance that might seep onto the floor). A pedestal is often trapped to protect whatever sits atop it. It can conceal a secret trapdoor beneath itself or provide a way to reach a door in the ceiling above itself.</text:span></text:p>
      <text:p text:style-name="P24"><text:span text:style-name="T6">Only the largest pedestals take up an entire square; most provide no cover.</text:span></text:p>
      <text:p text:style-name="P24"><text:soft-page-break/><text:span text:style-name="T7">Pool:</text:span><text:span text:style-name="T6"> Pools of water collect naturally in low spots in dungeons (a dry dungeon is rare). Pools can also be wells or natural underground springs, or they can be intentionally created basins, cisterns, and fountains. In any event, water is fairly common in dungeons, harboring sightless fish and sometimes aquatic monsters. Pools provide water for dungeon denizens, and thus are as important an area for a predator to control as a watering hole aboveground in the wild.</text:span></text:p>
      <text:p text:style-name="P24"><text:span text:style-name="T8">Shallow Pool: </text:span><text:span text:style-name="T6">If a square contains a shallow pool, it has roughly 1 foot of standing water. It costs 2 squares of movement to move into a square with a shallow pool, and the DC of Tumble checks in such squares increases by 2.</text:span></text:p>
      <text:p text:style-name="P24"><text:span text:style-name="T8">Deep Pool: </text:span><text:span text:style-name="T6">These squares have at least 4 feet of standing water. It costs Medium or larger creatures 4 squares of movement to move into a square with a deep pool, or characters can swim if they wish. Small or smaller creatures must swim to move through a square containing a deep pool. Tumbling is impossible in a deep pool. The water in a deep pool provides cover for Medium or larger creatures. Smaller creatures gain improved cover (+8 bonus to AC, +4 bonus on Reflex saves). Medium or larger creatures can crouch as a move action to gain this improved cover. Creatures with this improved cover take a –10 penalty on attacks against creatures that aren’t also underwater. </text:span></text:p>
      <text:p text:style-name="P24"><text:span text:style-name="T6">Deep pool squares are usually clustered together and surrounded by a ring of shallow pool squares. Both shallow pools and deep pools impose a –2 circumstance penalty on Move Silently checks.</text:span></text:p>
      <text:p text:style-name="P24"><text:span text:style-name="T8">Special Pools: </text:span><text:span text:style-name="T6">Through accident or design, a pool can become magically enhanced. Rarely, a pool or a fountain may be found that has the ability to bestow beneficial magic on those who drink from it. However, magic pools are just as likely to curse the drinker. Typically, water from a magic pool loses its potency if removed from the pool for more than an hour or so.</text:span></text:p>
      <text:p text:style-name="P24"><text:span text:style-name="T6">Some pools have fountains. Occasionally these are merely decorative, but they often serve as the focus of a trap or the source of a pool’s magic.</text:span></text:p>
      <text:p text:style-name="P24"><text:span text:style-name="T6">Most pools are made of water, but anything’s possible in a dungeon. Pools can hold unsavory substances such as blood, poison, oil, or magma. And even if a pool holds water, it can be holy water, saltwater, or water tainted with disease.</text:span></text:p>
      <text:p text:style-name="P24"><text:span text:style-name="T7">Elevator: </text:span><text:span text:style-name="T6">In place of or in addition to stairs, an elevator (essentially an oversized dumbwaiter) can take inhabitants from one dungeon level to the next. Such an elevator may be mechanical (using gears, pulleys, and winches) or magical (such as a </text:span><text:span text:style-name="T8">levitate </text:span><text:span text:style-name="T6">spell cast on a movable flat surface). A mechanical elevator might be as small as a platform that holds one character at a time, or as large as an entire room that raises and lowers. A clever builder might design an elevator room that moves up or down without the occupants’ knowledge to catch them in a trap, or one that appears to have moved when it actually remained still. </text:span></text:p>
      <text:p text:style-name="P24"><text:span text:style-name="T6">A typical elevator ascends or descends 10 feet per round at the beginning of the operator’s turn (or on initiative count 0 if it functions without regard to whether creatures are on it. Elevators can be enclosed, can have railings or low walls, or may simply be treacherous floating platforms.</text:span></text:p>
      <text:p text:style-name="P24"><text:span text:style-name="T7">Ladders:</text:span><text:span text:style-name="T6"> Whether free-standing or rungs set into a wall, a ladder requires a DC 0 Climb check to ascend or descend.</text:span></text:p>
      <text:p text:style-name="P24"><text:span text:style-name="T7">Shifting Stone or Wall: </text:span><text:span text:style-name="T6">These features can cut off access to a passage or room, trapping adventurers in a dead end or preventing escape out of the dungeon. Shifting walls can force explorers to go down a dangerous path or prevent them from entering a special area. Not all shifting walls need be traps. For example, stones controlled by pressure plates, counterweights, or a secret lever can shift out of a wall to become a staircase leading to a hidden upper room or secret ledge.</text:span></text:p>
      <text:p text:style-name="P24"><text:span text:style-name="T6">Shifting stones and walls are generally constructed as traps with triggers and Search and Disable Device DCs. However they don’t have Challenge Ratings because they’re inconveniences, not deadly in and of themselves.</text:span></text:p>
      <text:p text:style-name="P24"><text:span text:style-name="T7">Teleporters:</text:span><text:span text:style-name="T6"> Sometimes useful, sometimes devious, places in a dungeon rigged with a teleportation effect (such as a </text:span><text:span text:style-name="T8">teleportation circle</text:span><text:span text:style-name="T6">) transport characters to some other location in the dungeon or someplace far away. They can be traps, teleporting the unwary into dangerous situations, or they can be an easy mode of transport for those who built or live in the dungeon, good for bypassing barriers and traps or simply to get around more quickly. Devious dungeon designers might place a teleporter in a room that transports characters to another seemingly identical room so that they don’t even know they’ve been teleported. A </text:span><text:span text:style-name="T8">detect magic </text:span><text:span text:style-name="T6">spell will provide a clue to the presence of a teleporter, but direct experimentation or other research is the only way to discover where the teleporter leads.</text:span></text:p>
      <text:p text:style-name="P24"><text:span text:style-name="T7">Altars:</text:span><text:span text:style-name="T6"> Temples—particularly to dark gods—often exist underground. Usually taking the form of a stone block, an altar is the main fixture and central focus of such a temple. Sometimes all the other trappings of the temple are long gone, lost to theft, age, and decay, but the altar survives. Some altars have traps or powerful magic within them. Most take up one or two squares on the grid and provide cover to creatures behind them. </text:span></text:p>
      <text:p text:style-name="P20"/>
      <text:p text:style-name="P24"><text:span text:style-name="T10">CAVE-INS AND COLLAPSES (CR 8)</text:span></text:p>
      <text:p text:style-name="P24"><text:span text:style-name="T6">Cave-ins and collapsing tunnels are extremely dangerous. Not only do dungeon explorers face the danger of being crushed by tons of falling rock, even if they survive they may be buried beneath a pile of rubble or cut off from the only known exit. A cave-in buries anyone in the middle of the collapsing area, and then sliding debris damages anyone in the periphery of the collapse. A typical corridor subject to a cave-in might have a bury zone with a 15-foot radius and a 10-foot-radius slide zone extending beyond the bury zone. A weakened ceiling can be spotted with a DC 20 Knowledge (architecture and engineering) or DC 20 Craft (stonemasonry) check. Remember that Craft checks can be made untrained as Intelligence checks. A dwarf can make such a check if he simply passes within 10 feet of a weakened ceiling. </text:span></text:p>
      <text:p text:style-name="P24"><text:span text:style-name="T6">A weakened ceiling may collapse when subjected to a major impact or concussion. A character can cause a cave-in by destroying half the pillars holding the ceiling up. </text:span></text:p>
      <text:p text:style-name="P24"><text:span text:style-name="T6">Characters in the bury zone of a cave-in take 8d6 points of damage, or half that amount if they make a DC 15 Reflex save. They are subsequently buried. Characters in the slide zone take 3d6 points of damage, or no damage at all if they make a DC 15 Reflex save. Characters in the slide zone who fail their saves are buried.</text:span></text:p>
      <text:p text:style-name="P24"><text:span text:style-name="T6">Characters take 1d6 points of nonlethal damage per minute while buried. If such a character falls unconscious, he must make a DC 15 Constitution check. If it fails, he takes 1d6 points of lethal damage each minute thereafter until freed or dead.</text:span></text:p>
      <text:p text:style-name="P24"><text:span text:style-name="T6">Characters who aren’t buried can dig out their friends. In 1 minute, using only her hands, a character can clear rocks and debris equal to five times her heavy load limit. The amount of loose stone that fills a 5-foot-by-5-foot area weighs one ton (2,000 pounds). Armed with an appropriate tool, such as a pick, crowbar, or shovel, a digger can clear loose stone twice as quickly as by hand. You may allow a buried character to free himself with a DC 25 Strength check.</text:span></text:p>
      <text:p text:style-name="P19"/>
      <text:p text:style-name="P24"><text:span text:style-name="T5">Slimes, Molds, and Fungi</text:span></text:p>
      <text:p text:style-name="P24"><text:span text:style-name="T6">In a dungeon’s damp, dark recesses, molds and fungi thrive. While some plants and fungi are monsters and other slime, mold, and fungus is just normal, innocuous stuff, a few varieties are dangerous dungeon encounters. For purposes of spells and other special effects, all slimes, molds, and fungi are treated as plants. Like traps, dangerous slimes and molds have CRs, and characters earn XP for encountering them.</text:span></text:p>
      <text:p text:style-name="P24"><text:soft-page-break/><text:span text:style-name="T6">A form of glistening organic sludge coats almost anything that remains in the damp and dark for too long. This kind of slime, though it might be repulsive, is not dangerous.</text:span></text:p>
      <text:p text:style-name="P24"><text:span text:style-name="T6">Molds and fungi flourish in dark, cool, damp places. While some are as inoffensive as the normal dungeon slime, others are quite dangerous. Mushrooms, puffballs, yeasts, mildew, and other sorts of bulbous, fibrous, or flat patches of fungi can be found throughout most dungeons. They are usually inoffensive, and some are even edible (though most are unappealing or odd-tasting).</text:span></text:p>
      <text:p text:style-name="P24"><text:span text:style-name="T7">Green Slime (CR 4):</text:span><text:span text:style-name="T6"> This dungeon peril is a dangerous variety of normal slime. Green slime devours flesh and organic materials on contact and is even capable of dissolving metal. Bright green, wet, and sticky, it clings to walls, floors, and ceilings in patches, reproducing as it consumes organic matter. It drops from walls and ceilings when it detects movement (and possible food) below.</text:span></text:p>
      <text:p text:style-name="P24"><text:span text:style-name="T6">A single 5-foot square of green slime deals 1d6 points of Constitution damage per round while it devours flesh. On the first round of contact, the slime can be scraped off a creature (most likely destroying the scraping device), but after that it must be frozen, burned, or cut away (dealing damage to the victim as well). Anything that deals cold or fire damage, sunlight, or a </text:span><text:span text:style-name="T8">remove disease </text:span><text:span text:style-name="T6">spell destroys a patch of green slime. Against wood or metal, green slime deals 2d6 points of damage per round, ignoring metal’s hardness but not that of wood. It does not harm stone.</text:span></text:p>
      <text:p text:style-name="P24"><text:span text:style-name="T7">Yellow Mold (CR 6): </text:span><text:span text:style-name="T6">If disturbed, a 5-foot square of this mold bursts forth with a cloud of poisonous spores. All within 10 feet of the mold must make a DC 15 Fortitude save or take 1d6 points of Constitution damage. Another DC 15 Fortitude save is required 1 minute later—even by those who succeeded on the first save—to avoid taking 2d6 points of Constitution damage. Fire destroys yellow mold, and sunlight renders it dormant.</text:span></text:p>
      <text:p text:style-name="P24"><text:span text:style-name="T7">Brown Mold (CR 2):</text:span><text:span text:style-name="T6"> Brown mold feeds on warmth, drawing heat from anything around it. It normally comes in patches 5 feet in diameter, and the temperature is always cold in a 30-foot radius around it. Living creatures within 5 feet of it take 3d6 points of nonlethal cold damage. Fire brought within 5 feet of brown mold causes it to instantly double in size. Cold damage, such as from a </text:span><text:span text:style-name="T8">cone of cold, </text:span><text:span text:style-name="T6">instantly destroys it.</text:span></text:p>
      <text:p text:style-name="P24"><text:span text:style-name="T7">Phosphorescent Fungus (No CR): </text:span><text:span text:style-name="T6">This strange underground fungus grows in clumps that look almost like stunted shrubbery. Drow elves cultivate it for food and light. It gives off a soft violet glow that illuminates underground caverns and passages as well as a candle does. Rare patches of fungus illuminate as well as a torch does.</text:span></text:p>
      <text:p text:style-name="P21"/>
      <text:p text:style-name="P24"><text:span text:style-name="T11">WILDERNESS</text:span></text:p>
      <text:p text:style-name="P19"/>
      <text:p text:style-name="P24"><text:span text:style-name="T5">GETTING LOST</text:span></text:p>
      <text:p text:style-name="P24"><text:span text:style-name="T6">There are many ways to get lost in the wilderness. Following an obvious road, trail, or feature such as a stream or shoreline prevents any possibility of becoming lost, but travelers striking off cross-country may become disoriented—especially in conditions of poor visibility or in difficult terrain. </text:span></text:p>
      <text:p text:style-name="P24"><text:span text:style-name="T7">Poor Visibility:</text:span><text:span text:style-name="T6"> Any time characters cannot see at least 60 feet in the prevailing conditions of visibility, they may become lost. Characters traveling through fog, snow, or a downpour might easily lose the ability to see any landmarks not in their immediate vicinity. Similarly, characters traveling at night may be at risk, too, depending on the quality of their light sources, the amount of moonlight, and whether they have darkvision or lowlight vision.</text:span></text:p>
      <text:p text:style-name="P24"><text:span text:style-name="T7">Difficult Terrain:</text:span><text:span text:style-name="T6"> Any character in forest, moor, hill, or mountain terrain may become lost if he or she moves away from a trail, road, stream, or other obvious path or track. Forests are especially dangerous because they obscure far-off landmarks and make it hard to see the sun or stars.</text:span></text:p>
      <text:p text:style-name="P24"><text:span text:style-name="T7">Chance to Get Lost:</text:span><text:span text:style-name="T6"> If conditions exist that make getting lost a possibility, the character leading the way must succeed on a Survival check or become lost. The difficulty of this check varies based on the terrain, the visibility conditions, and whether or not the character has a map of the area being traveled through. Refer to the table below and use the highest DC that applies.</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h text:style-name="P12" text:outline-level="2"><text:span text:style-name="T2"><text:s/></text:span></text:h>
          </table:table-cell>
          <table:table-cell table:style-name="Table3.A1" office:value-type="string">
            <text:h text:style-name="P13" text:outline-level="2"><text:span text:style-name="T2">Survival DC</text:span></text:h>
          </table:table-cell>
          <table:table-cell table:style-name="Table3.A1" office:value-type="string">
            <text:h text:style-name="P12" text:outline-level="2"><text:span text:style-name="T2"><text:s/></text:span></text:h>
          </table:table-cell>
          <table:table-cell table:style-name="Table3.A1" office:value-type="string">
            <text:h text:style-name="P13" text:outline-level="2"><text:span text:style-name="T2">Survival DC</text:span></text:h>
          </table:table-cell>
        </table:table-row>
        <table:table-row table:style-name="Table3.1">
          <table:table-cell table:style-name="Table3.A2" office:value-type="string">
            <text:p text:style-name="P25"><text:span text:style-name="T6">Moor or hill, map</text:span></text:p>
          </table:table-cell>
          <table:table-cell table:style-name="Table3.A2" office:value-type="string">
            <text:p text:style-name="P27"><text:span text:style-name="T6">6</text:span></text:p>
          </table:table-cell>
          <table:table-cell table:style-name="Table3.A2" office:value-type="string">
            <text:p text:style-name="P25"><text:span text:style-name="T6">Poor visibility</text:span></text:p>
          </table:table-cell>
          <table:table-cell table:style-name="Table3.A2" office:value-type="string">
            <text:p text:style-name="P27"><text:span text:style-name="T6">12</text:span></text:p>
          </table:table-cell>
        </table:table-row>
        <table:table-row table:style-name="Table3.1">
          <table:table-cell table:style-name="Table3.A2" office:value-type="string">
            <text:p text:style-name="P24"><text:span text:style-name="T6">Mountain, map</text:span></text:p>
          </table:table-cell>
          <table:table-cell table:style-name="Table3.A2" office:value-type="string">
            <text:p text:style-name="P26"><text:span text:style-name="T6">8</text:span></text:p>
          </table:table-cell>
          <table:table-cell table:style-name="Table3.A2" office:value-type="string">
            <text:p text:style-name="P24"><text:span text:style-name="T6">Mountain, no map</text:span></text:p>
          </table:table-cell>
          <table:table-cell table:style-name="Table3.A2" office:value-type="string">
            <text:p text:style-name="P26"><text:span text:style-name="T6">12</text:span></text:p>
          </table:table-cell>
        </table:table-row>
        <table:table-row table:style-name="Table3.1">
          <table:table-cell table:style-name="Table3.A4" office:value-type="string">
            <text:p text:style-name="P25"><text:span text:style-name="T6">Moor or hill, no map</text:span></text:p>
          </table:table-cell>
          <table:table-cell table:style-name="Table3.A4" office:value-type="string">
            <text:p text:style-name="P27"><text:span text:style-name="T6">10</text:span></text:p>
          </table:table-cell>
          <table:table-cell table:style-name="Table3.A4" office:value-type="string">
            <text:p text:style-name="P25"><text:span text:style-name="T6">Forest</text:span></text:p>
          </table:table-cell>
          <table:table-cell table:style-name="Table3.A4" office:value-type="string">
            <text:p text:style-name="P27"><text:span text:style-name="T6">15</text:span></text:p>
          </table:table-cell>
        </table:table-row>
      </table:table>
      <text:p text:style-name="P24"><text:span text:style-name="T6">A character with at least 5 ranks in Knowledge (geography) or Knowledge (local) pertaining to the area being traveled through gains a +2 bonus on this check.</text:span></text:p>
      <text:p text:style-name="P24"><text:span text:style-name="T6">Check once per hour (or portion of an hour) spent in local or overland movement to see if travelers have become lost. In the case of a party moving together, only the character leading the way makes the check.</text:span></text:p>
      <text:p text:style-name="P24"><text:span text:style-name="T7">Effects of Being Lost:</text:span><text:span text:style-name="T6"> If a party becomes lost, it is no longer certain of moving in the direction it intended to travel. Randomly determine the direction in which the party actually travels during each hour of local or overland movement. The characters’ movement continues to be random until they blunder into a landmark they can’t miss, or until they recognize that they are lost and make an effort to regain their bearings.</text:span></text:p>
      <text:p text:style-name="P24"><text:span text:style-name="T8">Recognizing that You’re Lost:</text:span><text:span text:style-name="T6"> Once per hour of random travel, each character in the party may attempt a Survival check (DC 20, –1 per hour of random travel) to recognize that they are no longer certain of their direction of travel. Some circumstances may make it obvious that the characters are lost.</text:span></text:p>
      <text:p text:style-name="P24"><text:span text:style-name="T8">Setting a New Course: </text:span><text:span text:style-name="T6">A lost party is also uncertain of determining in which direction it should travel in order to reach a desired objective. Determining the correct direction of travel once a party has become lost requires a Survival check (DC 15, +2 per hour of random travel). If a character fails this check, he chooses a random direction as the “correct” direction for resuming travel.</text:span></text:p>
      <text:p text:style-name="P24"><text:soft-page-break/><text:span text:style-name="T6">Once the characters are traveling along their new course, correct or incorrect, they may get lost again. If the conditions still make it possible for travelers to become lost, check once per hour of travel as described in Chance to Get Lost, above, to see if the party maintains its new course or begins to move at random again.</text:span></text:p>
      <text:p text:style-name="P24"><text:span text:style-name="T8">Conflicting Directions: </text:span><text:span text:style-name="T6">It’s possible that several characters may attempt to determine the right direction to proceed after becoming lost. Make a Survival check for each character in secret, then tell the players whose characters succeeded the correct direction in which to travel, and tell the players whose characters failed a random direction they think is right. </text:span></text:p>
      <text:p text:style-name="P24"><text:span text:style-name="T7">Regaining Your Bearings:</text:span><text:span text:style-name="T6"> There are several ways to become un-lost. First, if the characters successfully set a new course and follow it to the destination they’re trying to reach, they’re not lost anymore. Second, the characters through random movement might run into an unmistakable landmark. Third, if conditions suddenly improve—the fog lifts or the sun comes up—lost characters may attempt to set a new course, as described above, with a +4 bonus on the Survival check. Finally, magic may make their course clear.</text:span></text:p>
      <text:p text:style-name="P19"/>
      <text:p text:style-name="P24"><text:span text:style-name="T5">FOREST TERRAIN</text:span></text:p>
      <text:p text:style-name="P24"><text:span text:style-name="T6">Forest terrain can be divided into three categories: sparse, medium, and dense. An immense forest could have all three categories within its borders, with more sparse terrain at the outer edge of the forest and dense forest at its heart. </text:span></text:p>
      <text:p text:style-name="P24"><text:span text:style-name="T6">The table below describes in general terms how likely it is that a given square has a terrain element in it.</text:span></text:p>
      <text:p text:style-name="P24"><text:span text:style-name="T12">Forest Terrain Feature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5"><text:span text:style-name="T7"><text:s/></text:span></text:p>
          </table:table-cell>
          <table:table-cell table:style-name="Table4.A1" table:number-columns-spanned="3" office:value-type="string">
            <text:p text:style-name="P27"><text:span text:style-name="T7">———— Category of Forest ————</text:span></text:p>
          </table:table-cell>
          <table:covered-table-cell/>
          <table:covered-table-cell/>
        </table:table-row>
        <table:table-row table:style-name="Table4.2">
          <table:table-cell table:style-name="Table4.A2" office:value-type="string">
            <text:p text:style-name="P25"><text:span text:style-name="T7"><text:s/></text:span></text:p>
          </table:table-cell>
          <table:table-cell table:style-name="Table4.A2" office:value-type="string">
            <text:p text:style-name="P27"><text:span text:style-name="T7">Sparse</text:span></text:p>
          </table:table-cell>
          <table:table-cell table:style-name="Table4.A2" office:value-type="string">
            <text:p text:style-name="P27"><text:span text:style-name="T7">Medium</text:span></text:p>
          </table:table-cell>
          <table:table-cell table:style-name="Table4.A2" office:value-type="string">
            <text:p text:style-name="P27"><text:span text:style-name="T7">Dense</text:span></text:p>
          </table:table-cell>
        </table:table-row>
        <table:table-row table:style-name="Table4.2">
          <table:table-cell table:style-name="Table4.A2" office:value-type="string">
            <text:p text:style-name="P24"><text:span text:style-name="T6">Typical trees</text:span></text:p>
          </table:table-cell>
          <table:table-cell table:style-name="Table4.A2" office:value-type="string">
            <text:p text:style-name="P26"><text:span text:style-name="T6">50%</text:span></text:p>
          </table:table-cell>
          <table:table-cell table:style-name="Table4.A2" office:value-type="string">
            <text:p text:style-name="P26"><text:span text:style-name="T6">70%</text:span></text:p>
          </table:table-cell>
          <table:table-cell table:style-name="Table4.A2" office:value-type="string">
            <text:p text:style-name="P26"><text:span text:style-name="T6">80%</text:span></text:p>
          </table:table-cell>
        </table:table-row>
        <table:table-row table:style-name="Table4.2">
          <table:table-cell table:style-name="Table4.A2" office:value-type="string">
            <text:p text:style-name="P24"><text:span text:style-name="T6">Massive trees</text:span></text:p>
          </table:table-cell>
          <table:table-cell table:style-name="Table4.A2" office:value-type="string">
            <text:p text:style-name="P26"><text:span text:style-name="T6">—</text:span></text:p>
          </table:table-cell>
          <table:table-cell table:style-name="Table4.A2" office:value-type="string">
            <text:p text:style-name="P26"><text:span text:style-name="T6">10%</text:span></text:p>
          </table:table-cell>
          <table:table-cell table:style-name="Table4.A2" office:value-type="string">
            <text:p text:style-name="P26"><text:span text:style-name="T6">20%</text:span></text:p>
          </table:table-cell>
        </table:table-row>
        <table:table-row table:style-name="Table4.2">
          <table:table-cell table:style-name="Table4.A2" office:value-type="string">
            <text:p text:style-name="P24"><text:span text:style-name="T6">Light undergrowth</text:span></text:p>
          </table:table-cell>
          <table:table-cell table:style-name="Table4.A2" office:value-type="string">
            <text:p text:style-name="P26"><text:span text:style-name="T6">50%</text:span></text:p>
          </table:table-cell>
          <table:table-cell table:style-name="Table4.A2" office:value-type="string">
            <text:p text:style-name="P26"><text:span text:style-name="T6">70%</text:span></text:p>
          </table:table-cell>
          <table:table-cell table:style-name="Table4.A2" office:value-type="string">
            <text:p text:style-name="P26"><text:span text:style-name="T6">50%</text:span></text:p>
          </table:table-cell>
        </table:table-row>
        <table:table-row table:style-name="Table4.2">
          <table:table-cell table:style-name="Table4.A6" office:value-type="string">
            <text:p text:style-name="P25"><text:span text:style-name="T6">Heavy undergrowth</text:span></text:p>
          </table:table-cell>
          <table:table-cell table:style-name="Table4.A6" office:value-type="string">
            <text:p text:style-name="P27"><text:span text:style-name="T6">—</text:span></text:p>
          </table:table-cell>
          <table:table-cell table:style-name="Table4.A6" office:value-type="string">
            <text:p text:style-name="P27"><text:span text:style-name="T6">20%</text:span></text:p>
          </table:table-cell>
          <table:table-cell table:style-name="Table4.A6" office:value-type="string">
            <text:p text:style-name="P27"><text:span text:style-name="T6">50%</text:span></text:p>
          </table:table-cell>
        </table:table-row>
      </table:table>
      <text:p text:style-name="P24"><text:span text:style-name="T7">Trees: </text:span><text:span text:style-name="T6">The most important terrain element in a forest is the trees, obviously. A creature standing in the same square as a tree gains a +2 bonus to Armor Class and a +1 bonus on Reflex saves (these bonuses don’t stack with cover bonuses from other sources). The presence of a tree doesn’t otherwise affect a creature’s fighting space, because it’s assumed that the creature is using the tree to its advantage when it can. The trunk of a typical tree has AC 4, hardness 5, and 150 hp. A DC 15 Climb check is sufficient to climb a tree. Medium and dense forests have massive trees as well. These trees take up an entire square and provide cover to anyone behind them. They have AC 3, hardness 5, and 600 hp. Like their smaller counterparts, it takes a DC 15 Climb check to climb them.</text:span></text:p>
      <text:p text:style-name="P24"><text:span text:style-name="T7">Undergrowth:</text:span><text:span text:style-name="T6"> Vines, roots, and short bushes cover much of the ground in a forest. A space covered with light undergrowth costs 2 squares of movement to move into, and it provides concealment. Undergrowth increases the DC of Tumble and Move Silently checks by 2 because the leaves and branches get in the way. Heavy undergrowth costs 4 squares of movement to move into, and it provides concealment with a 30% miss chance (instead of the usual 20%). It increases the DC of Tumble and Move Silently checks by 5. Heavy undergrowth is easy to hide in, granting a +5 circumstance bonus on Hide checks. Running and charging are impossible. Squares with undergrowth are often clustered together. Undergrowth and trees aren’t mutually exclusive; it’s common for a 5-foot square to have both a tree and undergrowth.</text:span></text:p>
      <text:p text:style-name="P24"><text:span text:style-name="T7">Forest Canopy:</text:span><text:span text:style-name="T6"> It’s common for elves and other forest dwellers to live on raised platforms far above the surface floor. These wooden platforms generally have rope bridges between them. To get to the treehouses, characters generally ascend the trees’ branches (Climb DC 15), use rope ladders (Climb DC 0), or take pulley elevators (which can be made to rise a number of feet equal to a Strength check, made each round as a full-round action). Creatures on platforms or branches in a forest canopy are considered to have cover when fighting creatures on the ground, and in medium or dense forests they have concealment as well.</text:span></text:p>
      <text:p text:style-name="P24"><text:span text:style-name="T7">Other Forest Terrain Elements: </text:span><text:span text:style-name="T6">Fallen logs generally stand about 3 feet high and provide cover just as low walls do. They cost 5 feet of movement to cross. Forest streams are generally 5 to 10 feet wide and no more than 5 feet deep. Pathways wind through most forests, allowing normal movement and providing neither cover nor concealment. These paths are less common in dense forests, but even unexplored forests will have occasional game trails.</text:span></text:p>
      <text:p text:style-name="P24"><text:span text:style-name="T7">Stealth and Detection in a Forest:</text:span><text:span text:style-name="T6"> In a sparse forest, the maximum distance at which a Spot check for detecting the nearby presence of others can succeed is 3d6×10 feet. In a medium forest, this distance is 2d8×10 feet, and in a dense forest it is 2d6×10 feet.</text:span></text:p>
      <text:p text:style-name="P24"><text:span text:style-name="T6">Because any square with undergrowth provides concealment, it’s usually easy for a creature to use the Hide skill in the forest. Logs and massive trees provide cover, which also makes hiding possible.</text:span></text:p>
      <text:p text:style-name="P24"><text:span text:style-name="T6">The background noise in the forest makes Listen checks more difficult, increasing the DC of the check by 2 per 10 feet, not 1 (but note that Move Silently is also more difficult in undergrowth). </text:span></text:p>
      <text:p text:style-name="P15"/>
      <text:p text:style-name="P24"><text:span text:style-name="T12">Forest Fires (CR 6)</text:span></text:p>
      <text:p text:style-name="P24"><text:span text:style-name="T6">Most campfire sparks ignite nothing, but if conditions are dry, winds are strong, or the forest floor is dried out and flammable, a forest fire can result. Lightning strikes often set trees afire and start forest fires in this way. Whatever the cause of the fire, travelers can get caught in the conflagration.</text:span></text:p>
      <text:p text:style-name="P24"><text:soft-page-break/><text:span text:style-name="T6">A forest fire can be spotted from as far away as 2d6×100 feet by a character who makes a Spot check, treating the fire as a Colossal creature (reducing the DC by 16). If all characters fail their Spot checks, the fire moves closer to them. They automatically see it when it closes to half the original distance.</text:span></text:p>
      <text:p text:style-name="P24"><text:span text:style-name="T6">Characters who are blinded or otherwise unable to make Spot checks can feel the heat of the fire (and thus automatically “spot” it) when it is 100 feet away.</text:span></text:p>
      <text:p text:style-name="P24"><text:span text:style-name="T6">The leading edge of a fire (the downwind side) can advance faster than a human can run (assume 120 feet per round for winds of moderate strength). Once a particular portion of the forest is ablaze, it remains so for 2d4×10 minutes before dying to a smoking smolder. Characters overtaken by a forest fire may find the leading edge of the fire advancing away from them faster than they can keep up, trapping them deeper and deeper in its grasp.</text:span></text:p>
      <text:p text:style-name="P24"><text:span text:style-name="T6">Within the bounds of a forest fire, a character faces three dangers: heat damage, catching on fire, and smoke inhalation. </text:span></text:p>
      <text:p text:style-name="P24"><text:span text:style-name="T7">Heat Damage:</text:span><text:span text:style-name="T6"> Getting caught within a forest fire is even worse than being exposed to extreme heat (see Heat Dangers). Breathing the air causes a character to take 1d6 points of damage per round (no save). In addition, a character must make a Fortitude save every 5 rounds (DC 15, +1 per previous check) or take 1d4 points of nonlethal damage. A character who holds his breath can avoid the lethal damage, but not the nonlethal damage. Those wearing heavy clothing or any sort of armor take a –4 penalty on their saving throws. In addition, those wearing metal armor or coming into contact with very hot metal are affected as if by a </text:span><text:span text:style-name="T8">heat metal </text:span><text:span text:style-name="T6">spell.</text:span></text:p>
      <text:p text:style-name="P24"><text:span text:style-name="T7">Catching on Fire:</text:span><text:span text:style-name="T6"> Characters engulfed in a forest fire are at risk of catching on fire when the leading edge of the fire overtakes them, and are then at risk once per minute thereafter (see Catching on Fire)</text:span><text:span text:style-name="T8">.</text:span></text:p>
      <text:p text:style-name="P24"><text:span text:style-name="T7">Smoke Inhalation:</text:span><text:span text:style-name="T6"> Forest fires naturally produce a great deal of smoke. A character who breathes heavy smoke must make a Fortitude save each round (DC 15, +1 per previous check) or spend that round choking and coughing. A character who chokes for 2 consecutive rounds takes 1d6 points of nonlethal damage. Also, smoke obscures vision, providing concealment to characters within it.</text:span></text:p>
      <text:p text:style-name="P19"/>
      <text:p text:style-name="P24"><text:span text:style-name="T5">MARSH TERRAIN</text:span></text:p>
      <text:p text:style-name="P24"><text:span text:style-name="T6">Two categories of marsh exist: relatively dry moors and watery swamps. Both are often bordered by lakes (described in Aquatic Terrain, below), which effectively are a third category of terrain found in marshes.</text:span></text:p>
      <text:p text:style-name="P24"><text:span text:style-name="T6">The table below describes terrain features found in marshes.</text:span></text:p>
      <text:p text:style-name="P24"><text:span text:style-name="T7">Marsh Terrain Features</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5"><text:span text:style-name="T7"><text:s/></text:span></text:p>
          </table:table-cell>
          <table:table-cell table:style-name="Table5.A1" table:number-columns-spanned="2" office:value-type="string">
            <text:p text:style-name="P27"><text:span text:style-name="T7">— Marsh Category —</text:span></text:p>
          </table:table-cell>
          <table:covered-table-cell/>
        </table:table-row>
        <table:table-row table:style-name="Table5.1">
          <table:table-cell table:style-name="Table5.A2" office:value-type="string">
            <text:p text:style-name="P25"><text:span text:style-name="T7"><text:s/></text:span></text:p>
          </table:table-cell>
          <table:table-cell table:style-name="Table5.A2" office:value-type="string">
            <text:p text:style-name="P27"><text:span text:style-name="T7">Moor</text:span></text:p>
          </table:table-cell>
          <table:table-cell table:style-name="Table5.A2" office:value-type="string">
            <text:p text:style-name="P27"><text:span text:style-name="T7">Swamp</text:span></text:p>
          </table:table-cell>
        </table:table-row>
        <table:table-row table:style-name="Table5.1">
          <table:table-cell table:style-name="Table5.A2" office:value-type="string">
            <text:p text:style-name="P24"><text:span text:style-name="T6">Shallow bog</text:span></text:p>
          </table:table-cell>
          <table:table-cell table:style-name="Table5.A2" office:value-type="string">
            <text:p text:style-name="P26"><text:span text:style-name="T6">20%</text:span></text:p>
          </table:table-cell>
          <table:table-cell table:style-name="Table5.A2" office:value-type="string">
            <text:p text:style-name="P26"><text:span text:style-name="T6">40%</text:span></text:p>
          </table:table-cell>
        </table:table-row>
        <table:table-row table:style-name="Table5.1">
          <table:table-cell table:style-name="Table5.A2" office:value-type="string">
            <text:p text:style-name="P24"><text:span text:style-name="T6">Deep bog</text:span></text:p>
          </table:table-cell>
          <table:table-cell table:style-name="Table5.A2" office:value-type="string">
            <text:p text:style-name="P26"><text:span text:style-name="T6">5%</text:span></text:p>
          </table:table-cell>
          <table:table-cell table:style-name="Table5.A2" office:value-type="string">
            <text:p text:style-name="P26"><text:span text:style-name="T6">20%</text:span></text:p>
          </table:table-cell>
        </table:table-row>
        <table:table-row table:style-name="Table5.1">
          <table:table-cell table:style-name="Table5.A2" office:value-type="string">
            <text:p text:style-name="P24"><text:span text:style-name="T6">Light undergrowth</text:span></text:p>
          </table:table-cell>
          <table:table-cell table:style-name="Table5.A2" office:value-type="string">
            <text:p text:style-name="P26"><text:span text:style-name="T6">30%</text:span></text:p>
          </table:table-cell>
          <table:table-cell table:style-name="Table5.A2" office:value-type="string">
            <text:p text:style-name="P26"><text:span text:style-name="T6">20%</text:span></text:p>
          </table:table-cell>
        </table:table-row>
        <table:table-row table:style-name="Table5.1">
          <table:table-cell table:style-name="Table5.A6" office:value-type="string">
            <text:p text:style-name="P25"><text:span text:style-name="T6">Heavy undergrowth</text:span></text:p>
          </table:table-cell>
          <table:table-cell table:style-name="Table5.A6" office:value-type="string">
            <text:p text:style-name="P27"><text:span text:style-name="T6">10%</text:span></text:p>
          </table:table-cell>
          <table:table-cell table:style-name="Table5.A6" office:value-type="string">
            <text:p text:style-name="P27"><text:span text:style-name="T6">20%</text:span></text:p>
          </table:table-cell>
        </table:table-row>
      </table:table>
      <text:p text:style-name="P24"><text:span text:style-name="T7">Bogs:</text:span><text:span text:style-name="T6"> If a square is part of a shallow bog, it has deep mud or standing water of about 1 foot in depth. It costs 2 squares of movement to move into a square with a shallow bog, and the DC of Tumble checks in such a square increases by 2. </text:span></text:p>
      <text:p text:style-name="P24"><text:span text:style-name="T6">A square that is part of a deep bog has roughly 4 feet of standing water. It costs Medium or larger creatures 4 squares of movement to move into a square with a deep bog, or characters can swim if they wish. Small or smaller creatures must swim to move through a deep bog. Tumbling is impossible in a deep bog.</text:span></text:p>
      <text:p text:style-name="P24"><text:span text:style-name="T6">The water in a deep bog provides cover for Medium or larger creatures. Smaller creatures gain improved cover (+8 bonus to AC, +4 bonus on Reflex saves). Medium or larger creatures can crouch as a move action to gain this improved cover. Creatures with this improved cover take a –10 penalty on attacks against creatures that aren’t underwater.</text:span></text:p>
      <text:p text:style-name="P24"><text:span text:style-name="T6">Deep bog squares are usually clustered together and surrounded by an irregular ring of shallow bog squares.</text:span></text:p>
      <text:p text:style-name="P24"><text:span text:style-name="T6">Both shallow and deep bogs increase the DC of Move Silently checks by 2.</text:span></text:p>
      <text:p text:style-name="P24"><text:span text:style-name="T7">Undergrowth:</text:span><text:span text:style-name="T6"> The bushes, rushes, and other tall grasses in marshes function as undergrowth does in a forest (see above). A square that is part of a bog does not also have undergrowth. </text:span></text:p>
      <text:p text:style-name="P24"><text:soft-page-break/><text:span text:style-name="T7">Quicksand:</text:span><text:span text:style-name="T6"> Patches of quicksand present a deceptively solid appearance (appearing as undergrowth or open land) that may trap careless characters. A character approaching a patch of quicksand at a normal pace is entitled to a DC 8 Survival check to spot the danger before stepping in, but charging or running characters don’t have a chance to detect a hidden bog before blundering in. A typical patch of quicksand is 20 feet in diameter; the momentum of a charging or running character carries him or her 1d2×5 feet into the quicksand.</text:span></text:p>
      <text:p text:style-name="P24"><text:span text:style-name="T8">Effects of Quicksand: </text:span><text:span text:style-name="T6">Characters in quicksand must make a DC 10 Swim check every round to simply tread water in place, or a DC 15 Swim check to move 5 feet in whatever direction is desired. If a trapped character fails this check by 5 or more, he sinks below the surface and begins to drown whenever he can no longer hold his breath (see the Swim skill description)</text:span><text:span text:style-name="T8">.</text:span></text:p>
      <text:p text:style-name="P24"><text:span text:style-name="T6">Characters below the surface of a bog may swim back to the surface with a successful Swim check (DC 15, +1 per consecutive round of being under the surface).</text:span></text:p>
      <text:p text:style-name="P24"><text:span text:style-name="T8">Rescue: </text:span><text:span text:style-name="T6">Pulling out a character trapped in quicksand can be difficult. A rescuer needs a branch, spear haft, rope, or similar tool that enables him to reach the victim with one end of it. Then he must make a DC 15 Strength check to successfully pull the victim, and the victim must make a DC 10 Strength check to hold onto the branch, pole, or rope. If the victim fails to hold on, he must make a DC 15 Swim check immediately to stay above the surface. If both checks succeed, the victim is pulled 5 feet closer to safety.</text:span></text:p>
      <text:p text:style-name="P24"><text:span text:style-name="T7">Hedgerows:</text:span><text:span text:style-name="T6"> Common in moors, hedgerows are tangles of stones, soil, and thorny bushes. Narrow hedgerows function as low walls, and it takes 15 feet of movement to cross them. Wide hedgerows are more than 5 feet tall and take up entire squares. They provide total cover, just as a wall does. It takes 4 squares of movement to move through a square with a wide hedgerow; creatures that succeed on a DC 10 Climb check need only 2 squares of movement to move through the square.</text:span></text:p>
      <text:p text:style-name="P24"><text:span text:style-name="T7">Other Marsh Terrain Elements:</text:span><text:span text:style-name="T6"> Some marshes, particularly swamps, have trees just as forests do, usually clustered in small stands. Paths lead across many marshes, winding to avoid bog areas. As in forests, paths allow normal movement and don’t provide the concealment that undergrowth does.</text:span></text:p>
      <text:p text:style-name="P24"><text:span text:style-name="T7">Stealth and Detection in a Marsh:</text:span><text:span text:style-name="T6"> In a moor, the maximum distance at which a Spot check for detecting the nearby presence of others can succeed is 6d6×10 feet. In a swamp, this distance is 2d8×10 feet.</text:span></text:p>
      <text:p text:style-name="P24"><text:span text:style-name="T6">Undergrowth and deep bogs provide plentiful concealment, so it’s easy to hide in a marsh.</text:span></text:p>
      <text:p text:style-name="P24"><text:span text:style-name="T6">A marsh imposes no penalties on Listen checks, and using the Move Silently skill is more difficult in both undergrowth and bogs.</text:span></text:p>
      <text:p text:style-name="P19"/>
      <text:p text:style-name="P24"><text:span text:style-name="T5">HILLS TERRAIN</text:span></text:p>
      <text:p text:style-name="P24"><text:span text:style-name="T6">A hill can exist in most other types of terrain, but hills can also dominate the landscape. Hills terrain is divided into two categories: gentle hills and rugged hills. Hills terrain often serves as a transition zone between rugged terrain such as mountains and flat terrain such as plains.</text:span></text:p>
      <text:p text:style-name="P24"><text:span text:style-name="T12">Hills Terrain Features</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5"><text:span text:style-name="T7"><text:s/></text:span></text:p>
          </table:table-cell>
          <table:table-cell table:style-name="Table6.A1" table:number-columns-spanned="2" office:value-type="string">
            <text:p text:style-name="P27"><text:span text:style-name="T7">——Hills Category——</text:span></text:p>
          </table:table-cell>
          <table:covered-table-cell/>
        </table:table-row>
        <table:table-row table:style-name="Table6.2">
          <table:table-cell table:style-name="Table6.A2" office:value-type="string">
            <text:p text:style-name="P25"><text:span text:style-name="T7"><text:s/></text:span></text:p>
          </table:table-cell>
          <table:table-cell table:style-name="Table6.A2" office:value-type="string">
            <text:p text:style-name="P27"><text:span text:style-name="T7">Gentle Hill</text:span></text:p>
          </table:table-cell>
          <table:table-cell table:style-name="Table6.A2" office:value-type="string">
            <text:p text:style-name="P27"><text:span text:style-name="T7">Rugged Hill</text:span></text:p>
          </table:table-cell>
        </table:table-row>
        <table:table-row table:style-name="Table6.2">
          <table:table-cell table:style-name="Table6.A2" office:value-type="string">
            <text:p text:style-name="P24"><text:span text:style-name="T6">Gradual slope</text:span></text:p>
          </table:table-cell>
          <table:table-cell table:style-name="Table6.A2" office:value-type="string">
            <text:p text:style-name="P26"><text:span text:style-name="T6">75%</text:span></text:p>
          </table:table-cell>
          <table:table-cell table:style-name="Table6.A2" office:value-type="string">
            <text:p text:style-name="P26"><text:span text:style-name="T6">40%</text:span></text:p>
          </table:table-cell>
        </table:table-row>
        <table:table-row table:style-name="Table6.2">
          <table:table-cell table:style-name="Table6.A2" office:value-type="string">
            <text:p text:style-name="P24"><text:span text:style-name="T6">Steep slope</text:span></text:p>
          </table:table-cell>
          <table:table-cell table:style-name="Table6.A2" office:value-type="string">
            <text:p text:style-name="P26"><text:span text:style-name="T6">20%</text:span></text:p>
          </table:table-cell>
          <table:table-cell table:style-name="Table6.A2" office:value-type="string">
            <text:p text:style-name="P26"><text:span text:style-name="T6">50%</text:span></text:p>
          </table:table-cell>
        </table:table-row>
        <table:table-row table:style-name="Table6.2">
          <table:table-cell table:style-name="Table6.A2" office:value-type="string">
            <text:p text:style-name="P24"><text:span text:style-name="T6">Cliff</text:span></text:p>
          </table:table-cell>
          <table:table-cell table:style-name="Table6.A2" office:value-type="string">
            <text:p text:style-name="P26"><text:span text:style-name="T6">5%</text:span></text:p>
          </table:table-cell>
          <table:table-cell table:style-name="Table6.A2" office:value-type="string">
            <text:p text:style-name="P26"><text:span text:style-name="T6">10%</text:span></text:p>
          </table:table-cell>
        </table:table-row>
        <table:table-row table:style-name="Table6.2">
          <table:table-cell table:style-name="Table6.A6" office:value-type="string">
            <text:p text:style-name="P25"><text:span text:style-name="T6">Light undergrowth</text:span></text:p>
          </table:table-cell>
          <table:table-cell table:style-name="Table6.A6" office:value-type="string">
            <text:p text:style-name="P27"><text:span text:style-name="T6">15%</text:span></text:p>
          </table:table-cell>
          <table:table-cell table:style-name="Table6.A6" office:value-type="string">
            <text:p text:style-name="P27"><text:span text:style-name="T6">15%</text:span></text:p>
          </table:table-cell>
        </table:table-row>
      </table:table>
      <text:p text:style-name="P24"><text:span text:style-name="T7">Gradual Slope:</text:span><text:span text:style-name="T6"> This incline isn’t steep enough to affect movement, but characters gain a +1 bonus on melee attacks against foes downhill from them.</text:span></text:p>
      <text:p text:style-name="P24"><text:span text:style-name="T7">Steep Slope:</text:span><text:span text:style-name="T6"> Characters moving uphill (to an adjacent square of higher elevation) must spend 2 squares of movement to enter each square of steep slope. Characters running or charging downhill (moving to an adjacent square of lower elevation) must succeed on a DC 10 Balance check upon entering the first steep slope square. Mounted characters make a DC 10 Ride check instead. Characters who fail this check stumble and must end their movement 1d2×5 feet later. Characters who fail by 5 or more fall prone in the square where they end their movement. A steep slope increases the DC of Tumble checks by 2.</text:span></text:p>
      <text:p text:style-name="P24"><text:span text:style-name="T7">Cliff:</text:span><text:span text:style-name="T6"> A cliff typically requires a DC 15 Climb check to scale and is 1d4×10 feet tall, although the needs of your map may mandate a taller cliff. A cliff isn’t perfectly vertical, taking up 5-foot squares if it’s less than 30 feet tall and 10-foot squares if it’s 30 feet or taller. </text:span></text:p>
      <text:p text:style-name="P24"><text:span text:style-name="T7">Light Undergrowth:</text:span><text:span text:style-name="T6"> Sagebrush and other scrubby bushes grow on hills, athough they rarely cover the landscape as they do in forests and marshes. Light undergrowth provides concealment and increases the DC of Tumble and Move Silently checks by 2. </text:span></text:p>
      <text:p text:style-name="P24"><text:span text:style-name="T7">Other Hills Terrain Elements:</text:span><text:span text:style-name="T6"> Trees aren’t out of place in hills terrain, and valleys often have active streams (5 to 10 feet wide and no more than 5 feet deep) or dry streambeds (treat as a trench 5 to 10 feet across) in them. If you add a stream or streambed, remember that water always flows downhill.</text:span></text:p>
      <text:p text:style-name="P24"><text:soft-page-break/><text:span text:style-name="T7">Stealth and Detection in Hills:</text:span><text:span text:style-name="T6"> In gentle hills, the maximum distance at which a Spot check for detecting the nearby presence of others can succeed is 2d10×10 feet. In rugged hills, this distance is 2d6×10 feet.</text:span></text:p>
      <text:p text:style-name="P24"><text:span text:style-name="T6">Hiding in hills terrain can be difficult if there isn’t undergrowth around. A hilltop or ridge provides enough cover to hide from anyone below the hilltop or ridge.</text:span></text:p>
      <text:p text:style-name="P24"><text:span text:style-name="T6">Hills don’t affect Listen or Move Silently checks. </text:span></text:p>
      <text:p text:style-name="P19"/>
      <text:p text:style-name="P24"><text:span text:style-name="T5">MOUNTAIN TERRAIN</text:span></text:p>
      <text:p text:style-name="P24"><text:span text:style-name="T6">The three mountain terrain categories are alpine meadows, rugged mountains, and forbidding mountains. As characters ascend into a mountainous area, they’re likely to face each terrain category in turn, beginning with alpine meadows, extending through rugged mountains, and reaching forbidding mountains near the summit.</text:span></text:p>
      <text:p text:style-name="P24"><text:span text:style-name="T6">Mountains have an important terrain element, the rock wall, that is marked on the border between squares rather than taking up squares itself. </text:span></text:p>
      <text:p text:style-name="P24"><text:span text:style-name="T12">Mountain Terrain Features</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5"><text:span text:style-name="T7"><text:s/></text:span></text:p>
          </table:table-cell>
          <table:table-cell table:style-name="Table7.A1" table:number-columns-spanned="3" office:value-type="string">
            <text:p text:style-name="P27"><text:span text:style-name="T7">———— Mountain Category ————</text:span></text:p>
          </table:table-cell>
          <table:covered-table-cell/>
          <table:covered-table-cell/>
        </table:table-row>
        <table:table-row table:style-name="Table7.2">
          <table:table-cell table:style-name="Table7.A2" office:value-type="string">
            <text:p text:style-name="P25"><text:span text:style-name="T7"><text:s/></text:span></text:p>
          </table:table-cell>
          <table:table-cell table:style-name="Table7.A2" office:value-type="string">
            <text:p text:style-name="P27"><text:span text:style-name="T7">Alpine Meadow</text:span></text:p>
          </table:table-cell>
          <table:table-cell table:style-name="Table7.A2" office:value-type="string">
            <text:p text:style-name="P27"><text:span text:style-name="T7">Rugged</text:span></text:p>
          </table:table-cell>
          <table:table-cell table:style-name="Table7.A2" office:value-type="string">
            <text:p text:style-name="P27"><text:span text:style-name="T7">Forbidding</text:span></text:p>
          </table:table-cell>
        </table:table-row>
        <table:table-row table:style-name="Table7.2">
          <table:table-cell table:style-name="Table7.A2" office:value-type="string">
            <text:p text:style-name="P24"><text:span text:style-name="T6">Gradual slope</text:span></text:p>
          </table:table-cell>
          <table:table-cell table:style-name="Table7.A2" office:value-type="string">
            <text:p text:style-name="P26"><text:span text:style-name="T6">50%</text:span></text:p>
          </table:table-cell>
          <table:table-cell table:style-name="Table7.A2" office:value-type="string">
            <text:p text:style-name="P26"><text:span text:style-name="T6">25%</text:span></text:p>
          </table:table-cell>
          <table:table-cell table:style-name="Table7.A2" office:value-type="string">
            <text:p text:style-name="P26"><text:span text:style-name="T6">15%</text:span></text:p>
          </table:table-cell>
        </table:table-row>
        <table:table-row table:style-name="Table7.2">
          <table:table-cell table:style-name="Table7.A2" office:value-type="string">
            <text:p text:style-name="P24"><text:span text:style-name="T6">Steep slope</text:span></text:p>
          </table:table-cell>
          <table:table-cell table:style-name="Table7.A2" office:value-type="string">
            <text:p text:style-name="P26"><text:span text:style-name="T6">40%</text:span></text:p>
          </table:table-cell>
          <table:table-cell table:style-name="Table7.A2" office:value-type="string">
            <text:p text:style-name="P26"><text:span text:style-name="T6">55%</text:span></text:p>
          </table:table-cell>
          <table:table-cell table:style-name="Table7.A2" office:value-type="string">
            <text:p text:style-name="P26"><text:span text:style-name="T6">55%</text:span></text:p>
          </table:table-cell>
        </table:table-row>
        <table:table-row table:style-name="Table7.2">
          <table:table-cell table:style-name="Table7.A2" office:value-type="string">
            <text:p text:style-name="P24"><text:span text:style-name="T6">Cliff</text:span></text:p>
          </table:table-cell>
          <table:table-cell table:style-name="Table7.A2" office:value-type="string">
            <text:p text:style-name="P26"><text:span text:style-name="T6">10%</text:span></text:p>
          </table:table-cell>
          <table:table-cell table:style-name="Table7.A2" office:value-type="string">
            <text:p text:style-name="P26"><text:span text:style-name="T6">15%</text:span></text:p>
          </table:table-cell>
          <table:table-cell table:style-name="Table7.A2" office:value-type="string">
            <text:p text:style-name="P26"><text:span text:style-name="T6">20%</text:span></text:p>
          </table:table-cell>
        </table:table-row>
        <table:table-row table:style-name="Table7.2">
          <table:table-cell table:style-name="Table7.A2" office:value-type="string">
            <text:p text:style-name="P24"><text:span text:style-name="T6">Chasm</text:span></text:p>
          </table:table-cell>
          <table:table-cell table:style-name="Table7.A2" office:value-type="string">
            <text:p text:style-name="P26"><text:span text:style-name="T6">—</text:span></text:p>
          </table:table-cell>
          <table:table-cell table:style-name="Table7.A2" office:value-type="string">
            <text:p text:style-name="P26"><text:span text:style-name="T6">5%</text:span></text:p>
          </table:table-cell>
          <table:table-cell table:style-name="Table7.A2" office:value-type="string">
            <text:p text:style-name="P26"><text:span text:style-name="T6">10%</text:span></text:p>
          </table:table-cell>
        </table:table-row>
        <table:table-row table:style-name="Table7.2">
          <table:table-cell table:style-name="Table7.A2" office:value-type="string">
            <text:p text:style-name="P24"><text:span text:style-name="T6">Light undergrowth</text:span></text:p>
          </table:table-cell>
          <table:table-cell table:style-name="Table7.A2" office:value-type="string">
            <text:p text:style-name="P26"><text:span text:style-name="T6">20%</text:span></text:p>
          </table:table-cell>
          <table:table-cell table:style-name="Table7.A2" office:value-type="string">
            <text:p text:style-name="P26"><text:span text:style-name="T6">10%</text:span></text:p>
          </table:table-cell>
          <table:table-cell table:style-name="Table7.A2" office:value-type="string">
            <text:p text:style-name="P26"><text:span text:style-name="T6">—</text:span></text:p>
          </table:table-cell>
        </table:table-row>
        <table:table-row table:style-name="Table7.2">
          <table:table-cell table:style-name="Table7.A2" office:value-type="string">
            <text:p text:style-name="P24"><text:span text:style-name="T6">Scree</text:span></text:p>
          </table:table-cell>
          <table:table-cell table:style-name="Table7.A2" office:value-type="string">
            <text:p text:style-name="P26"><text:span text:style-name="T6">—</text:span></text:p>
          </table:table-cell>
          <table:table-cell table:style-name="Table7.A2" office:value-type="string">
            <text:p text:style-name="P26"><text:span text:style-name="T6">20%</text:span></text:p>
          </table:table-cell>
          <table:table-cell table:style-name="Table7.A2" office:value-type="string">
            <text:p text:style-name="P26"><text:span text:style-name="T6">30%</text:span></text:p>
          </table:table-cell>
        </table:table-row>
        <table:table-row table:style-name="Table7.2">
          <table:table-cell table:style-name="Table7.A9" office:value-type="string">
            <text:p text:style-name="P25"><text:span text:style-name="T6">Dense rubble</text:span></text:p>
          </table:table-cell>
          <table:table-cell table:style-name="Table7.A9" office:value-type="string">
            <text:p text:style-name="P27"><text:span text:style-name="T6">—</text:span></text:p>
          </table:table-cell>
          <table:table-cell table:style-name="Table7.A9" office:value-type="string">
            <text:p text:style-name="P27"><text:span text:style-name="T6">20%</text:span></text:p>
          </table:table-cell>
          <table:table-cell table:style-name="Table7.A9" office:value-type="string">
            <text:p text:style-name="P27"><text:span text:style-name="T6">30%</text:span></text:p>
          </table:table-cell>
        </table:table-row>
      </table:table>
      <text:p text:style-name="P24"><text:span text:style-name="T7">Gradual and Steep Slopes:</text:span><text:span text:style-name="T6"> These function as described in Hills Terrain, above.</text:span></text:p>
      <text:p text:style-name="P24"><text:span text:style-name="T7">Cliff: </text:span><text:span text:style-name="T6">These terrain elements also function like their hills terrain counterparts, but they’re typically 2d6×10 feet tall. Cliffs taller than 80 feet take up 20 feet of horizontal space.</text:span></text:p>
      <text:p text:style-name="P24"><text:span text:style-name="T7">Chasm: </text:span><text:span text:style-name="T6">Usually formed by natural geological processes, chasms function like pits in a dungeon setting. Chasms aren’t hidden, so characters won’t fall into them by accident (although bull rushes are another story). A typical chasm is 2d4×10 feet deep, at least 20 feet long, and anywhere from 5 feet to 20 feet wide. It takes a DC 15 Climb check to climb out of a chasm. In forbidding mountain terrain, chasms are typically 2d8×10 feet deep.</text:span></text:p>
      <text:p text:style-name="P24"><text:span text:style-name="T6">Light Undergrowth: This functions as described in Forest Terrain,</text:span></text:p>
      <text:p text:style-name="P24"><text:span text:style-name="T6">above.</text:span></text:p>
      <text:p text:style-name="P24"><text:span text:style-name="T7">Scree:</text:span><text:span text:style-name="T6"> A field of shifting gravel, scree doesn’t affect speed, but it can be treacherous on a slope. The DC of Balance and Tumble checks increases by 2 if there’s scree on a gradual slope and by 5 if there’s scree on a steep slope. The DC of Move silently checks increases by 2 if the scree is on a slope of any kind.</text:span></text:p>
      <text:p text:style-name="P24"><text:span text:style-name="T7">Dense Rubble: </text:span><text:span text:style-name="T6">The ground is covered with rocks of all sizes. It costs 2 squares of movement to enter a square with dense rubble. The DC of Balance and Tumble checks on dense rubble increases by 5, and the DC of Move Silently checks increases by +2. </text:span></text:p>
      <text:p text:style-name="P24"><text:soft-page-break/><text:span text:style-name="T7">Rock Wall:</text:span><text:span text:style-name="T6"> A vertical plane of stone, rock walls require DC 25 Climb checks to ascend. A typical rock wall is 2d4×10 feet tall in rugged mountains and 2d8×10 feet tall in forbidding mountains. Rock walls are drawn on the edges of squares, not in the squares themselves.</text:span></text:p>
      <text:p text:style-name="P24"><text:span text:style-name="T7">Cave Entrance:</text:span><text:span text:style-name="T6"> Found in cliff and steep slope squares and next to rock walls, cave entrances are typically between 5 and 20 feet wide and 5 feet deep. Beyond the entrance, a cave could be anything from a simple chamber to the entrance to an elaborate dungeon. Caves used as monster lairs typically have 1d3 rooms that are 1d4×10 feet across. </text:span></text:p>
      <text:p text:style-name="P24"><text:span text:style-name="T7">Other Mountain Terrain Features:</text:span><text:span text:style-name="T6"> Most alpine meadows begin above the tree line, so trees and other forest elements are rare in the mountains. Mountain terrain can include active streams (5 to 10 feet wide and no more than 5 feet deep) and dry streambeds (treat as a trench 5 to 10 feet across). Particularly high-altitude areas tend to be colder than the lowland areas that surround them, so they may be covered in ice sheets (described below).</text:span></text:p>
      <text:p text:style-name="P24"><text:span text:style-name="T7">Stealth and Detection in Mountains:</text:span><text:span text:style-name="T6"> As a guideline, the maximum distance in mountain terrain at which a Spot check for detecting the nearby presence of others can succeed is 4d10×10 feet. Certain peaks and ridgelines afford much better vantage points, of course, and twisting valleys and canyons have much shorter spotting distances. Because there’s little vegetation to obstruct line of sight, the specifics on your map are your best guide for the range at which an encounter could begin. As in hills terrain, a ridge or peak provides enough cover to hide from anyone below the high point.</text:span></text:p>
      <text:p text:style-name="P24"><text:span text:style-name="T6">It’s easier to hear faraway sounds in the mountains. The DC of Listen checks increases by 1 per 20 feet between listener and source, not per 10 feet.</text:span></text:p>
      <text:p text:style-name="P24"><text:span text:style-name="T12">Avalanches (CR 7)</text:span></text:p>
      <text:p text:style-name="P24"><text:span text:style-name="T6">The combination of high peaks and heavy snowfalls means that avalanches are a deadly peril in many mountainous areas. While avalanches of snow and ice are common, it’s also possible to have an avalanche of rock and soil.</text:span></text:p>
      <text:p text:style-name="P24"><text:span text:style-name="T6">An avalanche can be spotted from as far away as 1d10×500 feet downslope by a character who makes a DC 20 Spot check, treating the avalanche as a Colossal creature. If all characters fail their Spot checks to determine the encounter distance, the avalanche moves closer to them, and they automatically become aware of it when it closes to half the original distance. It’s possible to hear an avalanche coming even if you can’t see it. Under optimum conditions (no other loud noises occurring), a character who makes a DC 15 Listen check can hear the avalanche or landslide when it is 1d6×500 feet away. This check might have a DC of 20, 25, or higher in conditions where hearing is difficult (such as in the middle of a thunderstorm). </text:span></text:p>
      <text:p text:style-name="P24"><text:span text:style-name="T6">A landslide or avalanche consists of two distinct areas: the bury zone (in the direct path of the falling debris) and the slide zone (the area the debris spreads out to encompass). Characters in the bury zone always take damage from the avalanche; characters in the slide zone may be able to get out of the way. Characters in the bury zone take 8d6 points of damage, or half that amount if they make a DC 15 Reflex save. They are subsequently buried (see below). Characters in the slide zone take 3d6 points of damage, or no damage if they make a DC 15 Reflex save. Those who fail their saves are buried. </text:span></text:p>
      <text:p text:style-name="P24"><text:span text:style-name="T6">Buried characters take 1d6 points of nonlethal damage per minute. If a buried character falls unconscious, he or she must make a DC 15 Constitution check or take 1d6 points of lethal damage each minute thereafter until freed or dead.</text:span></text:p>
      <text:p text:style-name="P24"><text:span text:style-name="T6">The typical avalanche has a width of 1d6×100 feet, from one edge of the slide zone to the opposite edge. The bury zone in the center of the avalanche is half as wide as the avalanche’s full width.</text:span></text:p>
      <text:p text:style-name="P24"><text:span text:style-name="T6">To determine the precise location of characters in the path of an avalanche, roll 1d6×20; the result is the number of feet from the center of the path taken by the bury zone to the center of the party’s location. Avalanches of snow and ice advance at a speed of 500 feet per round, and rock avalanches travel at a speed of 250 feet per round.</text:span></text:p>
      <text:h text:style-name="P30" text:outline-level="3"><text:span text:style-name="T1">Mountain Travel</text:span></text:h>
      <text:p text:style-name="P24"><text:span text:style-name="T6">High altitude can be extremely fatiguing—or sometimes deadly—to creatures that aren’t used to it. Cold becomes extreme, and the lack of oxygen in the air can wear down even the most hardy of warriors.</text:span></text:p>
      <text:p text:style-name="P24"><text:span text:style-name="T7">Acclimated Characters:</text:span><text:span text:style-name="T6"> Creatures accustomed to high altitude generally fare better than lowlanders. Any creature with an Environment entry that includes mountains is considered native to the area, and acclimated to the high altitude. Characters can also acclimate themselves by living at high altitude for a month. Characters who spend more than two months away from the mountains must reacclimate themselves when they return. Undead, constructs, and other creatures that do not breathe are immune to altitude effects.</text:span></text:p>
      <text:p text:style-name="P24"><text:span text:style-name="T7">Altitude Zones: </text:span><text:span text:style-name="T6">In general, mountains present three possible altitude bands: low pass, low peak/high pass, and high peak. </text:span></text:p>
      <text:p text:style-name="P24"><text:span text:style-name="T8">Low Pass (lower than 5,000 feet): </text:span><text:span text:style-name="T6">Most travel in low mountains takes place in low passes, a zone consisting largely of alpine meadows and forests. Travelers may find the going difficult (which is reflected in the movement modifiers for traveling through mountains), but the altitude itself has no game effect.</text:span></text:p>
      <text:p text:style-name="P24"><text:span text:style-name="T8">Low Peak or High Pass (5,000 to 15,000 feet): </text:span><text:span text:style-name="T6">Ascending to the highest slopes of low mountains, or most normal travel through high mountains, falls into this category. All nonacclimated creatures labor to breathe in the thin air at this altitude. Characters must succeed on a Fortitude save each hour (DC 15, +1 per previous check) or be fatigued. The fatigue ends when the character descends to an altitude with more air. Acclimated characters do not have to attempt the Fortitude save. </text:span></text:p>
      <text:p text:style-name="P24"><text:span text:style-name="T8">High Peak (more than 15,000 feet): </text:span><text:span text:style-name="T6">The highest mountains exceed 20,000 feet in height. At these elevations, creatures are subject to both high altitude fatigue (as described above) and altitude sickness, whether or not they’re acclimated to high altitudes</text:span><text:span text:style-name="T8">. </text:span><text:span text:style-name="T6">Altitude sickness represents long-term oxygen deprivation, and it affects mental and physical ability scores. After each 6-hour period a character spends at an altitude of over 15,000 feet, he must succeed on a Fortitude save (DC 15, +1 per previous check) or take 1 point of damage to all ability scores. Creatures acclimated to high altitude receive a +4 competence bonus on their saving throws to resist high altitude effects and altitude sickness, but eventually even seasoned mountaineers must abandon these dangerous elevations. </text:span></text:p>
      <text:p text:style-name="P15"/>
      <text:p text:style-name="P24"><text:span text:style-name="T5">DESERT TERRAIN</text:span></text:p>
      <text:p text:style-name="P24"><text:span text:style-name="T6">Desert terrain exists in warm, temperate, and cold climates, but all deserts share one common trait: little rain. The three categories of desert terrain are tundra (cold deserts), rocky desert (often temperate), and sandy desert (often warm).</text:span></text:p>
      <text:p text:style-name="P24"><text:span text:style-name="T6">Tundra differs from the other desert categories in two important ways. Because snow and ice cover much of the landscape, it’s easy to find water. And during the height of summer, the permafrost thaws to a depth of a foot or so, turning the landscape into a vast field of mud. The muddy tundra affects movement and skill use as the shallow bogs described in marsh terrain, although there’s little standing water.</text:span></text:p>
      <text:p text:style-name="P24"><text:span text:style-name="T6">The table above describes terrain elements found in each of the three desert categories. The terrain elements on this table are mutually exclusive; for instance, a square of tundra may contain either light undergrowth or an ice sheet, but not both.</text:span></text:p>
      <text:p text:style-name="P24"><text:soft-page-break/><text:span text:style-name="T12">Desert Terrain Feature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5"><text:span text:style-name="T7"><text:s/></text:span></text:p>
          </table:table-cell>
          <table:table-cell table:style-name="Table8.A1" table:number-columns-spanned="3" office:value-type="string">
            <text:p text:style-name="P27"><text:span text:style-name="T7">——— Desert Category ———</text:span></text:p>
          </table:table-cell>
          <table:covered-table-cell/>
          <table:covered-table-cell/>
        </table:table-row>
        <table:table-row table:style-name="Table8.2">
          <table:table-cell table:style-name="Table8.A2" office:value-type="string">
            <text:p text:style-name="P25"><text:span text:style-name="T7"><text:s/></text:span></text:p>
          </table:table-cell>
          <table:table-cell table:style-name="Table8.A2" office:value-type="string">
            <text:p text:style-name="P27"><text:span text:style-name="T7">Tundra</text:span></text:p>
          </table:table-cell>
          <table:table-cell table:style-name="Table8.A2" office:value-type="string">
            <text:p text:style-name="P27"><text:span text:style-name="T7">Rocky</text:span></text:p>
          </table:table-cell>
          <table:table-cell table:style-name="Table8.A2" office:value-type="string">
            <text:p text:style-name="P27"><text:span text:style-name="T7">Sandy</text:span></text:p>
          </table:table-cell>
        </table:table-row>
        <table:table-row table:style-name="Table8.2">
          <table:table-cell table:style-name="Table8.A2" office:value-type="string">
            <text:p text:style-name="P24"><text:span text:style-name="T6">Light undergrowth</text:span></text:p>
          </table:table-cell>
          <table:table-cell table:style-name="Table8.A2" office:value-type="string">
            <text:p text:style-name="P26"><text:span text:style-name="T6">15%</text:span></text:p>
          </table:table-cell>
          <table:table-cell table:style-name="Table8.A2" office:value-type="string">
            <text:p text:style-name="P26"><text:span text:style-name="T6">5%</text:span></text:p>
          </table:table-cell>
          <table:table-cell table:style-name="Table8.A2" office:value-type="string">
            <text:p text:style-name="P26"><text:span text:style-name="T6">5%</text:span></text:p>
          </table:table-cell>
        </table:table-row>
        <table:table-row table:style-name="Table8.2">
          <table:table-cell table:style-name="Table8.A2" office:value-type="string">
            <text:p text:style-name="P24"><text:span text:style-name="T6">Ice sheet</text:span></text:p>
          </table:table-cell>
          <table:table-cell table:style-name="Table8.A2" office:value-type="string">
            <text:p text:style-name="P26"><text:span text:style-name="T6">25%</text:span></text:p>
          </table:table-cell>
          <table:table-cell table:style-name="Table8.A2" office:value-type="string">
            <text:p text:style-name="P26"><text:span text:style-name="T6">—</text:span></text:p>
          </table:table-cell>
          <table:table-cell table:style-name="Table8.A2" office:value-type="string">
            <text:p text:style-name="P26"><text:span text:style-name="T6">—</text:span></text:p>
          </table:table-cell>
        </table:table-row>
        <table:table-row table:style-name="Table8.2">
          <table:table-cell table:style-name="Table8.A2" office:value-type="string">
            <text:p text:style-name="P24"><text:span text:style-name="T6">Light rubble</text:span></text:p>
          </table:table-cell>
          <table:table-cell table:style-name="Table8.A2" office:value-type="string">
            <text:p text:style-name="P26"><text:span text:style-name="T6">5%</text:span></text:p>
          </table:table-cell>
          <table:table-cell table:style-name="Table8.A2" office:value-type="string">
            <text:p text:style-name="P26"><text:span text:style-name="T6">30%</text:span></text:p>
          </table:table-cell>
          <table:table-cell table:style-name="Table8.A2" office:value-type="string">
            <text:p text:style-name="P26"><text:span text:style-name="T6">10%</text:span></text:p>
          </table:table-cell>
        </table:table-row>
        <table:table-row table:style-name="Table8.2">
          <table:table-cell table:style-name="Table8.A2" office:value-type="string">
            <text:p text:style-name="P24"><text:span text:style-name="T6">Dense rubble</text:span></text:p>
          </table:table-cell>
          <table:table-cell table:style-name="Table8.A2" office:value-type="string">
            <text:p text:style-name="P26"><text:span text:style-name="T6">—</text:span></text:p>
          </table:table-cell>
          <table:table-cell table:style-name="Table8.A2" office:value-type="string">
            <text:p text:style-name="P26"><text:span text:style-name="T6">30%</text:span></text:p>
          </table:table-cell>
          <table:table-cell table:style-name="Table8.A2" office:value-type="string">
            <text:p text:style-name="P26"><text:span text:style-name="T6">5%</text:span></text:p>
          </table:table-cell>
        </table:table-row>
        <table:table-row table:style-name="Table8.2">
          <table:table-cell table:style-name="Table8.A7" office:value-type="string">
            <text:p text:style-name="P25"><text:span text:style-name="T6">Sand dunes</text:span></text:p>
          </table:table-cell>
          <table:table-cell table:style-name="Table8.A7" office:value-type="string">
            <text:p text:style-name="P27"><text:span text:style-name="T6">—</text:span></text:p>
          </table:table-cell>
          <table:table-cell table:style-name="Table8.A7" office:value-type="string">
            <text:p text:style-name="P27"><text:span text:style-name="T6">—</text:span></text:p>
          </table:table-cell>
          <table:table-cell table:style-name="Table8.A7" office:value-type="string">
            <text:p text:style-name="P27"><text:span text:style-name="T6">50%</text:span></text:p>
          </table:table-cell>
        </table:table-row>
      </table:table>
      <text:p text:style-name="P24"><text:span text:style-name="T7">Light Undergrowth:</text:span><text:span text:style-name="T6"> Consisting of scrubby, hardy bushes and cacti, light undergrowth functions as described for other terrain types.</text:span></text:p>
      <text:p text:style-name="P24"><text:span text:style-name="T7">Ice Sheet: </text:span><text:span text:style-name="T6">The ground is covered with slippery ice. It costs 2 squares of movement to enter a square covered by an ice sheet, and the DC of Balance and Tumble checks there increases by 5. A DC 10 Balance check is required to run or charge across an ice sheet. </text:span></text:p>
      <text:p text:style-name="P24"><text:span text:style-name="T7">Light Rubble:</text:span><text:span text:style-name="T6"> Small rocks are strewn across the ground, making nimble movement more difficult more difficult. The DC of Balance and Tumble checks increases by 2. </text:span></text:p>
      <text:p text:style-name="P24"><text:span text:style-name="T7">Dense Rubble:</text:span><text:span text:style-name="T6"> This terrain feature consists of more and larger stones. It costs 2 squares of movement to enter a square with dense rubble. The DC of Balance and Tumble checks increases by 5, and the DC of Move Silently checks increases by 2.</text:span></text:p>
      <text:p text:style-name="P24"><text:span text:style-name="T7">Sand Dunes:</text:span><text:span text:style-name="T6"> Created by the action of wind on sand, sand dunes function as hills that move. If the wind is strong and consistent, a sand dune can move several hundred feet in a week’s time. Sand dunes can cover hundreds of squares. They always have a gentle slope pointing in the direction of the prevailing wind and a steep slope on the leeward side.</text:span></text:p>
      <text:p text:style-name="P24"><text:span text:style-name="T7">Other Desert Terrain Features:</text:span><text:span text:style-name="T6"> Tundra is sometimes bordered by forests, and the occasional tree isn’t out of place in the cold wastes. Rocky deserts have towers and mesas consisting of flat ground surrounded on all sides by cliffs and steep slopes (described in Mountain Terrain, above). Sandy deserts sometimes have quicksand; this functions as described in Marsh Terrain, above, although desert quicksand is a waterless mixture of fine sand and dust. All desert terrain is crisscrossed with dry streambeds (treat as trenches 5 to 15 feet wide) that fill with water on the rare occasions when rain falls.</text:span></text:p>
      <text:p text:style-name="P24"><text:span text:style-name="T7">Stealth and Detection in the Desert:</text:span><text:span text:style-name="T6"> In general, the maximum distance in desert terrain at which a Spot check for detecting the nearby presence of others can succeed is 6d6×20 feet; beyond this distance, elevation changes and heat distortion in warm deserts makes spotting impossible. The presence of dunes in sandy deserts limits spotting distance to 6d6×10 feet. </text:span></text:p>
      <text:p text:style-name="P24"><text:span text:style-name="T6">The desert imposes neither bonuses nor penalties on Listen or Spot checks. The scarcity of undergrowth or other elements that offer concealment or cover makes hiding more difficult.</text:span></text:p>
      <text:h text:style-name="P30" text:outline-level="3"><text:span text:style-name="T1">Sandstorms</text:span></text:h>
      <text:p text:style-name="P24"><text:span text:style-name="T6">A sandstorm reduces visibility to 1d10×5 feet and provides a –4 penalty on Listen, Search, and Spot checks. A sandstorm deals 1d3 points of nonlethal damage per hour to any creatures caught in the open, and leaves a thin coating of sand in its wake. Driving sand creeps in through all but the most secure seals and seams, to chafe skin and contaminate carried gear. </text:span></text:p>
      <text:p text:style-name="P15"/>
      <text:p text:style-name="P24"><text:span text:style-name="T5">PLAINS TERRAIN</text:span></text:p>
      <text:p text:style-name="P24"><text:span text:style-name="T6">Plains come in three categories: farms, grasslands, and battlefields. Farms are common in settled areas, of course, while grasslands represent untamed plains. The battlefields where large armies clash are temporary places, usually reclaimed by natural vegetation or the farmer’s plow. Battlefields represent a third terrain category because adventurers tend to spend a lot of time there, not because they’re particularly prevalent.</text:span></text:p>
      <text:p text:style-name="P24"><text:span text:style-name="T6">The table below shows the proportions of terrain elements in the different categories of plains. On a farm, light undergrowth represents most mature grain crops, so farms growing vegetable crops will have less light undergrowth, as will all farms during the time between harvest and a few months after planting.</text:span></text:p>
      <text:p text:style-name="P24"><text:span text:style-name="T6">The terrain elements in the table below are mutually exclusive.</text:span></text:p>
      <text:p text:style-name="P24"><text:span text:style-name="T12">Plains Terrain Features</text:span></text:p>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25"><text:span text:style-name="T7"><text:s/></text:span></text:p>
          </table:table-cell>
          <table:table-cell table:style-name="Table9.A1" table:number-columns-spanned="3" office:value-type="string">
            <text:p text:style-name="P27"><text:span text:style-name="T7">——— Plains Category ———</text:span></text:p>
          </table:table-cell>
          <table:covered-table-cell/>
          <table:covered-table-cell/>
        </table:table-row>
        <table:table-row table:style-name="Table9.2">
          <table:table-cell table:style-name="Table9.A2" office:value-type="string">
            <text:p text:style-name="P25"><text:span text:style-name="T7"><text:s/></text:span></text:p>
          </table:table-cell>
          <table:table-cell table:style-name="Table9.A2" office:value-type="string">
            <text:p text:style-name="P27"><text:span text:style-name="T7">Farm</text:span></text:p>
          </table:table-cell>
          <table:table-cell table:style-name="Table9.A2" office:value-type="string">
            <text:p text:style-name="P27"><text:span text:style-name="T7">Grassland</text:span></text:p>
          </table:table-cell>
          <table:table-cell table:style-name="Table9.A2" office:value-type="string">
            <text:p text:style-name="P27"><text:span text:style-name="T7">Battlefield</text:span></text:p>
          </table:table-cell>
        </table:table-row>
        <table:table-row table:style-name="Table9.2">
          <table:table-cell table:style-name="Table9.A2" office:value-type="string">
            <text:p text:style-name="P24"><text:span text:style-name="T6">Light undergrowth</text:span></text:p>
          </table:table-cell>
          <table:table-cell table:style-name="Table9.A2" office:value-type="string">
            <text:p text:style-name="P26"><text:span text:style-name="T6">40%</text:span></text:p>
          </table:table-cell>
          <table:table-cell table:style-name="Table9.A2" office:value-type="string">
            <text:p text:style-name="P26"><text:span text:style-name="T6">20%</text:span></text:p>
          </table:table-cell>
          <table:table-cell table:style-name="Table9.A2" office:value-type="string">
            <text:p text:style-name="P26"><text:span text:style-name="T6">10%</text:span></text:p>
          </table:table-cell>
        </table:table-row>
        <table:table-row table:style-name="Table9.2">
          <table:table-cell table:style-name="Table9.A2" office:value-type="string">
            <text:p text:style-name="P24"><text:span text:style-name="T6">Heavy undergrowth</text:span></text:p>
          </table:table-cell>
          <table:table-cell table:style-name="Table9.A2" office:value-type="string">
            <text:p text:style-name="P26"><text:span text:style-name="T6">—</text:span></text:p>
          </table:table-cell>
          <table:table-cell table:style-name="Table9.A2" office:value-type="string">
            <text:p text:style-name="P26"><text:span text:style-name="T6">10%</text:span></text:p>
          </table:table-cell>
          <table:table-cell table:style-name="Table9.A2" office:value-type="string">
            <text:p text:style-name="P26"><text:span text:style-name="T6">—</text:span></text:p>
          </table:table-cell>
        </table:table-row>
        <table:table-row table:style-name="Table9.2">
          <table:table-cell table:style-name="Table9.A2" office:value-type="string">
            <text:p text:style-name="P24"><text:span text:style-name="T6">Light rubble</text:span></text:p>
          </table:table-cell>
          <table:table-cell table:style-name="Table9.A2" office:value-type="string">
            <text:p text:style-name="P26"><text:span text:style-name="T6">—</text:span></text:p>
          </table:table-cell>
          <table:table-cell table:style-name="Table9.A2" office:value-type="string">
            <text:p text:style-name="P26"><text:span text:style-name="T6">—</text:span></text:p>
          </table:table-cell>
          <table:table-cell table:style-name="Table9.A2" office:value-type="string">
            <text:p text:style-name="P26"><text:span text:style-name="T6">10%</text:span></text:p>
          </table:table-cell>
        </table:table-row>
        <table:table-row table:style-name="Table9.2">
          <table:table-cell table:style-name="Table9.A2" office:value-type="string">
            <text:p text:style-name="P24"><text:span text:style-name="T6">Trench</text:span></text:p>
          </table:table-cell>
          <table:table-cell table:style-name="Table9.A2" office:value-type="string">
            <text:p text:style-name="P26"><text:span text:style-name="T6">5%</text:span></text:p>
          </table:table-cell>
          <table:table-cell table:style-name="Table9.A2" office:value-type="string">
            <text:p text:style-name="P26"><text:span text:style-name="T6">—</text:span></text:p>
          </table:table-cell>
          <table:table-cell table:style-name="Table9.A2" office:value-type="string">
            <text:p text:style-name="P26"><text:span text:style-name="T6">5%</text:span></text:p>
          </table:table-cell>
        </table:table-row>
        <table:table-row table:style-name="Table9.2">
          <table:table-cell table:style-name="Table9.A7" office:value-type="string">
            <text:p text:style-name="P25"><text:span text:style-name="T6">Berm</text:span></text:p>
          </table:table-cell>
          <table:table-cell table:style-name="Table9.A7" office:value-type="string">
            <text:p text:style-name="P27"><text:span text:style-name="T6">—</text:span></text:p>
          </table:table-cell>
          <table:table-cell table:style-name="Table9.A7" office:value-type="string">
            <text:p text:style-name="P27"><text:span text:style-name="T6">—</text:span></text:p>
          </table:table-cell>
          <table:table-cell table:style-name="Table9.A7" office:value-type="string">
            <text:p text:style-name="P27"><text:span text:style-name="T6">5%</text:span></text:p>
          </table:table-cell>
        </table:table-row>
      </table:table>
      <text:p text:style-name="P24"><text:span text:style-name="T7">Undergrowth: </text:span><text:span text:style-name="T6">Whether they’re crops or natural vegetation, the tall grasses of the plains function like light undergrowth in a forest. Particularly thick bushes form patches of heavy undergrowth that dot the landscape in grasslands.</text:span></text:p>
      <text:p text:style-name="P24"><text:span text:style-name="T7">Light Rubble:</text:span><text:span text:style-name="T6"> On the battlefield, light rubble usually represents something that was destroyed: the ruins of a building or the scattered remnants of a stone wall, for example. It functions as described in the desert terrain section above.</text:span></text:p>
      <text:p text:style-name="P24"><text:span text:style-name="T7">Trench:</text:span><text:span text:style-name="T6"> Often dug before a battle to protect soldiers, a trench functions as a low wall, except that it provides no cover against adjacent foes. It costs 2 squares of movement to leave a trench, but it costs nothing extra to enter one. Creatures outside a trench who make a melee attack against a creature inside the trench gain a +1 bonus on melee attacks because they have higher ground. In farm terrain, trenches are generally irrigation ditches.</text:span></text:p>
      <text:p text:style-name="P24"><text:span text:style-name="T7">Berm: </text:span><text:span text:style-name="T6">A common defensive structure, a berm is a low, earthen wall that slows movement and provides a measure of cover. Put a berm on the map by drawing two adjacent rows of steep slope (described in Hills Terrain, above), with the edges of the berm on the downhill side. Thus, a character crossing a two-square berm will travel uphill for 1 square, then downhill for 1 square. Two square berms provide cover as low walls for anyone standing behind them. Larger berms provide the low wall benefit for anyone standing 1 square downhill from the top of the berm. </text:span></text:p>
      <text:p text:style-name="P24"><text:span text:style-name="T7">Fences:</text:span><text:span text:style-name="T6"> Wooden fences are generally used to contain livestock or impede oncoming soldiers. It costs an extra square of movement to cross a wooden fence. A stone fence provides a measure of cover as well, functioning as low walls. Mounted characters can cross a fence without slowing their movement if they succeed on a DC 15 Ride check. If the check fails, the steed crosses the fence, but the rider falls out of the saddle.</text:span></text:p>
      <text:p text:style-name="P24"><text:span text:style-name="T7">Other Plains Terrain Features:</text:span><text:span text:style-name="T6"> Occasional trees dot the landscape in many plains, although on battlefields they’re often felled to provide raw material for siege engines (described in Urban Features). Hedgerows (described in Marsh Terrain) are found in plains as well. Streams, generally 5 to 20 feet wide and 5 to 10 feet deep, are commonplace.</text:span></text:p>
      <text:p text:style-name="P24"><text:span text:style-name="T7">Stealth and Detection in Plains:</text:span><text:span text:style-name="T6"> In plains terrain, the maximum distance at which a Spot check for detecting the nearby presence of others can succeed is 6d6×40 feet, although the specifics of your map may restrict line of sight. Plains terrain provides no bonuses or penalties on Listen and Spot checks. Cover and concealment are not uncommon, so a good place of refuge is often nearby, if not right at hand.</text:span></text:p>
      <text:p text:style-name="P19"/>
      <text:p text:style-name="P24"><text:span text:style-name="T5">AQUATIC TERRAIN</text:span></text:p>
      <text:p text:style-name="P24"><text:span text:style-name="T6">Aquatic terrain is the least hospitable to most PCs, because they can’t breathe there. Aquatic terrain doesn’t offer the variety that land terrain does. The ocean floor holds many marvels, including undersea analogues of any of the terrain elements described earlier in this section. But if characters find themselves in the water because they were bull rushed off the deck of a pirate ship, the tall kelp beds hundreds of feet below them don’t matter. Accordingly, these rules simply divide aquatic terrain into two categories: flowing water (such as streams and rivers) and nonflowing water (such as lakes and oceans).</text:span></text:p>
      <text:p text:style-name="P24"><text:span text:style-name="T7">Flowing Water:</text:span><text:span text:style-name="T6"> Large, placid rivers move at only a few miles per hour, so they function as still water for most purposes. But some rivers and streams are swifter; anything floating in them moves downstream at a speed of 10 to 40 feet per round. The fastest rapids send swimmers bobbing downstream at 60 to 90 feet per round. Fast rivers are always at least rough water (Swim DC 15), and whitewater rapids are stormy water (Swim DC 20). If a character is in moving water, move her downstream the indicated distance at the end of her turn. A character trying to maintain her position relative to the riverbank can spend some or all of her turn swimming upstream.</text:span></text:p>
      <text:p text:style-name="P24"><text:span text:style-name="T8">Swept Away: </text:span><text:span text:style-name="T6">Characters swept away by a river moving 60 feet per round or faster must make DC 20 Swim checks every round to avoid going under. If a character gets a check result of 5 or more over the minimum necessary, he arrests his motion by catching a rock, tree limb, or bottom snag—he is no longer being carried along by the flow of the water. Escaping the rapids by reaching the bank requires three DC 20 Swim checks in a row. Characters arrested by a rock, limb, or snag can’t escape under their own power unless they strike out into the water and attempt to swim their way clear. Other characters can rescue them as if they were trapped in quicksand (described in Marsh Terrain, above). </text:span></text:p>
      <text:p text:style-name="P24"><text:span text:style-name="T7">Nonflowing Water:</text:span><text:span text:style-name="T6"> Lakes and oceans simply require a swim speed or successful Swim checks to move through (DC 10 in calm water, DC 15 in rough water, DC 20 in stormy water). Characters need a way to breathe if they’re underwater; failing that, they risk drowning. When underwater, characters can move in any direction as if they were flying with perfect maneuverability.</text:span></text:p>
      <text:p text:style-name="P24"><text:span text:style-name="T7">Stealth and Detection Underwater: </text:span><text:span text:style-name="T6">How far you can see underwater depends on the water’s clarity. As a guideline, creatures can see 4d8×10 feet if the water is clear, and 1d8×10 feet if it’s murky. Moving water is always murky, unless it’s in a particularly large, slow-moving river.</text:span></text:p>
      <text:p text:style-name="P24"><text:span text:style-name="T6">It’s hard to find cover or concealment to hide underwater (except along the seafloor). Listen and Move Silently checks function normally underwater.</text:span></text:p>
      <text:p text:style-name="P24"><text:span text:style-name="T8">Invisibility: </text:span><text:span text:style-name="T6">An invisible creature displaces water and leaves a visible, body-shaped “bubble” where the water was displaced. The creature still has concealment (20% miss chance), but not total concealment (50% miss chance).</text:span></text:p>
      <text:h text:style-name="P30" text:outline-level="3"><text:span text:style-name="T1">Underwater Combat</text:span></text:h>
      <text:p text:style-name="P24"><text:span text:style-name="T6">Land-based creatures can have considerable difficulty when fighting in water. Water affects a creature’s Armor Class, attack rolls, damage, and movement. In some cases a creature’s opponents may get a bonus on attacks. The effects are summarized in the accompanying table. They apply whenever a character is swimming, walking in chestdeep water, or walking along the bottom. </text:span></text:p>
      <text:p text:style-name="P24"><text:span text:style-name="T7">Ranged Attacks Underwater:</text:span><text:span text:style-name="T6"> Thrown weapons are ineffective underwater, even when launched from land. Attacks with other ranged weapons take a –2 penalty on attack rolls for every 5 feet of water they pass through, in addition to the normal penalties for range. </text:span></text:p>
      <text:p text:style-name="P24"><text:span text:style-name="T7">Attacks from Land:</text:span><text:span text:style-name="T6"> Characters swimming, floating, or treading water on the surface, or wading in water at least chest deep, have improved cover (+8 bonus to AC, +4 bonus on Reflex saves) from opponents on land. Landbound opponents who have </text:span><text:span text:style-name="T8">freedom of movement </text:span><text:span text:style-name="T6">effects ignore this cover when making melee attacks against targets in the water. A completely submerged creature has total cover against opponents on land unless those opponents have </text:span><text:span text:style-name="T8">freedom of movement </text:span><text:span text:style-name="T6">effects. Magical effects are unaffected except for those that require attack rolls (which are treated like any other effects) and fire effects.</text:span></text:p>
      <text:p text:style-name="P24"><text:span text:style-name="T7">Fire:</text:span><text:span text:style-name="T6"> Nonmagical fire (including alchemist’s fire) does not burn underwater. Spells or spell-like effects with the fire descriptor are ineffective underwater unless the caster makes a Spellcraft check (DC 20 + spell level). If the check succeeds, the spell creates a bubble of steam instead of its usual fiery effect, but otherwise the spell works as described. A supernatural fire effect is ineffective underwater unless its description states otherwise. The surface of a body of water blocks line of effect for any fire spell. If the caster has made a Spellcraft check to make the fire spell usable underwater, the surface still blocks the spell’s line of effect.</text:span></text:p>
      <table:table table:name="Table10" table:style-name="Table10">
        <table:table-column table:style-name="Table10.A"/>
        <table:table-column table:style-name="Table10.B"/>
        <table:table-column table:style-name="Table10.C"/>
        <table:table-column table:style-name="Table10.D"/>
        <table:table-column table:style-name="Table10.E"/>
        <text:soft-page-break/>
        <table:table-row table:style-name="Table10.1">
          <table:table-cell table:style-name="Table10.A1" table:number-columns-spanned="5" office:value-type="string">
            <text:h text:style-name="P12" text:outline-level="2"><text:span text:style-name="T2">Table: Combat Adjustments Underwater</text:span></text:h>
          </table:table-cell>
          <table:covered-table-cell/>
          <table:covered-table-cell/>
          <table:covered-table-cell/>
          <table:covered-table-cell/>
        </table:table-row>
        <table:table-row table:style-name="Table10.1">
          <table:table-cell table:style-name="Table10.A2" office:value-type="string">
            <text:p text:style-name="P25"><text:span text:style-name="T7"><text:s/></text:span></text:p>
          </table:table-cell>
          <table:table-cell table:style-name="Table10.A2" table:number-columns-spanned="2" office:value-type="string">
            <text:p text:style-name="P27"><text:span text:style-name="T7">————— Attack/Damage —————</text:span></text:p>
          </table:table-cell>
          <table:covered-table-cell/>
          <table:table-cell table:style-name="Table10.A2" office:value-type="string">
            <text:p text:style-name="P17"/>
          </table:table-cell>
          <table:table-cell table:style-name="Table10.A2" office:value-type="string">
            <text:p text:style-name="P17"/>
          </table:table-cell>
        </table:table-row>
        <table:table-row table:style-name="Table10.3">
          <table:table-cell table:style-name="Table10.A2" office:value-type="string">
            <text:p text:style-name="P28"><text:span text:style-name="T6">Condition</text:span></text:p>
          </table:table-cell>
          <table:table-cell table:style-name="Table10.A2" office:value-type="string">
            <text:p text:style-name="P29"><text:span text:style-name="T6">Slashing or Bludgeoning</text:span></text:p>
          </table:table-cell>
          <table:table-cell table:style-name="Table10.A2" office:value-type="string">
            <text:h text:style-name="P10" text:outline-level="4"><text:span text:style-name="T2">Tail</text:span></text:h>
          </table:table-cell>
          <table:table-cell table:style-name="Table10.A2" office:value-type="string">
            <text:h text:style-name="P10" text:outline-level="4"><text:span text:style-name="T6">Movement</text:span></text:h>
          </table:table-cell>
          <table:table-cell table:style-name="Table10.A2" office:value-type="string">
            <text:h text:style-name="P10" text:outline-level="4"><text:span text:style-name="T6">Off Balance?</text:span><text:span text:style-name="T15">4</text:span></text:h>
          </table:table-cell>
        </table:table-row>
        <table:table-row table:style-name="Table10.3">
          <table:table-cell table:style-name="Table10.A2" office:value-type="string">
            <text:p text:style-name="P24"><text:span text:style-name="T8">Freedom of movement</text:span></text:p>
          </table:table-cell>
          <table:table-cell table:style-name="Table10.A2" office:value-type="string">
            <text:p text:style-name="P26"><text:span text:style-name="T6">normal/normal</text:span></text:p>
          </table:table-cell>
          <table:table-cell table:style-name="Table10.A2" office:value-type="string">
            <text:p text:style-name="P26"><text:span text:style-name="T6">normal/normal</text:span></text:p>
          </table:table-cell>
          <table:table-cell table:style-name="Table10.A2" office:value-type="string">
            <text:p text:style-name="P26"><text:span text:style-name="T6">normal</text:span></text:p>
          </table:table-cell>
          <table:table-cell table:style-name="Table10.A2" office:value-type="string">
            <text:p text:style-name="P26"><text:span text:style-name="T6">No</text:span></text:p>
          </table:table-cell>
        </table:table-row>
        <table:table-row table:style-name="Table10.3">
          <table:table-cell table:style-name="Table10.A2" office:value-type="string">
            <text:p text:style-name="P24"><text:span text:style-name="T6">Has a swim speed</text:span></text:p>
          </table:table-cell>
          <table:table-cell table:style-name="Table10.A2" office:value-type="string">
            <text:p text:style-name="P26"><text:span text:style-name="T6">–2/half</text:span></text:p>
          </table:table-cell>
          <table:table-cell table:style-name="Table10.A2" office:value-type="string">
            <text:p text:style-name="P26"><text:span text:style-name="T6">normal</text:span></text:p>
          </table:table-cell>
          <table:table-cell table:style-name="Table10.A2" office:value-type="string">
            <text:p text:style-name="P26"><text:span text:style-name="T6">normal</text:span></text:p>
          </table:table-cell>
          <table:table-cell table:style-name="Table10.A2" office:value-type="string">
            <text:p text:style-name="P26"><text:span text:style-name="T6">No</text:span></text:p>
          </table:table-cell>
        </table:table-row>
        <table:table-row table:style-name="Table10.3">
          <table:table-cell table:style-name="Table10.A2" office:value-type="string">
            <text:p text:style-name="P24"><text:span text:style-name="T6">Successful Swim check</text:span></text:p>
          </table:table-cell>
          <table:table-cell table:style-name="Table10.A2" office:value-type="string">
            <text:p text:style-name="P26"><text:span text:style-name="T6">–2/half</text:span><text:span text:style-name="T14">1</text:span></text:p>
          </table:table-cell>
          <table:table-cell table:style-name="Table10.A2" office:value-type="string">
            <text:p text:style-name="P26"><text:span text:style-name="T6">–2/half</text:span></text:p>
          </table:table-cell>
          <table:table-cell table:style-name="Table10.A2" office:value-type="string">
            <text:p text:style-name="P26"><text:span text:style-name="T6">quarter or half</text:span><text:span text:style-name="T14">2</text:span></text:p>
          </table:table-cell>
          <table:table-cell table:style-name="Table10.A2" office:value-type="string">
            <text:p text:style-name="P26"><text:span text:style-name="T6">No</text:span></text:p>
          </table:table-cell>
        </table:table-row>
        <table:table-row table:style-name="Table10.3">
          <table:table-cell table:style-name="Table10.A2" office:value-type="string">
            <text:p text:style-name="P24"><text:span text:style-name="T6">Firm footing</text:span><text:span text:style-name="T14">3</text:span></text:p>
          </table:table-cell>
          <table:table-cell table:style-name="Table10.A2" office:value-type="string">
            <text:p text:style-name="P26"><text:span text:style-name="T6">–2/half</text:span></text:p>
          </table:table-cell>
          <table:table-cell table:style-name="Table10.A2" office:value-type="string">
            <text:p text:style-name="P26"><text:span text:style-name="T6">–2/half</text:span></text:p>
          </table:table-cell>
          <table:table-cell table:style-name="Table10.A2" office:value-type="string">
            <text:p text:style-name="P26"><text:span text:style-name="T6">half</text:span></text:p>
          </table:table-cell>
          <table:table-cell table:style-name="Table10.A2" office:value-type="string">
            <text:p text:style-name="P26"><text:span text:style-name="T6">No</text:span></text:p>
          </table:table-cell>
        </table:table-row>
        <table:table-row table:style-name="Table10.3">
          <table:table-cell table:style-name="Table10.A2" office:value-type="string">
            <text:p text:style-name="P24"><text:span text:style-name="T6">None of the above</text:span></text:p>
          </table:table-cell>
          <table:table-cell table:style-name="Table10.A2" office:value-type="string">
            <text:p text:style-name="P26"><text:span text:style-name="T6">–2/half</text:span></text:p>
          </table:table-cell>
          <table:table-cell table:style-name="Table10.A2" office:value-type="string">
            <text:p text:style-name="P26"><text:span text:style-name="T6">–2/half</text:span></text:p>
          </table:table-cell>
          <table:table-cell table:style-name="Table10.A2" office:value-type="string">
            <text:p text:style-name="P26"><text:span text:style-name="T6">normal</text:span></text:p>
          </table:table-cell>
          <table:table-cell table:style-name="Table10.A2" office:value-type="string">
            <text:p text:style-name="P26"><text:span text:style-name="T6">Yes</text:span></text:p>
          </table:table-cell>
        </table:table-row>
        <table:table-row table:style-name="Table10.1">
          <table:table-cell table:style-name="Table10.A2" table:number-columns-spanned="5" office:value-type="string">
            <text:p text:style-name="P25"><text:span text:style-name="T6">1 A creature without a </text:span><text:span text:style-name="T8">freedom of movement </text:span><text:span text:style-name="T6">effects or a swim speed makes grapple checks underwater at a –2 penalty, but deals damage normally when grappling.</text:span></text:p>
          </table:table-cell>
          <table:covered-table-cell/>
          <table:covered-table-cell/>
          <table:covered-table-cell/>
          <table:covered-table-cell/>
        </table:table-row>
        <table:table-row table:style-name="Table10.1">
          <table:table-cell table:style-name="Table10.A2" table:number-columns-spanned="5" office:value-type="string">
            <text:p text:style-name="P24"><text:span text:style-name="T6">2 A successful Swim check lets a creature move one-quarter its speed as a move action or one-half its speed as a full-round action.</text:span></text:p>
          </table:table-cell>
          <table:covered-table-cell/>
          <table:covered-table-cell/>
          <table:covered-table-cell/>
          <table:covered-table-cell/>
        </table:table-row>
        <table:table-row table:style-name="Table10.1">
          <table:table-cell table:style-name="Table10.A2" table:number-columns-spanned="5" office:value-type="string">
            <text:p text:style-name="P24"><text:span text:style-name="T6">3 Creatures have firm footing when walking along the bottom, braced against a ship’s hull, or the like. A creature can only walk along the bottom if it wears or carries enough gear to weigh itself down—at least 16 pounds for Medium creatures, twice that for each size category larger than Medium, and half that for each size category smaller than Medium. </text:span></text:p>
          </table:table-cell>
          <table:covered-table-cell/>
          <table:covered-table-cell/>
          <table:covered-table-cell/>
          <table:covered-table-cell/>
        </table:table-row>
        <table:table-row table:style-name="Table10.1">
          <table:table-cell table:style-name="Table10.A12" table:number-columns-spanned="5" office:value-type="string">
            <text:p text:style-name="P25"><text:span text:style-name="T6">4 Creatures flailing about in the water (usually because they failed their Swim checks) have a hard time fighting effectively. An off-balance creature loses its Dexterity bonus to Armor Class, and opponents gain a +2 bonus on attacks against it. </text:span></text:p>
          </table:table-cell>
          <table:covered-table-cell/>
          <table:covered-table-cell/>
          <table:covered-table-cell/>
          <table:covered-table-cell/>
        </table:table-row>
      </table:table>
      <text:h text:style-name="P30" text:outline-level="3"><text:span text:style-name="T1">Floods</text:span></text:h>
      <text:p text:style-name="P24"><text:span text:style-name="T6">In many wilderness areas, river floods are a common occurrence.</text:span></text:p>
      <text:p text:style-name="P24"><text:span text:style-name="T6">In spring, an enormous snowmelt can engorge the streams and rivers it feeds. Other catastrophic events such as massive rainstorms or the destruction of a dam can create floods as well.</text:span></text:p>
      <text:p text:style-name="P24"><text:span text:style-name="T6">During a flood, rivers become wider, deeper, and swifter. Assume that a river rises by 1d10+10 feet during the spring flood, and its width increases by a factor of 1d4×50%. Fords may disappear for days, bridges may be swept away, and even ferries might not be able to manage the crossing of a flooded river. A river in flood makes Swim checks one category harder (calm water becomes rough, and rough water becomes stormy). Rivers also become 50% swifter.</text:span></text:p>
      <text:p text:style-name="P19"/>
      <text:p text:style-name="P4"><text:span text:style-name="T3">URBAN ADVENTURES</text:span></text:p>
      <text:p text:style-name="P24"><text:span text:style-name="T6">At first glance, a city is much like a dungeon, made up of walls, doors, rooms, and corridors. Adventures that take place in cities have two salient differences from their dungeon counterparts, however. Characters have greater access to resources, and they must contend with law enforcement.</text:span></text:p>
      <text:p text:style-name="P24"><text:span text:style-name="T7">Access to Resources:</text:span><text:span text:style-name="T6"> Unlike in dungeons and the wilderness, characters can buy and sell gear quickly in a city. A large city or metropolis probably has high-level NPCs and experts in obscure fields of knowledge who can provide assistance and decipher clues. And when the PCs are battered and bruised, they can retreat to the comfort of a room at the inn.</text:span></text:p>
      <text:p text:style-name="P8"><text:span text:style-name="T2">The freedom to retreat and ready access to the marketplace means that the players have a greater degree of control over the pacing of an urban adventure.</text:span></text:p>
      <text:p text:style-name="P24"><text:span text:style-name="T7"><text:s/>Law Enforcement:</text:span><text:span text:style-name="T6"> The other key distinctions between adventuring in a city and delving into a dungeon is that a dungeon is, almost by definition, a lawless place where the only law is that of the jungle: Kill or be killed. A city, on the other hand, is held together by a code of laws, many of which are explicitly designed to prevent the sort of behavior that adventurers engage in all the time: killing and looting. Even so, most cities’ laws recognize monsters as a threat to the stability the city relies on, and prohibitions about murder rarely apply to monsters such as aberrations or evil outsiders. Most evil humanoids, however, are typically protected by the same laws that protect all the citizens of the city. Having an evil alignment is not a crime (except in some severely theocratic cities, perhaps, with the magical power to back up the law); only evil deeds are against the law. Even when adventurers encounter an evildoer in the act of perpetrating some heinous evil upon the populace of the city, the law tends to frown on the sort of vigilante justice that leaves the evildoer dead or otherwise unable to testify at a trial.</text:span></text:p>
      <text:h text:style-name="P3" text:outline-level="5"><text:span text:style-name="T4">Weapon And Spell Restrictions</text:span></text:h>
      <text:p text:style-name="P24"><text:span text:style-name="T6">Different cities have different laws about such issues as carrying weapons in public and restricting spellcasters.</text:span></text:p>
      <text:p text:style-name="P24"><text:span text:style-name="T6">The city’s laws may not affect all characters equally. A monk isn’t hampered at all by a law about peace-bonding weapons, but a cleric is reduced to a fraction of his power if all holy symbols are confiscated at the city’s gates.</text:span></text:p>
      <text:h text:style-name="P30" text:outline-level="3"><text:span text:style-name="T1">Urban Features</text:span></text:h>
      <text:p text:style-name="P24"><text:span text:style-name="T6">Walls, doors, poor lighting, and uneven footing: In many ways a city is much like a dungeon. Some new considerations for an urban setting are covered below.</text:span></text:p>
      <text:h text:style-name="P31" text:outline-level="3"/>
      <text:h text:style-name="P30" text:outline-level="3"><text:span text:style-name="T1">Walls and Gates</text:span></text:h>
      <text:p text:style-name="P24"><text:span text:style-name="T6">Many cities are surrounded by walls. A typical small city wall is a fortified stone wall 5 feet thick and 20 feet high. Such a wall is fairly smooth, requiring a DC 30 Climb check to scale. The walls are crenellated on one side to provide a low wall for the guards atop it, and there is just barely room for guards to walk along the top of the wall. A typical small city wall has AC 3, hardness 8, and 450 hp per 10-foot section.</text:span></text:p>
      <text:p text:style-name="P24"><text:span text:style-name="T6">A typical large city wall is 10 feet thick and 30 feet high, with crenellations on both sides for the guards on top of the wall. It is likewise smooth, requiring a DC 30 Climb check to scale. Such a wall has AC 3, hardness 8, and 720 hp per 10-foot section.</text:span></text:p>
      <text:p text:style-name="P24"><text:span text:style-name="T6">A typical metropolis wall is 15 feet thick and 40 feet tall. It has crenellations on both sides and often has a tunnel and small rooms running through its interior. Metropolis walls have AC 3, hardness 8, and 1,170 hp per 10- foot section.</text:span></text:p>
      <text:p text:style-name="P24"><text:span text:style-name="T6">Unlike smaller cities, metropolises often have interior walls as well as surrounding walls—either old walls that the city has outgrown, or walls dividing individual districts from each other. Sometimes these walls are as large and thick as the outer walls, but more often they have the characteristics of a large city’s or small city’s walls.</text:span></text:p>
      <text:p text:style-name="P24"><text:span text:style-name="T7">Watch Towers:</text:span><text:span text:style-name="T6"> Some city walls are adorned with watch towers set at irregular intervals. Few cities have enough guards to keep someone constantly stationed at every tower, unless the city is expecting attack from outside. The towers provide a superior view of the surrounding countryside as well as a point of defense against invaders.</text:span></text:p>
      <text:p text:style-name="P24"><text:span text:style-name="T6">Watch towers are typically 10 feet higher than the wall they adjoin, and their diameter is 5 times the thickness of the wall. Arrow slits line the outer sides of the upper stories of a tower, and the top is crenellated like the surrounding walls are. In a small tower (25 feet in diameter adjoining a 5-foot-thick wall), a simple ladder typically connect the tower’s stories and the roof. In a larger tower, stairs serve that purpose. </text:span></text:p>
      <text:p text:style-name="P24"><text:soft-page-break/><text:span text:style-name="T6">Heavy wooden doors, reinforced with iron and bearing good locks (Open Lock DC 30), block entry to a tower, unless the tower is in regular use. As a rule, the captain of the guard keeps the key to the tower secured on her person, and a second copy is in the city’s inner fortress or barracks.</text:span></text:p>
      <text:p text:style-name="P24"><text:span text:style-name="T7">Gates:</text:span><text:span text:style-name="T6"> A typical city gate is a gatehouse with two portcullises and murder holes above the space between them. In towns and some small cities, the primary entry is through iron double doors set into the city wall.</text:span></text:p>
      <text:p text:style-name="P24"><text:span text:style-name="T6">Gates are usually open during the day and locked or barred at night. Usually, one gate lets in travelers after sunset and is staffed by guards who will open it for someone who seems honest, presents proper papers, or offers a large enough bribe (depending on the city and the guards).</text:span></text:p>
      <text:h text:style-name="P31" text:outline-level="3"/>
      <text:h text:style-name="P30" text:outline-level="3"><text:span text:style-name="T1">Guards and Soldiers</text:span></text:h>
      <text:p text:style-name="P24"><text:span text:style-name="T6">A city typically has full-time military personnel equal to 1% of its adult population, in addition to militia or conscript soldiers equal to 5% of the population. The full-time soldiers are city guards responsible for maintaining order within the city, similar to the role of modern police, and (to a lesser extent) for defending the city from outside assault. Conscript soldiers are called up to serve in case of an attack on the city.</text:span></text:p>
      <text:p text:style-name="P24"><text:span text:style-name="T6">A typical city guard force works on three eight-hour shifts, with 30% of the force on a day shift (8 </text:span><text:span text:style-name="T13">A</text:span><text:span text:style-name="T6">.</text:span><text:span text:style-name="T13">M</text:span><text:span text:style-name="T6">. to 4 </text:span><text:span text:style-name="T13">P</text:span><text:span text:style-name="T6">.</text:span><text:span text:style-name="T13">M</text:span><text:span text:style-name="T6">.), 35% on an evening shift (4 </text:span><text:span text:style-name="T13">P</text:span><text:span text:style-name="T6">.</text:span><text:span text:style-name="T13">M</text:span><text:span text:style-name="T6">. to 12 </text:span><text:span text:style-name="T13">A</text:span><text:span text:style-name="T6">.</text:span><text:span text:style-name="T13">M</text:span><text:span text:style-name="T6">.), and 35% on a night shift (12 </text:span><text:span text:style-name="T13">A</text:span><text:span text:style-name="T6">.</text:span><text:span text:style-name="T13">M</text:span><text:span text:style-name="T6">. to 8 </text:span><text:span text:style-name="T13">A</text:span><text:span text:style-name="T6">.</text:span><text:span text:style-name="T13">M</text:span><text:span text:style-name="T6">.). At any given time, 80% of the guards on duty are on the streets patrolling, while the remaining 20% are stationed at various posts throughout the city, where they can respond to nearby alarms. At least one such guard post is present within each neighborhood of a city (each neighborhood consisting of several districts).</text:span></text:p>
      <text:p text:style-name="P24"><text:span text:style-name="T6">The majority of a city guard force is made up of warriors, mostly 1st level. Officers include higher-level warriors, fighters, a fair number of clerics, and wizards or sorcerers, as well as multiclass fighter/spellcasters.</text:span></text:p>
      <text:h text:style-name="P31" text:outline-level="3"/>
      <text:h text:style-name="P30" text:outline-level="3"><text:span text:style-name="T1">Siege Engines</text:span></text:h>
      <text:p text:style-name="P24"><text:span text:style-name="T6">Siege engines are large weapons, temporary structures, or pieces of equipment traditionally used in besieging a castle or fortress.</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table:number-columns-spanned="6" office:value-type="string">
            <text:p text:style-name="P25"><text:span text:style-name="T7">Table: Siege Engines</text:span></text:p>
          </table:table-cell>
          <table:covered-table-cell/>
          <table:covered-table-cell/>
          <table:covered-table-cell/>
          <table:covered-table-cell/>
          <table:covered-table-cell/>
        </table:table-row>
        <table:table-row table:style-name="Table11.2">
          <table:table-cell table:style-name="Table11.A2" office:value-type="string">
            <text:h text:style-name="P1" text:outline-level="6"><text:span text:style-name="T1">Item </text:span></text:h>
          </table:table-cell>
          <table:table-cell table:style-name="Table11.A2" office:value-type="string">
            <text:h text:style-name="P1" text:outline-level="6"><text:span text:style-name="T5">Cost </text:span></text:h>
          </table:table-cell>
          <table:table-cell table:style-name="Table11.A2" office:value-type="string">
            <text:h text:style-name="P2" text:outline-level="6"><text:span text:style-name="T5">Damage</text:span></text:h>
          </table:table-cell>
          <table:table-cell table:style-name="Table11.A2" office:value-type="string">
            <text:h text:style-name="P2" text:outline-level="6"><text:span text:style-name="T5">Critical</text:span></text:h>
          </table:table-cell>
          <table:table-cell table:style-name="Table11.A2" office:value-type="string">
            <text:h text:style-name="P2" text:outline-level="6"><text:span text:style-name="T5">Range Increment</text:span></text:h>
          </table:table-cell>
          <table:table-cell table:style-name="Table11.A2" office:value-type="string">
            <text:h text:style-name="P2" text:outline-level="6"><text:span text:style-name="T5">Typical Crew</text:span></text:h>
          </table:table-cell>
        </table:table-row>
        <table:table-row table:style-name="Table11.2">
          <table:table-cell table:style-name="Table11.A2" office:value-type="string">
            <text:p text:style-name="P24"><text:span text:style-name="T6">Catapult, heavy</text:span></text:p>
          </table:table-cell>
          <table:table-cell table:style-name="Table11.A2" office:value-type="string">
            <text:p text:style-name="P24"><text:span text:style-name="T6">800 gp</text:span></text:p>
          </table:table-cell>
          <table:table-cell table:style-name="Table11.A2" office:value-type="string">
            <text:p text:style-name="P26"><text:span text:style-name="T6">6d6</text:span></text:p>
          </table:table-cell>
          <table:table-cell table:style-name="Table11.A2" office:value-type="string">
            <text:p text:style-name="P26"><text:span text:style-name="T6">—</text:span></text:p>
          </table:table-cell>
          <table:table-cell table:style-name="Table11.A2" office:value-type="string">
            <text:p text:style-name="P26"><text:span text:style-name="T6">200 ft. (100 ft. minimum)</text:span></text:p>
          </table:table-cell>
          <table:table-cell table:style-name="Table11.A2" office:value-type="string">
            <text:p text:style-name="P26"><text:span text:style-name="T6">4</text:span></text:p>
          </table:table-cell>
        </table:table-row>
        <table:table-row table:style-name="Table11.2">
          <table:table-cell table:style-name="Table11.A2" office:value-type="string">
            <text:p text:style-name="P4"><text:span text:style-name="T1">Catapult, light </text:span></text:p>
          </table:table-cell>
          <table:table-cell table:style-name="Table11.A2" office:value-type="string">
            <text:p text:style-name="P4"><text:span text:style-name="T1">550 gp </text:span></text:p>
          </table:table-cell>
          <table:table-cell table:style-name="Table11.A2" office:value-type="string">
            <text:p text:style-name="P6"><text:span text:style-name="T1">4d6</text:span></text:p>
          </table:table-cell>
          <table:table-cell table:style-name="Table11.A2" office:value-type="string">
            <text:p text:style-name="P6"><text:span text:style-name="T1">—</text:span></text:p>
          </table:table-cell>
          <table:table-cell table:style-name="Table11.A2" office:value-type="string">
            <text:p text:style-name="P6"><text:span text:style-name="T1">150 ft. (100 ft. minimum)</text:span></text:p>
          </table:table-cell>
          <table:table-cell table:style-name="Table11.A2" office:value-type="string">
            <text:p text:style-name="P6"><text:span text:style-name="T1">2</text:span></text:p>
          </table:table-cell>
        </table:table-row>
        <table:table-row table:style-name="Table11.2">
          <table:table-cell table:style-name="Table11.A2" office:value-type="string">
            <text:p text:style-name="P24"><text:span text:style-name="T6">Ballista </text:span></text:p>
          </table:table-cell>
          <table:table-cell table:style-name="Table11.A2" office:value-type="string">
            <text:p text:style-name="P24"><text:span text:style-name="T6">500 gp </text:span></text:p>
          </table:table-cell>
          <table:table-cell table:style-name="Table11.A2" office:value-type="string">
            <text:p text:style-name="P26"><text:span text:style-name="T6">3d8</text:span></text:p>
          </table:table-cell>
          <table:table-cell table:style-name="Table11.A2" office:value-type="string">
            <text:p text:style-name="P26"><text:span text:style-name="T6">19–20</text:span></text:p>
          </table:table-cell>
          <table:table-cell table:style-name="Table11.A2" office:value-type="string">
            <text:p text:style-name="P26"><text:span text:style-name="T6">120 ft.</text:span></text:p>
          </table:table-cell>
          <table:table-cell table:style-name="Table11.A2" office:value-type="string">
            <text:p text:style-name="P26"><text:span text:style-name="T6">1</text:span></text:p>
          </table:table-cell>
        </table:table-row>
        <table:table-row table:style-name="Table11.2">
          <table:table-cell table:style-name="Table11.A2" office:value-type="string">
            <text:p text:style-name="P24"><text:span text:style-name="T6">Ram </text:span></text:p>
          </table:table-cell>
          <table:table-cell table:style-name="Table11.A2" office:value-type="string">
            <text:p text:style-name="P24"><text:span text:style-name="T6">1,000 gp </text:span></text:p>
          </table:table-cell>
          <table:table-cell table:style-name="Table11.A2" office:value-type="string">
            <text:p text:style-name="P26"><text:span text:style-name="T6">3d6*</text:span></text:p>
          </table:table-cell>
          <table:table-cell table:style-name="Table11.A2" office:value-type="string">
            <text:p text:style-name="P26"><text:span text:style-name="T6">—</text:span></text:p>
          </table:table-cell>
          <table:table-cell table:style-name="Table11.A2" office:value-type="string">
            <text:p text:style-name="P26"><text:span text:style-name="T6">—</text:span></text:p>
          </table:table-cell>
          <table:table-cell table:style-name="Table11.A2" office:value-type="string">
            <text:p text:style-name="P26"><text:span text:style-name="T6">10</text:span></text:p>
          </table:table-cell>
        </table:table-row>
        <table:table-row table:style-name="Table11.2">
          <table:table-cell table:style-name="Table11.A2" office:value-type="string">
            <text:p text:style-name="P24"><text:span text:style-name="T6">Siege tower </text:span></text:p>
          </table:table-cell>
          <table:table-cell table:style-name="Table11.A2" office:value-type="string">
            <text:p text:style-name="P24"><text:span text:style-name="T6">2,000 gp </text:span></text:p>
          </table:table-cell>
          <table:table-cell table:style-name="Table11.A2" office:value-type="string">
            <text:p text:style-name="P26"><text:span text:style-name="T6">—</text:span></text:p>
          </table:table-cell>
          <table:table-cell table:style-name="Table11.A2" office:value-type="string">
            <text:p text:style-name="P26"><text:span text:style-name="T6">—</text:span></text:p>
          </table:table-cell>
          <table:table-cell table:style-name="Table11.A2" office:value-type="string">
            <text:p text:style-name="P26"><text:span text:style-name="T6">—</text:span></text:p>
          </table:table-cell>
          <table:table-cell table:style-name="Table11.A2" office:value-type="string">
            <text:p text:style-name="P26"><text:span text:style-name="T6">20</text:span></text:p>
          </table:table-cell>
        </table:table-row>
        <table:table-row table:style-name="Table11.1">
          <table:table-cell table:style-name="Table11.A8" table:number-columns-spanned="6" office:value-type="string">
            <text:p text:style-name="P25"><text:span text:style-name="T6">* See description for special rules.</text:span></text:p>
          </table:table-cell>
          <table:covered-table-cell/>
          <table:covered-table-cell/>
          <table:covered-table-cell/>
          <table:covered-table-cell/>
          <table:covered-table-cell/>
        </table:table-row>
      </table:table>
      <text:p text:style-name="P18"/>
      <table:table table:name="Table12" table:style-name="Table12">
        <table:table-column table:style-name="Table12.A"/>
        <table:table-column table:style-name="Table12.B"/>
        <text:soft-page-break/>
        <table:table-row table:style-name="Table12.1">
          <table:table-cell table:style-name="Table12.A1" table:number-columns-spanned="2" office:value-type="string">
            <text:p text:style-name="P25"><text:span text:style-name="T7">Catapult Attack Modifiers</text:span></text:p>
          </table:table-cell>
          <table:covered-table-cell/>
        </table:table-row>
        <table:table-row table:style-name="Table12.2">
          <table:table-cell table:style-name="Table12.A2" office:value-type="string">
            <text:p text:style-name="P25"><text:span text:style-name="T7">Condition </text:span></text:p>
          </table:table-cell>
          <table:table-cell table:style-name="Table12.A2" office:value-type="string">
            <text:p text:style-name="P25"><text:span text:style-name="T7">Modifier</text:span></text:p>
          </table:table-cell>
        </table:table-row>
        <table:table-row table:style-name="Table12.2">
          <table:table-cell table:style-name="Table12.A2" office:value-type="string">
            <text:p text:style-name="P24"><text:span text:style-name="T6">No line of sight to target square</text:span></text:p>
          </table:table-cell>
          <table:table-cell table:style-name="Table12.A2" office:value-type="string">
            <text:p text:style-name="P24"><text:span text:style-name="T6">–6</text:span></text:p>
          </table:table-cell>
        </table:table-row>
        <table:table-row table:style-name="Table12.2">
          <table:table-cell table:style-name="Table12.A2" office:value-type="string">
            <text:p text:style-name="P24"><text:span text:style-name="T6">Successive shots (crew can see where most recent misses landed) </text:span></text:p>
          </table:table-cell>
          <table:table-cell table:style-name="Table12.A2" office:value-type="string">
            <text:p text:style-name="P24"><text:span text:style-name="T6">Cumulative +2 per previous miss (maximum +10)</text:span></text:p>
          </table:table-cell>
        </table:table-row>
        <table:table-row table:style-name="Table12.2">
          <table:table-cell table:style-name="Table12.A5" office:value-type="string">
            <text:p text:style-name="P25"><text:span text:style-name="T6">Successive shots (crew can’t see where most recent misses landed, but observer is providing feedback)</text:span></text:p>
          </table:table-cell>
          <table:table-cell table:style-name="Table12.A5" office:value-type="string">
            <text:p text:style-name="P25"><text:span text:style-name="T6">Cumulative +1 per previous miss (maximum +5)</text:span></text:p>
          </table:table-cell>
        </table:table-row>
      </table:table>
      <text:p text:style-name="P15"/>
      <text:p text:style-name="P24"><text:span text:style-name="T7">Catapult, Heavy: </text:span><text:span text:style-name="T6">A heavy catapult is a massive engine capable of throwing rocks or heavy objects with great force. Because the catapult throws its payload in a high arc, it can hit squares out of its line of sight. To fire a heavy catapult, the crew chief makes a special check against DC 15 using only his base attack bonus, Intelligence modifier, range increment penalty, and the appropriate modifiers from the lower section of Table 3–26. If the check succeeds, the catapult stone hits the square the catapult was aimed at, dealing the indicated damage to any object or character in the square. Characters who succeed on a DC 15 Reflex save take half damage. Once a catapult stone hits a square, subsequent shots hit the same square unless the catapult is reaimed or the wind changes direction or speed.</text:span></text:p>
      <text:p text:style-name="P24"><text:span text:style-name="T6">If a catapult stone misses, roll 1d8 to determine where it lands. This determines the misdirection of the throw, with 1 being back toward the catapult and 2 through 8 counting clockwise around the target square. Then, count 3 squares away from the target square for every range increment of the attack.</text:span></text:p>
      <text:p text:style-name="P24"><text:span text:style-name="T6">Loading a catapult requires a series of full-round actions. It takes a DC 15 Strength check to winch the throwing arm down; most catapults have wheels to allow up to two crew members to use the aid another action, assisting the main winch operator. A DC 15 Profession (siege engineer) check latches the arm into place, and then another DC 15 Profession (siege engineer) check loads the catapult ammunition. It takes four full-round actions to reaim a heavy catapult (multiple crew members can perform these full-round actions in the same round, so it would take a crew of four only 1 round to reaim the catapult).</text:span></text:p>
      <text:p text:style-name="P24"><text:span text:style-name="T6">A heavy catapult takes up a space 15 feet across.</text:span></text:p>
      <text:p text:style-name="P24"><text:span text:style-name="T7">Catapult, Light: </text:span><text:span text:style-name="T6">This is a smaller, lighter version of the heavy catapult. It functions as the heavy catapult, except that it takes a DC 10 Strength check to winch the arm into place, and only two full-round actions are required to reaim the catapult.</text:span></text:p>
      <text:p text:style-name="P24"><text:span text:style-name="T6">A light catapult takes up a space 10 feet across.</text:span></text:p>
      <text:p text:style-name="P24"><text:span text:style-name="T7">Ballista:</text:span><text:span text:style-name="T6"> A ballista is essentially a Huge heavy crossbow fixed in place. Its size makes it hard for most creatures to aim it</text:span><text:span text:style-name="T8">. </text:span><text:span text:style-name="T6">Thus, a Medium creature takes a –4 penalty on attack rolls when using a ballista, and a Small creature takes a –6 penalty. It takes a creature smaller than Large two full-round actions to reload the ballista after firing.</text:span></text:p>
      <text:p text:style-name="P24"><text:span text:style-name="T6">A ballista takes up a space 5 feet across.</text:span></text:p>
      <text:p text:style-name="P24"><text:span text:style-name="T7">Ram: </text:span><text:span text:style-name="T6">This heavy pole is sometimes suspended from a movable scaffold that allows the crew to swing it back and forth against objects. As a full-round action, the character closest to the front of the ram makes an attack roll against the AC of the construction, applying the –4 penalty for lack of proficiency. (It’s not possible to be proficient with this device.) In addition to the damage given on Table: Siege Engines, up to nine other characters holding the ram can add their Strength modifier to the ram’s damage, if they devote an attack action to doing so. It takes at least one Huge or larger creature, two Large creatures, four Medium-size creatures, or eight Small creatures to swing a ram. (Tiny or smaller creatures can’t use a ram.)</text:span></text:p>
      <text:p text:style-name="P24"><text:span text:style-name="T6">A ram is typically 30 feet long. In a battle, the creatures wielding the ram stand in two adjacent columns of equal length, with the ram between them.</text:span></text:p>
      <text:p text:style-name="P24"><text:span text:style-name="T7">Siege Tower: </text:span><text:span text:style-name="T6">This device is a massive wooden tower on wheels or rollers that can be rolled up against a wall to allow attackers to scale the tower and thus to get to the top of the wall with cover. The wooden walls are usually 1 foot thick.</text:span></text:p>
      <text:p text:style-name="P24"><text:span text:style-name="T6">A typical siege tower takes up a space 15 feet across. The creatures inside push it at a speed of 10 feet (and a siege tower can’t run). The eight creatures pushing on the ground floor have total cover, and those on higher floors get improved cover and can fire through arrow slits.</text:span></text:p>
      <text:h text:style-name="P31" text:outline-level="3"/>
      <text:h text:style-name="P30" text:outline-level="3"><text:span text:style-name="T1">City Streets</text:span></text:h>
      <text:p text:style-name="P24"><text:span text:style-name="T6">Typical city streets are narrow and twisting. Most streets average 15 to 20 feet wide [(1d4+1)×5 feet)], while alleys range from 10 feet wide to only 5 feet. Cobblestones in good condition allow normal movement, but ones in poor repair and heavily rutted dirt streets are considered light rubble, increasing the DC of Balance and Tumble checks by 2.</text:span></text:p>
      <text:p text:style-name="P4"><text:span text:style-name="T1">Some cities have no larger thoroughfares, particularly cities that gradually grew from small settlements to larger cities. Cities that are planned, or perhaps have suffered a major fire that allowed authorities to construct new roads through formerly inhabited areas, might have a few larger streets through town. These main roads are 25 feet wide—offering room for wagons to pass each other—with 5-foot-wide sidewalks on either side.</text:span></text:p>
      <text:p text:style-name="P24"><text:span text:style-name="T7">Crowds: </text:span><text:span text:style-name="T6">Urban streets are often full of people going about their daily lives. In most cases, it isn’t necessary to put every 1st-level commoner on the map when a fight breaks out on the city’s main thoroughfare. Instead just indicate which squares on the map contain crowds. If crowds see something obviously dangerous, they’ll move away at 30 feet per round at initiative count 0. It takes 2 squares of movement to enter a square with crowds. The crowds provide cover for anyone who does so, enabling a Hide check and providing a bonus to Armor Class and on Reflex saves.</text:span></text:p>
      <text:p text:style-name="P24"><text:span text:style-name="T8">Directing Crowds: </text:span><text:span text:style-name="T6">It takes a DC 15 Diplomacy check or DC 20 Intimidate check to convince a crowd to move in a particular direction, and the crowd must be able to hear or see the character making the attempt. It takes a full-round action to make the Diplomacy check, but only a free action to make the Intimidate check.</text:span></text:p>
      <text:p text:style-name="P24"><text:span text:style-name="T6">If two or more characters are trying to direct a crowd in different directions, they make opposed Diplomacy or Intimidate checks to determine whom the crowd listens to. The crowd ignores everyone if none of the characters’ check results beat the DCs given above.</text:span></text:p>
      <text:h text:style-name="P31" text:outline-level="3"/>
      <text:h text:style-name="P30" text:outline-level="3"><text:span text:style-name="T1">Above and beneath the Streets</text:span></text:h>
      <text:p text:style-name="P24"><text:span text:style-name="T7">Rooftops: </text:span><text:span text:style-name="T6">Getting to a roof usually requires climbing a wall (see the Walls section), unless the character can reach a roof by jumping down from a higher window, balcony, or bridge. Flat roofs, common only in warm climates (accumulated snow can cause a flat roof to collapse), are easy to run across. Moving along the peak of a roof requires a DC 20 Balance check. Moving on an angled roof surface without changing altitude (moving parallel to the peak, in other words) requires a DC 15 Balance check. Moving up and down across the peak of a roof requires a DC 10 Balance check.</text:span></text:p>
      <text:p text:style-name="P24"><text:soft-page-break/><text:span text:style-name="T6">Eventually a character runs out of roof, requiring a long jump across to the next roof or down to the ground. The distance to the next closest roof is usually 1d3×5 feet horizontally, but the roof across the gap is equally likely to be 5 feet higher, 5 feet lower, or the same height. Use the guidelines in the Jump skill</text:span><text:span text:style-name="T8"> </text:span><text:span text:style-name="T6">(a horizontal jump’s peak height is one-fourth of the horizontal distance) to determine whether a character can make a jump.</text:span></text:p>
      <text:p text:style-name="P24"><text:span text:style-name="T7">Sewers:</text:span><text:span text:style-name="T6"> To get into the sewers, most characters open a grate (a full-round action) and jump down 10 feet. Sewers are built exactly like dungeons, except that they’re much more likely to have floors that are slippery or covered with water. Sewers are also similar to dungeons in terms of creatures liable to be encountered therein. Some cities were built atop the ruins of older civilizations, so their sewers sometimes lead to treasures and dangers from a bygone age.</text:span></text:p>
      <text:h text:style-name="P31" text:outline-level="3"/>
      <text:h text:style-name="P30" text:outline-level="3"><text:span text:style-name="T1">City Buildings</text:span></text:h>
      <text:p text:style-name="P24"><text:span text:style-name="T6">Most city buildings fall into three categories. The majority of buildings in the city are two to five stories high, built side by side to form long rows separated by secondary or main streets. These row houses usually have businesses on the ground floor, with offices or apartments above.</text:span></text:p>
      <text:p text:style-name="P24"><text:span text:style-name="T6">Inns, successful businesses, and large warehouses—as well as millers, tanners, and other businesses that require extra space— are generally large, free-standing buildings with up to five stories. </text:span></text:p>
      <text:p text:style-name="P24"><text:span text:style-name="T6">Finally, small residences, shops, warehouses, or storage sheds are simple, one-story wooden buildings, especially if they’re in poorer neighborhoods.</text:span></text:p>
      <text:p text:style-name="P24"><text:span text:style-name="T6">Most city buildings are made of a combination of stone or clay brick (on the lower one or two stories) and timbers (for the upper stories, interior walls, and floors). Roofs are a mixture of boards, thatch, and slates, sealed with pitch. A typical lower-story wall is 1 foot thick, with AC 3, hardness 8, 90 hp, and a Climb DC of 25. Upper-story walls are 6 inches thick, with AC 3, hardness 5, 60 hp, and a Climb DC of 21. Exterior doors on most buildings are good wooden doors that are usually kept locked, except on public buildings such as shops and taverns.</text:span></text:p>
      <text:h text:style-name="P31" text:outline-level="3"/>
      <text:h text:style-name="P30" text:outline-level="3"><text:span text:style-name="T1">Buying Buildings</text:span></text:h>
      <text:p text:style-name="P24"><text:span text:style-name="T6">Characters might want to buy their own buildings or even construct</text:span></text:p>
      <text:p text:style-name="P24"><text:span text:style-name="T6">their own castle. Use the prices in Table: Buildings directly, or as a guide when for extrapolating costs for more exotic structures.</text:span></text:p>
      <table:table table:name="Table13" table:style-name="Table13">
        <table:table-column table:style-name="Table13.A"/>
        <table:table-column table:style-name="Table13.B"/>
        <table:table-row table:style-name="Table13.1">
          <table:table-cell table:style-name="Table13.A1" table:number-columns-spanned="2" office:value-type="string">
            <text:h text:style-name="P1" text:outline-level="6"><text:span text:style-name="T1">Table: Buildings</text:span></text:h>
          </table:table-cell>
          <table:covered-table-cell/>
        </table:table-row>
        <table:table-row table:style-name="Table13.2">
          <table:table-cell table:style-name="Table13.A2" office:value-type="string">
            <text:p text:style-name="P25"><text:span text:style-name="T7">Item</text:span></text:p>
          </table:table-cell>
          <table:table-cell table:style-name="Table13.A2" office:value-type="string">
            <text:p text:style-name="P25"><text:span text:style-name="T7">Cost</text:span></text:p>
          </table:table-cell>
        </table:table-row>
        <table:table-row table:style-name="Table13.2">
          <table:table-cell table:style-name="Table13.A2" office:value-type="string">
            <text:p text:style-name="P24"><text:span text:style-name="T6">Simple house</text:span></text:p>
          </table:table-cell>
          <table:table-cell table:style-name="Table13.A2" office:value-type="string">
            <text:p text:style-name="P24"><text:span text:style-name="T6">1,000 gp</text:span></text:p>
          </table:table-cell>
        </table:table-row>
        <table:table-row table:style-name="Table13.2">
          <table:table-cell table:style-name="Table13.A2" office:value-type="string">
            <text:p text:style-name="P24"><text:span text:style-name="T6">Grand house</text:span></text:p>
          </table:table-cell>
          <table:table-cell table:style-name="Table13.A2" office:value-type="string">
            <text:p text:style-name="P24"><text:span text:style-name="T6">5,000 gp</text:span></text:p>
          </table:table-cell>
        </table:table-row>
        <table:table-row table:style-name="Table13.2">
          <table:table-cell table:style-name="Table13.A2" office:value-type="string">
            <text:p text:style-name="P24"><text:span text:style-name="T6">Mansion</text:span></text:p>
          </table:table-cell>
          <table:table-cell table:style-name="Table13.A2" office:value-type="string">
            <text:p text:style-name="P24"><text:span text:style-name="T6">100,000 gp</text:span></text:p>
          </table:table-cell>
        </table:table-row>
        <table:table-row table:style-name="Table13.2">
          <table:table-cell table:style-name="Table13.A2" office:value-type="string">
            <text:p text:style-name="P24"><text:span text:style-name="T6">Tower</text:span></text:p>
          </table:table-cell>
          <table:table-cell table:style-name="Table13.A2" office:value-type="string">
            <text:p text:style-name="P24"><text:span text:style-name="T6">50,000 gp</text:span></text:p>
          </table:table-cell>
        </table:table-row>
        <table:table-row table:style-name="Table13.2">
          <table:table-cell table:style-name="Table13.A2" office:value-type="string">
            <text:p text:style-name="P24"><text:span text:style-name="T6">Keep</text:span></text:p>
          </table:table-cell>
          <table:table-cell table:style-name="Table13.A2" office:value-type="string">
            <text:p text:style-name="P24"><text:span text:style-name="T6">150,000 gp</text:span></text:p>
          </table:table-cell>
        </table:table-row>
        <table:table-row table:style-name="Table13.2">
          <table:table-cell table:style-name="Table13.A2" office:value-type="string">
            <text:p text:style-name="P24"><text:span text:style-name="T6">Castle</text:span></text:p>
          </table:table-cell>
          <table:table-cell table:style-name="Table13.A2" office:value-type="string">
            <text:p text:style-name="P24"><text:span text:style-name="T6">500,000 gp</text:span></text:p>
          </table:table-cell>
        </table:table-row>
        <table:table-row table:style-name="Table13.2">
          <table:table-cell table:style-name="Table13.A2" office:value-type="string">
            <text:p text:style-name="P24"><text:span text:style-name="T6">Huge castle</text:span></text:p>
          </table:table-cell>
          <table:table-cell table:style-name="Table13.A2" office:value-type="string">
            <text:p text:style-name="P24"><text:span text:style-name="T6">1,000,000 gp</text:span></text:p>
          </table:table-cell>
        </table:table-row>
        <table:table-row table:style-name="Table13.2">
          <table:table-cell table:style-name="Table13.A10" office:value-type="string">
            <text:p text:style-name="P25"><text:span text:style-name="T6">Moat with bridge</text:span></text:p>
          </table:table-cell>
          <table:table-cell table:style-name="Table13.A10" office:value-type="string">
            <text:p text:style-name="P25"><text:span text:style-name="T6">50,000 gp</text:span></text:p>
          </table:table-cell>
        </table:table-row>
      </table:table>
      <text:p text:style-name="P24"><text:span text:style-name="T8">Simple House: </text:span><text:span text:style-name="T6">This one- to three-room house is made of wood and has a thatched roof.</text:span></text:p>
      <text:p text:style-name="P24"><text:span text:style-name="T8">Grand House: </text:span><text:span text:style-name="T6">This four- to ten-room house is made of wood and has a thatched roof.</text:span></text:p>
      <text:p text:style-name="P24"><text:soft-page-break/><text:span text:style-name="T8">Mansion: </text:span><text:span text:style-name="T6">This ten- to twenty-room residence has two or three stories and is made of wood and brick. It has a slate roof.</text:span></text:p>
      <text:p text:style-name="P24"><text:span text:style-name="T8">Tower: </text:span><text:span text:style-name="T6">This round or square, three-level tower is made of stone.</text:span></text:p>
      <text:p text:style-name="P24"><text:span text:style-name="T8">Keep: </text:span><text:span text:style-name="T6">This fortified stone building has fifteen to twenty-five rooms.</text:span></text:p>
      <text:p text:style-name="P24"><text:span text:style-name="T8">Castle: </text:span><text:span text:style-name="T6">A castle is a keep surrounded by a 15-foot stone wall with four towers. The wall is 10 feet thick.</text:span></text:p>
      <text:p text:style-name="P24"><text:span text:style-name="T8">Huge Castle: </text:span><text:span text:style-name="T6">A huge castle is a particularly large keep with numerous associated buildings (stables, forge, granaries, and so on) and an elaborate 20-foot-high wall that creates bailey and courtyard areas. The wall has six towers and is 10 feet thick.</text:span></text:p>
      <text:p text:style-name="P24"><text:span text:style-name="T8">Moat with Bridge: </text:span><text:span text:style-name="T6">The moat is 15 feet deep and 30 feet wide. The bridge may be a wooden drawbridge or a permanent stone structure.</text:span></text:p>
      <text:h text:style-name="P31" text:outline-level="3"/>
      <text:h text:style-name="P30" text:outline-level="3"><text:span text:style-name="T1">City Lights</text:span></text:h>
      <text:p text:style-name="P24"><text:span text:style-name="T6">If a city has main thoroughfares, they are lined with lanterns hanging at a height of 7 feet from building awnings. These lanterns are spaced 60 feet apart, so their illumination is all but continuous. Secondary streets and alleys are not lit; it is common for citizens to hire lantern-bearers when going out after dark.</text:span></text:p>
      <text:p text:style-name="P24"><text:span text:style-name="T6">Alleys can be dark places even in daylight, thanks to the shadows of the tall buildings that surround them. A dark alley in daylight is rarely dark enough to afford true concealment, but it can lend a +2 circumstance bonus on Hide checks.</text:span></text:p>
      <text:p text:style-name="P20"/>
      <text:p text:style-name="P24"><text:span text:style-name="T5">WEATHER</text:span></text:p>
      <text:p text:style-name="P24"><text:span text:style-name="T6">Sometimes weather can play an important role in an adventure.</text:span></text:p>
      <text:p text:style-name="P24"><text:span text:style-name="T6">Table: Random Weather is an appropriate weather table for general use, and can be used as a basis for a local weather tables. Terms on that table are defined as follows.</text:span></text:p>
      <text:p text:style-name="P24"><text:span text:style-name="T7">Calm:</text:span><text:span text:style-name="T6"> Wind speeds are light (0 to 10 mph).</text:span></text:p>
      <text:p text:style-name="P24"><text:span text:style-name="T7">Cold:</text:span><text:span text:style-name="T6"> Between 0° and 40° Fahrenheit during the day, 10 to 20 degrees colder at night.</text:span></text:p>
      <text:p text:style-name="P24"><text:span text:style-name="T7">Cold Snap: </text:span><text:span text:style-name="T6">Lowers temperature by –10° F.</text:span></text:p>
      <text:p text:style-name="P24"><text:span text:style-name="T7">Downpour:</text:span><text:span text:style-name="T6"> Treat as rain (see Precipitation, below), but conceals as fog. Can create floods (see above). A downpour lasts for 2d4 hours.</text:span></text:p>
      <text:p text:style-name="P24"><text:span text:style-name="T7">Heat Wave:</text:span><text:span text:style-name="T6"> Raises temperature by +10° F.</text:span></text:p>
      <text:p text:style-name="P24"><text:span text:style-name="T7">Hot:</text:span><text:span text:style-name="T6"> Between 85° and 110° Fahrenheit during the day, 10 to 20 degrees colder at night.</text:span></text:p>
      <text:p text:style-name="P24"><text:span text:style-name="T7">Moderate:</text:span><text:span text:style-name="T6"> Between 40° and 60° Fahrenheit during the day, 10 to 20 degrees colder at night.</text:span></text:p>
      <text:p text:style-name="P24"><text:span text:style-name="T7">Powerful Storm </text:span><text:span text:style-name="T9">(Windstorm/Blizzard/Hurricane/Tornado): </text:span><text:span text:style-name="T6">Wind speeds are over 50 mph (see Table: Wind Effects). In addition, blizzards are accompanied by heavy snow (1d3 feet), and hurricanes are accompanied by downpours (see above). Windstorms last for 1d6 hours. Blizzards last for 1d3 days. Hurricanes can last for up to a week, but their major impact on characters will come in a 24-to-48-hour period when the center of the storm moves through their area. Tornadoes are very short-lived (1d6×10 minutes), typically forming as part of a thunderstorm system. </text:span></text:p>
      <text:p text:style-name="P24"><text:span text:style-name="T7">Precipitation:</text:span><text:span text:style-name="T6"> Roll d% to determine whether the precipitation is fog (01–30), rain/snow (31–90), or sleet/hail (91–00). Snow and sleet occur only when the temperature is 30° Fahrenheit or below. Most precipitation lasts for 2d4 hours. By contrast, hail lasts for only 1d20 minutes but usually accompanies 1d4 hours of rain.</text:span></text:p>
      <text:p text:style-name="P24"><text:span text:style-name="T7">Storm </text:span><text:span text:style-name="T9">(Duststorm/Snowstorm/Thunderstorm):</text:span><text:span text:style-name="T8"> </text:span><text:span text:style-name="T6">Wind speeds are severe (30 to 50 mph) and visibility is cut by three-quarters. Storms last for 2d4–1 hours. See Storms, below, for more details. </text:span></text:p>
      <text:p text:style-name="P24"><text:soft-page-break/><text:span text:style-name="T7">Warm:</text:span><text:span text:style-name="T6"> Between 60° and 85° Fahrenheit during the day, 10 to 20 degrees colder at night.</text:span></text:p>
      <text:p text:style-name="P24"><text:span text:style-name="T7">Windy:</text:span><text:span text:style-name="T6"> Wind speeds are moderate to strong (10 to 30 mph); see Table: Wind Effects on the following page.</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25"><text:span text:style-name="T7">Table: Random Weather<text:tab/></text:span></text:p>
          </table:table-cell>
          <table:covered-table-cell/>
          <table:covered-table-cell/>
          <table:covered-table-cell/>
          <table:covered-table-cell/>
        </table:table-row>
        <table:table-row table:style-name="Table14.2">
          <table:table-cell table:style-name="Table14.A2" office:value-type="string">
            <text:p text:style-name="P25"><text:span text:style-name="T7">d%</text:span></text:p>
          </table:table-cell>
          <table:table-cell table:style-name="Table14.A2" office:value-type="string">
            <text:p text:style-name="P25"><text:span text:style-name="T7">Weather</text:span></text:p>
          </table:table-cell>
          <table:table-cell table:style-name="Table14.A2" office:value-type="string">
            <text:p text:style-name="P25"><text:span text:style-name="T7">Cold Climate</text:span></text:p>
          </table:table-cell>
          <table:table-cell table:style-name="Table14.A2" office:value-type="string">
            <text:p text:style-name="P25"><text:span text:style-name="T7">Temperate Climate</text:span><text:span text:style-name="T14">1</text:span></text:p>
          </table:table-cell>
          <table:table-cell table:style-name="Table14.A2" office:value-type="string">
            <text:p text:style-name="P25"><text:span text:style-name="T7">Desert</text:span></text:p>
          </table:table-cell>
        </table:table-row>
        <table:table-row table:style-name="Table14.2">
          <table:table-cell table:style-name="Table14.A2" office:value-type="string">
            <text:p text:style-name="P24"><text:span text:style-name="T6">01–70</text:span></text:p>
          </table:table-cell>
          <table:table-cell table:style-name="Table14.A2" office:value-type="string">
            <text:p text:style-name="P24"><text:span text:style-name="T6">Normal weather</text:span></text:p>
          </table:table-cell>
          <table:table-cell table:style-name="Table14.A2" office:value-type="string">
            <text:p text:style-name="P24"><text:span text:style-name="T6">Cold, calm</text:span></text:p>
          </table:table-cell>
          <table:table-cell table:style-name="Table14.A2" office:value-type="string">
            <text:p text:style-name="P24"><text:span text:style-name="T6">Normal for season</text:span><text:span text:style-name="T14">2</text:span></text:p>
          </table:table-cell>
          <table:table-cell table:style-name="Table14.A2" office:value-type="string">
            <text:p text:style-name="P24"><text:span text:style-name="T6">Hot, calm</text:span></text:p>
          </table:table-cell>
        </table:table-row>
        <table:table-row table:style-name="Table14.2">
          <table:table-cell table:style-name="Table14.A2" office:value-type="string">
            <text:p text:style-name="P8"><text:span text:style-name="T2">71–80</text:span></text:p>
          </table:table-cell>
          <table:table-cell table:style-name="Table14.A2" office:value-type="string">
            <text:p text:style-name="P8"><text:span text:style-name="T2">Abnormal weather</text:span></text:p>
          </table:table-cell>
          <table:table-cell table:style-name="Table14.A2" office:value-type="string">
            <text:p text:style-name="P8"><text:span text:style-name="T2">Heat wave (01–30) or cold snap (31–100)</text:span></text:p>
          </table:table-cell>
          <table:table-cell table:style-name="Table14.A2" office:value-type="string">
            <text:p text:style-name="P8"><text:span text:style-name="T2">Heat wave (01–50) or cold snap (51–100)</text:span></text:p>
          </table:table-cell>
          <table:table-cell table:style-name="Table14.A2" office:value-type="string">
            <text:p text:style-name="P8"><text:span text:style-name="T2">Hot, windy</text:span></text:p>
          </table:table-cell>
        </table:table-row>
        <table:table-row table:style-name="Table14.2">
          <table:table-cell table:style-name="Table14.A2" office:value-type="string">
            <text:p text:style-name="P24"><text:span text:style-name="T6">81–90</text:span></text:p>
          </table:table-cell>
          <table:table-cell table:style-name="Table14.A2" office:value-type="string">
            <text:p text:style-name="P24"><text:span text:style-name="T6">Inclement weather</text:span></text:p>
          </table:table-cell>
          <table:table-cell table:style-name="Table14.A2" office:value-type="string">
            <text:p text:style-name="P24"><text:span text:style-name="T6">Precipitation (snow)</text:span></text:p>
          </table:table-cell>
          <table:table-cell table:style-name="Table14.A2" office:value-type="string">
            <text:p text:style-name="P24"><text:span text:style-name="T6">Precipitation (normal for season)</text:span></text:p>
          </table:table-cell>
          <table:table-cell table:style-name="Table14.A2" office:value-type="string">
            <text:p text:style-name="P24"><text:span text:style-name="T6">Hot, windy</text:span></text:p>
          </table:table-cell>
        </table:table-row>
        <table:table-row table:style-name="Table14.2">
          <table:table-cell table:style-name="Table14.A2" office:value-type="string">
            <text:p text:style-name="P24"><text:span text:style-name="T6">91–99</text:span></text:p>
          </table:table-cell>
          <table:table-cell table:style-name="Table14.A2" office:value-type="string">
            <text:p text:style-name="P24"><text:span text:style-name="T6">Storm</text:span></text:p>
          </table:table-cell>
          <table:table-cell table:style-name="Table14.A2" office:value-type="string">
            <text:p text:style-name="P24"><text:span text:style-name="T6">Snowstorm</text:span></text:p>
          </table:table-cell>
          <table:table-cell table:style-name="Table14.A2" office:value-type="string">
            <text:p text:style-name="P24"><text:span text:style-name="T6">Thunderstorm, snowstorm</text:span><text:span text:style-name="T14">3</text:span></text:p>
          </table:table-cell>
          <table:table-cell table:style-name="Table14.A2" office:value-type="string">
            <text:p text:style-name="P24"><text:span text:style-name="T6">Duststorm</text:span></text:p>
          </table:table-cell>
        </table:table-row>
        <table:table-row table:style-name="Table14.2">
          <table:table-cell table:style-name="Table14.A2" office:value-type="string">
            <text:p text:style-name="P24"><text:span text:style-name="T6">100</text:span></text:p>
          </table:table-cell>
          <table:table-cell table:style-name="Table14.A2" office:value-type="string">
            <text:p text:style-name="P24"><text:span text:style-name="T6">Powerful storm</text:span></text:p>
          </table:table-cell>
          <table:table-cell table:style-name="Table14.A2" office:value-type="string">
            <text:p text:style-name="P24"><text:span text:style-name="T6">Blizzard</text:span></text:p>
          </table:table-cell>
          <table:table-cell table:style-name="Table14.A2" office:value-type="string">
            <text:p text:style-name="P24"><text:span text:style-name="T6">Windstorm, blizzard</text:span><text:span text:style-name="T14">4</text:span><text:span text:style-name="T6">, hurricane, tornado</text:span></text:p>
          </table:table-cell>
          <table:table-cell table:style-name="Table14.A2" office:value-type="string">
            <text:p text:style-name="P24"><text:span text:style-name="T6">Downpour</text:span></text:p>
          </table:table-cell>
        </table:table-row>
        <table:table-row table:style-name="Table14.1">
          <table:table-cell table:style-name="Table14.A2" table:number-columns-spanned="5" office:value-type="string">
            <text:p text:style-name="P9"><text:span text:style-name="T2">1 Temperate includes forest, hills, marsh, mountains, plains, and warm aquatic.</text:span></text:p>
          </table:table-cell>
          <table:covered-table-cell/>
          <table:covered-table-cell/>
          <table:covered-table-cell/>
          <table:covered-table-cell/>
        </table:table-row>
        <table:table-row table:style-name="Table14.1">
          <table:table-cell table:style-name="Table14.A9" table:number-columns-spanned="5" office:value-type="string">
            <text:p text:style-name="P25"><text:span text:style-name="T6">2 Winter is cold, summer is warm, spring and autumn are temperate. Marsh regions are slightly warmer in winter.</text:span></text:p>
          </table:table-cell>
          <table:covered-table-cell/>
          <table:covered-table-cell/>
          <table:covered-table-cell/>
          <table:covered-table-cell/>
        </table:table-row>
      </table:table>
      <text:h text:style-name="P30" text:outline-level="3"><text:span text:style-name="T1">Rain, Snow, Sleet, and Hail</text:span></text:h>
      <text:p text:style-name="P24"><text:span text:style-name="T6">Bad weather frequently slows or halts travel and makes it virtually impossible to navigate from one spot to another. Torrential downpours and blizzards obscure vision as effectively as a dense fog.</text:span></text:p>
      <text:p text:style-name="P24"><text:span text:style-name="T6">Most precipitation is rain, but in cold conditions it can manifest as snow, sleet, or hail. Precipitation of any kind followed by a cold snap in which the temperature dips from above freezing to 30° F or below may produce ice. </text:span><text:span text:style-name="T8">Rain: </text:span><text:span text:style-name="T6">Rain reduces visibility ranges by half, resulting in a –4 penalty on Spot and Search checks. It has the same effect on flames, ranged weapon attacks, and Listen checks as severe wind.</text:span></text:p>
      <text:p text:style-name="P24"><text:span text:style-name="T8">Snow: </text:span><text:span text:style-name="T6">Falling snow has the same effects on visibility, ranged weapon attacks, and skill checks as rain, and it costs 2 squares of movement to enter a snow-covered square. A day of snowfall leaves 1d6 inches of snow on the ground.</text:span></text:p>
      <text:p text:style-name="P24"><text:span text:style-name="T8">Heavy Snow: </text:span><text:span text:style-name="T6">Heavy snow has the same effects as normal snowfall, but also restricts visibility as fog does (see Fog, below). A day of heavy snow leaves 1d4 feet of snow on the ground, and it costs 4 squares of movement to enter a square covered with heavy snow. Heavy snow accompanied by strong or severe winds may result in snowdrifts 1d4×5 feet deep, especially in and around objects big enough to deflect the wind—a cabin or a large tent, for instance. There is a 10% chance that a heavy snowfall is accompanied by lightning (see Thunderstorm, below). Snow has the same effect on flames as moderate wind.</text:span></text:p>
      <text:p text:style-name="P24"><text:span text:style-name="T8">Sleet: </text:span><text:span text:style-name="T6">Essentially frozen rain, sleet has the same effect as rain while falling (except that its chance to extinguish protected flames is 75%) and the same effect as snow once on the ground. </text:span></text:p>
      <text:p text:style-name="P24"><text:span text:style-name="T8">Hail: </text:span><text:span text:style-name="T6">Hail does not reduce visibility, but the sound of falling hail makes Listen checks more difficult (–4 penalty). Sometimes (5% chance) hail can become large enough to deal 1 point of lethal damage (per storm) to anything in the open. Once on the ground, hail has the same effect on movement as snow.</text:span></text:p>
      <text:h text:style-name="P30" text:outline-level="3"><text:span text:style-name="T1">Storms</text:span></text:h>
      <text:p text:style-name="P24"><text:span text:style-name="T6">The combined effects of precipitation (or dust) and wind that accompany all storms reduce visibility ranges by three quarters, imposing a –8 penalty on Spot, Search, and Listen checks. Storms make ranged weapon attacks impossible, except for those using siege weapons, which have a –4 penalty on attack rolls. They automatically extinguish candles, torches, and similar unprotected flames. They cause protected flames, such as those of lanterns, to dance wildly and have a 50% chance to extinguish these lights. See Table: Wind Effects for possible consequences to creatures caught outside without shelter during such a storm. Storms are divided into the following three types. </text:span></text:p>
      <text:p text:style-name="P24"><text:span text:style-name="T8">Duststorm (CR 3): </text:span><text:span text:style-name="T6">These desert storms differ from other storms in that they have no precipitation. Instead, a duststorm blows fine grains of sand that obscure vision, smother unprotected flames, and can even choke protected flames (50% chance). Most duststorms are accompanied by severe winds and leave behind a deposit of 1d6 inches of sand. However, there is a 10% chance for a greater duststorm to be accompanied by windstorm-magnitude winds (see Table: Wind Effects). These greater duststorms deal 1d3 points of nonlethal damage each round to anyone caught out in the open without shelter and also pose a choking hazard (see Drowning—except that a character with a scarf or similar protection across her mouth and nose does not begin to choke until after a number of rounds equal to 10 × her Constitution score). Greater duststorms leave 2d3–1 feet of fine sand in their wake.</text:span></text:p>
      <text:p text:style-name="P24"><text:span text:style-name="T8">Snowstorm: </text:span><text:span text:style-name="T6">In addition to the wind and precipitation common to other storms, snowstorms leave 1d6 inches of snow on the ground afterward. </text:span></text:p>
      <text:p text:style-name="P24"><text:span text:style-name="T8">Thunderstorm: </text:span><text:span text:style-name="T6">In addition to wind and precipitation (usually rain, but sometimes also hail), thunderstorms are accompanied by lightning that can pose a hazard to characters without proper shelter (especially those in metal armor). As a rule of thumb, assume one bolt per minute for a 1-hour period at the center of the storm. Each bolt causes electricity damage equal to 1d10 eight-sided dice. One in ten thunderstorms is accompanied by a tornado (see below). </text:span></text:p>
      <text:p text:style-name="P24"><text:span text:style-name="T7">Powerful Storms:</text:span><text:span text:style-name="T6"> Very high winds and torrential precipitation reduce visibility to zero, making Spot, Search, and Listen checks and all ranged weapon attacks impossible. Unprotected flames are automatically extinguished, and protected flames have a 75% chance of being doused. Creatures caught in the area must make a DC 20 Fortitude save or face the effects based on the size of the creature (see Table: Wind Effects). Powerful storms are divided into the</text:span></text:p>
      <text:p text:style-name="P24"><text:soft-page-break/><text:span text:style-name="T6">following four types.</text:span></text:p>
      <text:p text:style-name="P24"><text:span text:style-name="T8">Windstorm: </text:span><text:span text:style-name="T6">While accompanied by little or no precipitation, windstorms can cause considerable damage simply through the force of their wind.</text:span></text:p>
      <text:p text:style-name="P24"><text:span text:style-name="T8">Blizzard: </text:span><text:span text:style-name="T6">The combination of high winds, heavy snow (typically 1d3 feet), and bitter cold make blizzards deadly for all who are unprepared for them.</text:span></text:p>
      <text:p text:style-name="P24"><text:span text:style-name="T8">Hurricane: </text:span><text:span text:style-name="T6">In addition to very high winds and heavy rain, hurricanes are accompanied by floods. Most adventuring activity is impossible under such conditions.</text:span></text:p>
      <text:p text:style-name="P24"><text:span text:style-name="T8">Tornado: </text:span><text:span text:style-name="T6">One in ten thunderstorms is accompanied by a tornado.</text:span></text:p>
      <text:h text:style-name="P30" text:outline-level="3"><text:span text:style-name="T1">Fog</text:span></text:h>
      <text:p text:style-name="P24"><text:span text:style-name="T6">Whether in the form of a low-lying cloud or a mist rising from the ground, fog obscures all sight, including darkvision, beyond 5 feet. Creatures 5 feet away have concealment (attacks by or against them have a 20% miss chance).</text:span></text:p>
      <text:h text:style-name="P30" text:outline-level="3"><text:span text:style-name="T1">Winds</text:span></text:h>
      <text:p text:style-name="P24"><text:span text:style-name="T6">The wind can create a stinging spray of sand or dust, fan a large fire, heel over a small boat, and blow gases or vapors away. If powerful enough, it can even knock characters down (see Table: Wind Effects), interfere with ranged attacks, or impose penalties on some skill checks.</text:span></text:p>
      <text:p text:style-name="P24"><text:span text:style-name="T8">Light Wind: </text:span><text:span text:style-name="T6">A gentle breeze, having little or no game effect.</text:span></text:p>
      <text:p text:style-name="P24"><text:span text:style-name="T8">Moderate Wind: </text:span><text:span text:style-name="T6">A steady wind with a 50% chance of extinguishing small, unprotected flames, such as candles.</text:span></text:p>
      <text:p text:style-name="P24"><text:span text:style-name="T8">Strong Wind: </text:span><text:span text:style-name="T6">Gusts that automatically extinguish unprotected flames (candles, torches, and the like). Such gusts impose a –2 penalty on ranged attack rolls and on Listen checks.</text:span></text:p>
      <text:p text:style-name="P24"><text:span text:style-name="T8">Severe Wind: </text:span><text:span text:style-name="T6">In addition to automatically extinguishing any unprotected flames, winds of this magnitude cause protected flames (such as those of lanterns) to dance wildly and have a 50% chance of extinguishing these lights. Ranged weapon attacks and Listen checks are at a –4 penalty. This is the velocity of wind produced by a </text:span><text:span text:style-name="T8">gust of wind </text:span><text:span text:style-name="T6">spell.</text:span></text:p>
      <text:p text:style-name="P24"><text:span text:style-name="T8">Windstorm: </text:span><text:span text:style-name="T6">Powerful enough to bring down branches if not whole trees, windstorms automatically extinguish unprotected flames and have a 75% chance of blowing out protected flames, such as those of lanterns. Ranged weapon attacks are impossible, and even siege weapons have a –4 penalty on attack rolls. Listen checks are at a –8 penalty due to the howling of the wind. </text:span></text:p>
      <text:p text:style-name="P24"><text:span text:style-name="T8">Hurricane-Force Wind: </text:span><text:span text:style-name="T6">All flames are extinguished. Ranged attacks are impossible (except with siege weapons, which have a –8 penalty on attack rolls). Listen checks are impossible: All characters can hear is the roaring of the wind. Hurricane-force winds often fell trees.</text:span></text:p>
      <text:p text:style-name="P24"><text:span text:style-name="T8">Tornado (CR 10): </text:span><text:span text:style-name="T6">All flames are extinguished. All ranged attacks are impossible (even with siege weapons), as are Listen checks. Instead of being blown away (see Table: Wind Effects), characters in close proximity to a tornado who fail their Fortitude saves are sucked toward the tornado. Those who come in contact with the actual funnel cloud are picked up and whirled around for 1d10 rounds, taking 6d6 points of damage per round, before being violently expelled (falling damage may apply). While a tornado’s rotational speed can be as great as 300 mph, the funnel itself moves forward at an average of 30 mph (roughly 250 feet per round). A tornado uproots trees, destroys buildings, and causes other similar forms of major destruction.</text:span></text:p>
      <text:p text:style-name="P15"/>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table:number-columns-spanned="6" office:value-type="string">
            <text:h text:style-name="P12" text:outline-level="2"><text:span text:style-name="T2">Table: Wind Effects</text:span></text:h>
          </table:table-cell>
          <table:covered-table-cell/>
          <table:covered-table-cell/>
          <table:covered-table-cell/>
          <table:covered-table-cell/>
          <table:covered-table-cell/>
        </table:table-row>
        <table:table-row table:style-name="Table15.2">
          <table:table-cell table:style-name="Table15.A2" office:value-type="string">
            <text:p text:style-name="P25"><text:span text:style-name="T7">Wind Force</text:span></text:p>
          </table:table-cell>
          <table:table-cell table:style-name="Table15.A2" office:value-type="string">
            <text:p text:style-name="P25"><text:span text:style-name="T7">Wind Speed</text:span></text:p>
          </table:table-cell>
          <table:table-cell table:style-name="Table15.A2" office:value-type="string">
            <text:p text:style-name="P25"><text:span text:style-name="T7">Ranged Attacks Normal/Siege Weapons</text:span><text:span text:style-name="T14">1</text:span></text:p>
          </table:table-cell>
          <table:table-cell table:style-name="Table15.A2" office:value-type="string">
            <text:p text:style-name="P25"><text:span text:style-name="T7">Creature Size</text:span><text:span text:style-name="T14">2</text:span><text:span text:style-name="T7"> </text:span></text:p>
          </table:table-cell>
          <table:table-cell table:style-name="Table15.A2" office:value-type="string">
            <text:p text:style-name="P25"><text:span text:style-name="T7">Wind Effect on Creatures</text:span></text:p>
          </table:table-cell>
          <table:table-cell table:style-name="Table15.A2" office:value-type="string">
            <text:p text:style-name="P27"><text:span text:style-name="T7">Fort Save DC</text:span></text:p>
          </table:table-cell>
        </table:table-row>
        <table:table-row table:style-name="Table15.2">
          <table:table-cell table:style-name="Table15.A2" office:value-type="string">
            <text:p text:style-name="P24"><text:span text:style-name="T6">Light</text:span></text:p>
          </table:table-cell>
          <table:table-cell table:style-name="Table15.A2" office:value-type="string">
            <text:p text:style-name="P24"><text:span text:style-name="T6">0–10 mph</text:span></text:p>
          </table:table-cell>
          <table:table-cell table:style-name="Table15.A2" office:value-type="string">
            <text:p text:style-name="P24"><text:span text:style-name="T6">—/—</text:span></text:p>
          </table:table-cell>
          <table:table-cell table:style-name="Table15.A2" office:value-type="string">
            <text:p text:style-name="P24"><text:span text:style-name="T6">Any</text:span></text:p>
          </table:table-cell>
          <table:table-cell table:style-name="Table15.A2" office:value-type="string">
            <text:p text:style-name="P24"><text:span text:style-name="T6">None</text:span></text:p>
          </table:table-cell>
          <table:table-cell table:style-name="Table15.A2" office:value-type="string">
            <text:p text:style-name="P26"><text:span text:style-name="T6">—</text:span></text:p>
          </table:table-cell>
        </table:table-row>
        <text:soft-page-break/>
        <table:table-row table:style-name="Table15.2">
          <table:table-cell table:style-name="Table15.A2" office:value-type="string">
            <text:p text:style-name="P24"><text:span text:style-name="T6">Moderate</text:span></text:p>
          </table:table-cell>
          <table:table-cell table:style-name="Table15.A2" office:value-type="string">
            <text:p text:style-name="P24"><text:span text:style-name="T6">11–20 mph</text:span></text:p>
          </table:table-cell>
          <table:table-cell table:style-name="Table15.A2" office:value-type="string">
            <text:p text:style-name="P24"><text:span text:style-name="T6">—/—</text:span></text:p>
          </table:table-cell>
          <table:table-cell table:style-name="Table15.A2" office:value-type="string">
            <text:p text:style-name="P24"><text:span text:style-name="T6">Any</text:span></text:p>
          </table:table-cell>
          <table:table-cell table:style-name="Table15.A2" office:value-type="string">
            <text:p text:style-name="P24"><text:span text:style-name="T6">None</text:span></text:p>
          </table:table-cell>
          <table:table-cell table:style-name="Table15.A2" office:value-type="string">
            <text:p text:style-name="P26"><text:span text:style-name="T6">—</text:span></text:p>
          </table:table-cell>
        </table:table-row>
        <table:table-row table:style-name="Table15.2">
          <table:table-cell table:style-name="Table15.A2" office:value-type="string">
            <text:p text:style-name="P24"><text:span text:style-name="T6">Strong</text:span></text:p>
          </table:table-cell>
          <table:table-cell table:style-name="Table15.A2" office:value-type="string">
            <text:p text:style-name="P24"><text:span text:style-name="T6">21–30 mph</text:span></text:p>
          </table:table-cell>
          <table:table-cell table:style-name="Table15.A2" office:value-type="string">
            <text:p text:style-name="P24"><text:span text:style-name="T6">–2/—</text:span></text:p>
          </table:table-cell>
          <table:table-cell table:style-name="Table15.A2" office:value-type="string">
            <text:p text:style-name="P24"><text:span text:style-name="T6">Tiny or smaller</text:span></text:p>
          </table:table-cell>
          <table:table-cell table:style-name="Table15.A2" office:value-type="string">
            <text:p text:style-name="P24"><text:span text:style-name="T6">Knocked down</text:span></text:p>
          </table:table-cell>
          <table:table-cell table:style-name="Table15.A2" office:value-type="string">
            <text:p text:style-name="P26"><text:span text:style-name="T6">10</text:span></text:p>
          </table:table-cell>
        </table:table-row>
        <table:table-row table:style-name="Table15.2">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4"><text:span text:style-name="T6">Small or larger</text:span></text:p>
          </table:table-cell>
          <table:table-cell table:style-name="Table15.A2" office:value-type="string">
            <text:p text:style-name="P24"><text:span text:style-name="T6">None</text:span></text:p>
          </table:table-cell>
          <table:table-cell table:style-name="Table15.A2" office:value-type="string">
            <text:p text:style-name="P23"/>
          </table:table-cell>
        </table:table-row>
        <text:soft-page-break/>
        <table:table-row table:style-name="Table15.2">
          <table:table-cell table:style-name="Table15.A2" office:value-type="string">
            <text:p text:style-name="P24"><text:span text:style-name="T6">Severe</text:span></text:p>
          </table:table-cell>
          <table:table-cell table:style-name="Table15.A2" office:value-type="string">
            <text:p text:style-name="P24"><text:span text:style-name="T6">31–50 mph</text:span></text:p>
          </table:table-cell>
          <table:table-cell table:style-name="Table15.A2" office:value-type="string">
            <text:p text:style-name="P24"><text:span text:style-name="T6">–4/—</text:span></text:p>
          </table:table-cell>
          <table:table-cell table:style-name="Table15.A2" office:value-type="string">
            <text:p text:style-name="P24"><text:span text:style-name="T6">Tiny</text:span></text:p>
          </table:table-cell>
          <table:table-cell table:style-name="Table15.A2" office:value-type="string">
            <text:p text:style-name="P24"><text:span text:style-name="T6">Blown away</text:span></text:p>
          </table:table-cell>
          <table:table-cell table:style-name="Table15.A2" office:value-type="string">
            <text:p text:style-name="P26"><text:span text:style-name="T6">15</text:span></text:p>
          </table:table-cell>
        </table:table-row>
        <table:table-row table:style-name="Table15.2">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4"><text:span text:style-name="T6">Small</text:span></text:p>
          </table:table-cell>
          <table:table-cell table:style-name="Table15.A2" office:value-type="string">
            <text:p text:style-name="P24"><text:span text:style-name="T6">Knocked down</text:span></text:p>
          </table:table-cell>
          <table:table-cell table:style-name="Table15.A2" office:value-type="string">
            <text:p text:style-name="P23"/>
          </table:table-cell>
        </table:table-row>
        <table:table-row table:style-name="Table15.2">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4"><text:span text:style-name="T6">Medium</text:span></text:p>
          </table:table-cell>
          <table:table-cell table:style-name="Table15.A2" office:value-type="string">
            <text:p text:style-name="P24"><text:span text:style-name="T6">Checked</text:span></text:p>
          </table:table-cell>
          <table:table-cell table:style-name="Table15.A2" office:value-type="string">
            <text:p text:style-name="P23"/>
          </table:table-cell>
        </table:table-row>
        <text:soft-page-break/>
        <table:table-row table:style-name="Table15.2">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4"><text:span text:style-name="T6">Large or larger</text:span></text:p>
          </table:table-cell>
          <table:table-cell table:style-name="Table15.A2" office:value-type="string">
            <text:p text:style-name="P24"><text:span text:style-name="T6">None</text:span></text:p>
          </table:table-cell>
          <table:table-cell table:style-name="Table15.A2" office:value-type="string">
            <text:p text:style-name="P23"/>
          </table:table-cell>
        </table:table-row>
        <table:table-row table:style-name="Table15.2">
          <table:table-cell table:style-name="Table15.A2" office:value-type="string">
            <text:p text:style-name="P24"><text:span text:style-name="T6">Windstorm</text:span></text:p>
          </table:table-cell>
          <table:table-cell table:style-name="Table15.A2" office:value-type="string">
            <text:p text:style-name="P24"><text:span text:style-name="T6">51–74 mph</text:span></text:p>
          </table:table-cell>
          <table:table-cell table:style-name="Table15.A2" office:value-type="string">
            <text:p text:style-name="P24"><text:span text:style-name="T6">Impossible/–4</text:span></text:p>
          </table:table-cell>
          <table:table-cell table:style-name="Table15.A2" office:value-type="string">
            <text:p text:style-name="P24"><text:span text:style-name="T6">Small or smaller</text:span></text:p>
          </table:table-cell>
          <table:table-cell table:style-name="Table15.A2" office:value-type="string">
            <text:p text:style-name="P24"><text:span text:style-name="T6">Blown away</text:span></text:p>
          </table:table-cell>
          <table:table-cell table:style-name="Table15.A2" office:value-type="string">
            <text:p text:style-name="P26"><text:span text:style-name="T6">18</text:span></text:p>
          </table:table-cell>
        </table:table-row>
        <table:table-row table:style-name="Table15.2">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4"><text:span text:style-name="T6">Medium</text:span></text:p>
          </table:table-cell>
          <table:table-cell table:style-name="Table15.A2" office:value-type="string">
            <text:p text:style-name="P24"><text:span text:style-name="T6">Knocked down</text:span></text:p>
          </table:table-cell>
          <table:table-cell table:style-name="Table15.A2" office:value-type="string">
            <text:p text:style-name="P23"/>
          </table:table-cell>
        </table:table-row>
        <text:soft-page-break/>
        <table:table-row table:style-name="Table15.2">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4"><text:span text:style-name="T6">Large or Huge</text:span></text:p>
          </table:table-cell>
          <table:table-cell table:style-name="Table15.A2" office:value-type="string">
            <text:p text:style-name="P24"><text:span text:style-name="T6">Checked</text:span></text:p>
          </table:table-cell>
          <table:table-cell table:style-name="Table15.A2" office:value-type="string">
            <text:p text:style-name="P23"/>
          </table:table-cell>
        </table:table-row>
        <table:table-row table:style-name="Table15.2">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4"><text:span text:style-name="T6">Gargantuan or Colossal</text:span></text:p>
          </table:table-cell>
          <table:table-cell table:style-name="Table15.A2" office:value-type="string">
            <text:p text:style-name="P24"><text:span text:style-name="T6">None</text:span></text:p>
          </table:table-cell>
          <table:table-cell table:style-name="Table15.A2" office:value-type="string">
            <text:p text:style-name="P23"/>
          </table:table-cell>
        </table:table-row>
        <table:table-row table:style-name="Table15.2">
          <table:table-cell table:style-name="Table15.A2" office:value-type="string">
            <text:p text:style-name="P24"><text:span text:style-name="T6">Hurricane</text:span></text:p>
          </table:table-cell>
          <table:table-cell table:style-name="Table15.A2" office:value-type="string">
            <text:p text:style-name="P24"><text:span text:style-name="T6">75–174 mph</text:span></text:p>
          </table:table-cell>
          <table:table-cell table:style-name="Table15.A2" office:value-type="string">
            <text:p text:style-name="P24"><text:span text:style-name="T6">Impossible/–8</text:span></text:p>
          </table:table-cell>
          <table:table-cell table:style-name="Table15.A2" office:value-type="string">
            <text:p text:style-name="P24"><text:span text:style-name="T6">Medium or smaller</text:span></text:p>
          </table:table-cell>
          <table:table-cell table:style-name="Table15.A2" office:value-type="string">
            <text:p text:style-name="P24"><text:span text:style-name="T6">Blown away</text:span></text:p>
          </table:table-cell>
          <table:table-cell table:style-name="Table15.A2" office:value-type="string">
            <text:p text:style-name="P26"><text:span text:style-name="T6">20</text:span></text:p>
          </table:table-cell>
        </table:table-row>
        <text:soft-page-break/>
        <table:table-row table:style-name="Table15.2">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4"><text:span text:style-name="T6">Large</text:span></text:p>
          </table:table-cell>
          <table:table-cell table:style-name="Table15.A2" office:value-type="string">
            <text:p text:style-name="P24"><text:span text:style-name="T6">Knocked down</text:span></text:p>
          </table:table-cell>
          <table:table-cell table:style-name="Table15.A2" office:value-type="string">
            <text:p text:style-name="P23"/>
          </table:table-cell>
        </table:table-row>
        <table:table-row table:style-name="Table15.2">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4"><text:span text:style-name="T6">Huge</text:span></text:p>
          </table:table-cell>
          <table:table-cell table:style-name="Table15.A2" office:value-type="string">
            <text:p text:style-name="P24"><text:span text:style-name="T6">Checked</text:span></text:p>
          </table:table-cell>
          <table:table-cell table:style-name="Table15.A2" office:value-type="string">
            <text:p text:style-name="P23"/>
          </table:table-cell>
        </table:table-row>
        <table:table-row table:style-name="Table15.2">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4"><text:span text:style-name="T6">Gargantuan or Colossal</text:span></text:p>
          </table:table-cell>
          <table:table-cell table:style-name="Table15.A2" office:value-type="string">
            <text:p text:style-name="P24"><text:span text:style-name="T6">None</text:span></text:p>
          </table:table-cell>
          <table:table-cell table:style-name="Table15.A2" office:value-type="string">
            <text:p text:style-name="P23"/>
          </table:table-cell>
        </table:table-row>
        <text:soft-page-break/>
        <table:table-row table:style-name="Table15.2">
          <table:table-cell table:style-name="Table15.A2" office:value-type="string">
            <text:p text:style-name="P24"><text:span text:style-name="T6">Tornado</text:span></text:p>
          </table:table-cell>
          <table:table-cell table:style-name="Table15.A2" office:value-type="string">
            <text:p text:style-name="P24"><text:span text:style-name="T6">175–300 mph</text:span></text:p>
          </table:table-cell>
          <table:table-cell table:style-name="Table15.A2" office:value-type="string">
            <text:p text:style-name="P24"><text:span text:style-name="T6">Impossible/impossible</text:span></text:p>
          </table:table-cell>
          <table:table-cell table:style-name="Table15.A2" office:value-type="string">
            <text:p text:style-name="P24"><text:span text:style-name="T6">Large or smaller</text:span></text:p>
          </table:table-cell>
          <table:table-cell table:style-name="Table15.A2" office:value-type="string">
            <text:p text:style-name="P24"><text:span text:style-name="T6">Blown away</text:span></text:p>
          </table:table-cell>
          <table:table-cell table:style-name="Table15.A2" office:value-type="string">
            <text:p text:style-name="P26"><text:span text:style-name="T6">30</text:span></text:p>
          </table:table-cell>
        </table:table-row>
        <table:table-row table:style-name="Table15.2">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4"><text:span text:style-name="T6">Huge</text:span></text:p>
          </table:table-cell>
          <table:table-cell table:style-name="Table15.A2" office:value-type="string">
            <text:p text:style-name="P24"><text:span text:style-name="T6">Knocked down</text:span></text:p>
          </table:table-cell>
          <table:table-cell table:style-name="Table15.A2" office:value-type="string">
            <text:p text:style-name="P23"/>
          </table:table-cell>
        </table:table-row>
        <table:table-row table:style-name="Table15.2">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4"><text:span text:style-name="T6">Gargantuan or Colossal</text:span></text:p>
          </table:table-cell>
          <table:table-cell table:style-name="Table15.A2" office:value-type="string">
            <text:p text:style-name="P24"><text:span text:style-name="T6">Checked</text:span></text:p>
          </table:table-cell>
          <table:table-cell table:style-name="Table15.A2" office:value-type="string">
            <text:p text:style-name="P23"/>
          </table:table-cell>
        </table:table-row>
        <text:soft-page-break/>
        <table:table-row table:style-name="Table15.1">
          <table:table-cell table:style-name="Table15.A2" table:number-columns-spanned="6" office:value-type="string">
            <text:p text:style-name="P25"><text:span text:style-name="T6">1 The siege weapon category includes ballista and catapult attacks as well as boulders tossed by giants.</text:span></text:p>
          </table:table-cell>
          <table:covered-table-cell/>
          <table:covered-table-cell/>
          <table:covered-table-cell/>
          <table:covered-table-cell/>
          <table:covered-table-cell/>
        </table:table-row>
        <table:table-row table:style-name="Table15.1">
          <table:table-cell table:style-name="Table15.A2" table:number-columns-spanned="6" office:value-type="string">
            <text:p text:style-name="P24"><text:span text:style-name="T6">2 Flying or airborne creatures are treated as one size category smaller than their actual size, so an airborne Gargantuan dragon is treated as Huge for purposes of wind effects.</text:span></text:p>
          </table:table-cell>
          <table:covered-table-cell/>
          <table:covered-table-cell/>
          <table:covered-table-cell/>
          <table:covered-table-cell/>
          <table:covered-table-cell/>
        </table:table-row>
        <table:table-row table:style-name="Table15.1">
          <table:table-cell table:style-name="Table15.A2" table:number-columns-spanned="6" office:value-type="string">
            <text:p text:style-name="P24"><text:span text:style-name="T8">Checked: </text:span><text:span text:style-name="T6">Creatures are unable to move forward against the force of the wind. Flying creatures are blown back 1d6×5 feet.</text:span></text:p>
          </table:table-cell>
          <table:covered-table-cell/>
          <table:covered-table-cell/>
          <table:covered-table-cell/>
          <table:covered-table-cell/>
          <table:covered-table-cell/>
        </table:table-row>
        <text:soft-page-break/>
        <table:table-row table:style-name="Table15.1">
          <table:table-cell table:style-name="Table15.A2" table:number-columns-spanned="6" office:value-type="string">
            <text:p text:style-name="P24"><text:span text:style-name="T8">Knocked Down: </text:span><text:span text:style-name="T6">Creatures are knocked prone by the force of the wind. Flying creatures are instead blown back 1d6×10 feet.</text:span></text:p>
          </table:table-cell>
          <table:covered-table-cell/>
          <table:covered-table-cell/>
          <table:covered-table-cell/>
          <table:covered-table-cell/>
          <table:covered-table-cell/>
        </table:table-row>
        <table:table-row table:style-name="Table15.1">
          <table:table-cell table:style-name="Table15.A26" table:number-columns-spanned="6" office:value-type="string">
            <text:p text:style-name="P25"><text:span text:style-name="T8">Blown Away: </text:span><text:span text:style-name="T6">Creatures on the ground are knocked prone and rolled 1d4×10 feet, taking 1d4 points of nonlethal damage per 10 feet. Flying creatures are blown back 2d6×10 feet and take 2d6 points of nonlethal damage due to battering and buffeting.</text:span></text:p>
          </table:table-cell>
          <table:covered-table-cell/>
          <table:covered-table-cell/>
          <table:covered-table-cell/>
          <table:covered-table-cell/>
          <table:covered-table-cell/>
        </table:table-row>
      </table:table>
      <text:p text:style-name="P15"/>
      <text:p text:style-name="P24"><text:span text:style-name="T11">THE ENVIRONMENT</text:span></text:p>
      <text:p text:style-name="P11"><text:span text:style-name="T2">Environmental hazards specific to one kind of terrain (such as an avalanche, which occurs in the mountains) are described in Wilderness, above. Environmental hazards common to more than one setting are detailed below.</text:span></text:p>
      <text:p text:style-name="P19"/>
      <text:p text:style-name="P24"><text:span text:style-name="T5">ACID EFFECTS</text:span></text:p>
      <text:p text:style-name="P24"><text:span text:style-name="T6">Corrosive acids deals 1d6 points of damage per round of exposure except in the case of total immersion (such as into a vat of acid), which deals 10d6 points of damage per round. An attack with acid, such as from a hurled vial or a monster’s spittle, counts as a round of exposure.</text:span></text:p>
      <text:p text:style-name="P24"><text:span text:style-name="T6">The fumes from most acids are inhaled poisons. Those who come close enough to a large body of acid to dunk a creature in it must make a DC 13 Fortitude save or take 1 point of Constitution damage. All such characters must make a second save 1 minute later or take another 1d4 points of Constitution damage.</text:span></text:p>
      <text:p text:style-name="P24"><text:span text:style-name="T6">Creatures immune to acid’s caustic properties might still drown in it if they are totally immersed (see Drowning).</text:span></text:p>
      <text:p text:style-name="P19"/>
      <text:p text:style-name="P24"><text:span text:style-name="T5">COLD DANGERS</text:span></text:p>
      <text:p text:style-name="P24"><text:span text:style-name="T6">Cold and exposure deal nonlethal damage to the victim. This nonlethal damage cannot be recovered until the character gets out of the cold and warms up again. Once a character is rendered unconscious through the accumulation of nonlethal damage, the cold and exposure begins to deal lethal damage at the same rate.</text:span></text:p>
      <text:p text:style-name="P24"><text:span text:style-name="T6">An unprotected character in cold weather (below 40° F) must make a Fortitude save each hour (DC 15, + 1 per previous check) or take 1d6 points of nonlethal damage. A character who has the Survival skill may receive a bonus on this saving throw and may be able to apply this bonus to other characters as well (see the skill Description).</text:span></text:p>
      <text:p text:style-name="P24"><text:span text:style-name="T6">In conditions of severe cold or exposure (below 0° F), an unprotected character must make a Fortitude save once every 10 minutes (DC 15, +1 per previous check), taking 1d6 points of nonlethal damage on each failed save. A character who has the Survival skill may receive a bonus on this saving throw and may be able to apply this bonus to other characters as well (see the skill description). Characters wearing winter clothing only need check once per hour for cold and exposure damage.</text:span></text:p>
      <text:p text:style-name="P24"><text:span text:style-name="T6">A character who takes any nonlethal damage from cold or exposure is beset by frostbite or hypothermia (treat her as fatigued). These penalties end when the character recovers the nonlethal damage she took from the cold and exposure.</text:span></text:p>
      <text:p text:style-name="P24"><text:span text:style-name="T6">Extreme cold (below –20° F) deals 1d6 points of lethal damage per minute (no save). In addition, a character must make a Fortitude save (DC 15, +1 per previous check) or take 1d4 points of nonlethal damage. Those wearing metal armor or coming into contact with very cold metal are affected as if by a </text:span><text:span text:style-name="T8">chill metal </text:span><text:span text:style-name="T6">spell.</text:span></text:p>
      <text:h text:style-name="P30" text:outline-level="3"><text:span text:style-name="T1">Ice Effects</text:span></text:h>
      <text:p text:style-name="P24"><text:span text:style-name="T6">Characters walking on ice must spend 2 squares of movement to enter a square covered by ice, and the DC for Balance and Tumble checks increases by +5. Characters in prolonged contact with ice may run the risk of taking damage from severe cold (see above).</text:span></text:p>
      <text:p text:style-name="P19"/>
      <text:p text:style-name="P24"><text:span text:style-name="T5">DARKNESS</text:span></text:p>
      <text:p text:style-name="P24"><text:span text:style-name="T6">Darkvision allows many characters and monsters to see perfectly well without any light at all, but characters with normal vision (or low-light vision, for that matter) can be rendered completely blind by putting out the lights. Torches or lanterns can be blown out by sudden gusts of subterranean wind, magical light sources can be dispelled or countered, or magical traps might create fields of impenetrable darkness.</text:span></text:p>
      <text:p text:style-name="P24"><text:span text:style-name="T6">In many cases, some characters or monsters might be able to see, while others are blinded. For purposes of the following points, a blinded creature is one who simply can’t see through the surrounding darkness.</text:span></text:p>
      <text:p text:style-name="P24"><text:span text:style-name="T6">—Creatures blinded by darkness lose the ability to deal extra damage due to precision (for example, a sneak attack).</text:span></text:p>
      <text:p text:style-name="P24"><text:span text:style-name="T6">—Blinded creatures are hampered in their movement, and pay 2 squares of movement per square moved into (double normal cost). Blinded creatures can’t run or charge.</text:span></text:p>
      <text:p text:style-name="P24"><text:soft-page-break/><text:span text:style-name="T6">—All opponents have total concealment from a blinded creature, so the blinded creature has a 50% miss chance in combat. A blinded creature must first pinpoint the location of an opponent in order to attack the right square; if the blinded creature launches an attack without pinpointing its foe, it attacks a random square within its reach. For ranged attacks or spells against a foe whose location is not pinpointed, roll to determine which adjacent square the blinded creature is facing; its attack is directed at the closest target that lies in that direction.</text:span></text:p>
      <text:p text:style-name="P24"><text:span text:style-name="T6">—A blinded creature loses its Dexterity adjustment to AC and takes a –2 penalty to AC.</text:span></text:p>
      <text:p text:style-name="P24"><text:span text:style-name="T6">—A blinded creature takes a –4 penalty on Search checks and most Strength- and Dexterity-based skill checks, including any with an armor check penalty. A creature blinded by darkness automatically fails any skill check relying on vision.</text:span></text:p>
      <text:p text:style-name="P24"><text:span text:style-name="T6">—Creatures blinded by darkness cannot use gaze attacks and are immune to gaze attacks.</text:span></text:p>
      <text:p text:style-name="P24"><text:span text:style-name="T6">A creature blinded by darkness can make a Listen check as a free action each round in order to locate foes (DC equal to opponents’ Move Silently checks). A successful check lets a blinded character hear an unseen creature “over there somewhere.” It’s almost impossible to pinpoint the location of an unseen creature. A Listen check that beats the DC by 20 reveals the unseen creature’s square (but the unseen creature still has total concealment from the blinded creature).</text:span></text:p>
      <text:p text:style-name="P24"><text:span text:style-name="T6">—A blinded creature can grope about to find unseen creatures. A character can make a touch attack with his hands or a weapon into two adjacent squares using a standard action. If an unseen target is in the designated square, there is a 50% miss chance on the touch attack. If successful, the groping character deals no damage but has pinpointed the unseen creature’s current location. (If the unseen creature moves, its location is once again unknown.)</text:span></text:p>
      <text:p text:style-name="P24"><text:span text:style-name="T6">—If a blinded creature is struck by an unseen foe, the blinded character pinpoints the location of the creature that struck him (until the unseen creature moves, of course). The only exception is if the unseen creature has a reach greater than 5 feet (in which case the blinded character knows the location of the unseen opponent, but has not pinpointed him) or uses a ranged attack (in which case, the blinded character knows the general direction of the foe, but not his location).</text:span></text:p>
      <text:p text:style-name="P24"><text:span text:style-name="T6">—A creature with the scent ability automatically pinpoints unseen creatures within 5 feet of its location.</text:span></text:p>
      <text:p text:style-name="P19"/>
      <text:p text:style-name="P24"><text:span text:style-name="T5">FALLING</text:span></text:p>
      <text:p text:style-name="P24"><text:span text:style-name="T7">Falling Damage:</text:span><text:span text:style-name="T6"> The basic rule is simple: 1d6 points of damage per 10 feet fallen, to a maximum of 20d6.</text:span></text:p>
      <text:p text:style-name="P24"><text:span text:style-name="T6">If a character deliberately jumps instead of merely slipping or falling, the damage is the same but the first 1d6 is nonlethal damage. A DC 15 Jump check or DC 15 Tumble check allows the character to avoid any damage from the first 10 feet fallen and converts any damage from the second 10 feet to nonlethal damage. Thus, a character who slips from a ledge 30 feet up takes 3d6 damage. If the same character deliberately jumped, he takes 1d6 points of nonlethal damage and 2d6 points of lethal damage. And if the character leaps down with a successful Jump or Tumble check, he takes only 1d6 points of nonlethal damage and 1d6 points of lethal damage from the plunge.</text:span></text:p>
      <text:p text:style-name="P24"><text:span text:style-name="T6">Falls onto yielding surfaces (soft ground, mud) also convert the first 1d6 of damage to nonlethal damage. This reduction is cumulative with reduced damage due to deliberate jumps and the Jump skill.</text:span></text:p>
      <text:p text:style-name="P24"><text:span text:style-name="T7">Falling into Water:</text:span><text:span text:style-name="T6"> Falls into water are handled somewhat differently. If the water is at least 10 feet deep, the first 20 feet of falling do no damage. The next 20 feet do nonlethal damage (1d3 per 10-foot increment). Beyond that, falling damage is lethal damage (1d6 per additional 10-foot increment).</text:span></text:p>
      <text:p text:style-name="P24"><text:span text:style-name="T6">Characters who deliberately dive into water take no damage on a successful DC 15 Swim check or DC 15 Tumble check, so long as the water is at least 10 feet deep for every 30 feet fallen. However, the DC of the check increases by 5 for every 50 feet of the dive. </text:span></text:p>
      <text:p text:style-name="P15"/>
      <text:p text:style-name="P24"><text:span text:style-name="T5">FALLING OBJECTS</text:span></text:p>
      <text:p text:style-name="P24"><text:span text:style-name="T6">Just as characters take damage when they fall more than 10 feet, so too do they take damage when they are hit by falling objects.</text:span></text:p>
      <text:p text:style-name="P24"><text:span text:style-name="T6">Objects that fall upon characters deal damage based on their weight and the distance they have fallen.</text:span></text:p>
      <text:p text:style-name="P24"><text:span text:style-name="T6">For each 200 pounds of an object’s weight, the object deals 1d6 points of damage, provided it falls at least 10 feet. Distance also comes into play, adding an additional 1d6 points of damage for every 10-foot increment it falls beyond the first (to a maximum of 20d6 points of damage).</text:span></text:p>
      <text:p text:style-name="P24"><text:span text:style-name="T6">Objects smaller than 200 pounds also deal damage when dropped, but they must fall farther to deal the same damage. Use Table: Damage from Falling Objects to see how far an object of a given weight must drop to deal 1d6 points of damage.</text:span></text:p>
      <table:table table:name="Table16" table:style-name="Table16">
        <table:table-column table:style-name="Table16.A"/>
        <table:table-column table:style-name="Table16.B"/>
        <text:soft-page-break/>
        <table:table-row table:style-name="Table16.1">
          <table:table-cell table:style-name="Table16.A1" table:number-columns-spanned="2" office:value-type="string">
            <text:p text:style-name="P25"><text:span text:style-name="T7">Table: Damage from Falling Objects</text:span></text:p>
          </table:table-cell>
          <table:covered-table-cell/>
        </table:table-row>
        <table:table-row table:style-name="Table16.2">
          <table:table-cell table:style-name="Table16.A2" office:value-type="string">
            <text:p text:style-name="P27"><text:span text:style-name="T7">Object Weight</text:span></text:p>
          </table:table-cell>
          <table:table-cell table:style-name="Table16.A2" office:value-type="string">
            <text:p text:style-name="P27"><text:span text:style-name="T7">Falling Distance</text:span></text:p>
          </table:table-cell>
        </table:table-row>
        <table:table-row table:style-name="Table16.2">
          <table:table-cell table:style-name="Table16.A2" office:value-type="string">
            <text:p text:style-name="P26"><text:span text:style-name="T6">200–101 lb.</text:span></text:p>
          </table:table-cell>
          <table:table-cell table:style-name="Table16.A2" office:value-type="string">
            <text:p text:style-name="P26"><text:span text:style-name="T6">20 ft.</text:span></text:p>
          </table:table-cell>
        </table:table-row>
        <table:table-row table:style-name="Table16.2">
          <table:table-cell table:style-name="Table16.A2" office:value-type="string">
            <text:p text:style-name="P26"><text:span text:style-name="T6">100–51 lb.</text:span></text:p>
          </table:table-cell>
          <table:table-cell table:style-name="Table16.A2" office:value-type="string">
            <text:p text:style-name="P26"><text:span text:style-name="T6">30 ft.</text:span></text:p>
          </table:table-cell>
        </table:table-row>
        <table:table-row table:style-name="Table16.2">
          <table:table-cell table:style-name="Table16.A2" office:value-type="string">
            <text:p text:style-name="P26"><text:span text:style-name="T6">50–31 lb.</text:span></text:p>
          </table:table-cell>
          <table:table-cell table:style-name="Table16.A2" office:value-type="string">
            <text:p text:style-name="P26"><text:span text:style-name="T6">40 ft.</text:span></text:p>
          </table:table-cell>
        </table:table-row>
        <table:table-row table:style-name="Table16.2">
          <table:table-cell table:style-name="Table16.A2" office:value-type="string">
            <text:p text:style-name="P26"><text:span text:style-name="T6">30–11 lb.</text:span></text:p>
          </table:table-cell>
          <table:table-cell table:style-name="Table16.A2" office:value-type="string">
            <text:p text:style-name="P26"><text:span text:style-name="T6">50 ft.</text:span></text:p>
          </table:table-cell>
        </table:table-row>
        <table:table-row table:style-name="Table16.2">
          <table:table-cell table:style-name="Table16.A2" office:value-type="string">
            <text:p text:style-name="P26"><text:span text:style-name="T6">10–6 lb.</text:span></text:p>
          </table:table-cell>
          <table:table-cell table:style-name="Table16.A2" office:value-type="string">
            <text:p text:style-name="P26"><text:span text:style-name="T6">60 ft.</text:span></text:p>
          </table:table-cell>
        </table:table-row>
        <table:table-row table:style-name="Table16.2">
          <table:table-cell table:style-name="Table16.A8" office:value-type="string">
            <text:p text:style-name="P27"><text:span text:style-name="T6">5–1 lb.</text:span></text:p>
          </table:table-cell>
          <table:table-cell table:style-name="Table16.A8" office:value-type="string">
            <text:p text:style-name="P27"><text:span text:style-name="T6">70 ft.</text:span></text:p>
          </table:table-cell>
        </table:table-row>
      </table:table>
      <text:p text:style-name="P24"><text:span text:style-name="T6">For each additional increment an object falls, it deals an additional 1d6 points of damage.</text:span></text:p>
      <text:p text:style-name="P24"><text:span text:style-name="T6">Objects weighing less than 1 pound do not deal damage to those they land upon, no matter how far they have fallen.</text:span></text:p>
      <text:p text:style-name="P19"/>
      <text:p text:style-name="P24"><text:span text:style-name="T5">HEAT DANGERS</text:span></text:p>
      <text:p text:style-name="P24"><text:span text:style-name="T6">Heat deals nonlethal damage that cannot be recovered until the character gets cooled off (reaches shade, survives until nightfall, gets doused in water, is targeted by </text:span><text:span text:style-name="T8">endure elements</text:span><text:span text:style-name="T6">, and so forth). Once rendered unconscious through the accumulation of nonlethal damage, the character begins to take lethal damage at the same rate.</text:span></text:p>
      <text:p text:style-name="P24"><text:span text:style-name="T6">A character in very hot conditions (above 90° F) must make a Fortitude saving throw each hour (DC 15, +1 for each previous check) or take 1d4 points of nonlethal damage. Characters wearing heavy clothing or armor of any sort take a –4 penalty on their saves. A character with the Survival skill may receive a bonus on this saving throw and may be able to apply this bonus to other characters as well (see the skill description). Characters reduced to unconsciousness begin taking lethal damage (1d4 points per hour).</text:span></text:p>
      <text:p text:style-name="P24"><text:span text:style-name="T6">In severe heat (above 110° F), a character must make a Fortitude save once every 10 minutes (DC 15, +1 for each previous check) or take 1d4 points of nonlethal damage. Characters wearing heavy clothing or armor of any sort take a –4 penalty on their saves. A character with the Survival skill may receive a bonus on this saving throw and may be able to apply this bonus to other characters as well. Characters reduced to unconsciousness begin taking lethal damage (1d4 points per each 10-minute period).</text:span></text:p>
      <text:p text:style-name="P24"><text:span text:style-name="T6">A character who takes any nonlethal damage from heat exposure now suffers from heatstroke and is fatigued.</text:span></text:p>
      <text:p text:style-name="P24"><text:span text:style-name="T6">These penalties end when the character recovers the nonlethal damage she took from the heat.</text:span></text:p>
      <text:p text:style-name="P24"><text:span text:style-name="T6">Extreme heat (air temperature over 140° F, fire, boiling water, lava) deals lethal damage. Breathing air in these temperatures deals 1d6 points of damage per minute (no save). In addition, a character must make a Fortitude save every 5 minutes (DC 15, +1 per previous check) or take 1d4 points of nonlethal damage. Those wearing heavy clothing or any sort of armor take a –4 penalty on their saves. In addition, those wearing metal armor or coming into contact with very hot metal are affected as if by a </text:span><text:span text:style-name="T8">heat metal </text:span><text:span text:style-name="T6">spell.</text:span></text:p>
      <text:p text:style-name="P24"><text:span text:style-name="T6">Boiling water deals 1d6 points of scalding damage, unless the character is fully immersed, in which case it deals 10d6 points of damage per round of exposure.</text:span></text:p>
      <text:h text:style-name="P30" text:outline-level="3"><text:span text:style-name="T1">Catching on Fire</text:span></text:h>
      <text:p text:style-name="P24"><text:span text:style-name="T6">Characters exposed to burning oil, bonfires, and noninstantaneous magic fires</text:span><text:span text:style-name="T8"> </text:span><text:span text:style-name="T6">might find their clothes, hair, or equipment on fire. Spells with an instantaneous duration</text:span><text:span text:style-name="T8"> </text:span><text:span text:style-name="T6">don’t normally set a character on fire, since the heat and flame from these come and go in a flash.</text:span></text:p>
      <text:p text:style-name="P24"><text:span text:style-name="T6">Characters at risk of catching fire are allowed a DC 15 Reflex save to avoid this fate. If a character’s clothes or hair catch fire, he takes 1d6 points of damage immediately. In each subsequent round, the burning character must make another Reflex saving throw. Failure means he takes another 1d6 points of damage that round. Success means that the fire has gone out. (That is, once he succeeds on his saving throw, he’s no longer on fire.)</text:span></text:p>
      <text:p text:style-name="P24"><text:span text:style-name="T6">A character on fire may automatically extinguish the flames by jumping into enough water to douse himself. If no body of water is at hand, rolling on the ground or smothering the fire with cloaks or the like permits the character another save with a +4 bonus.</text:span></text:p>
      <text:p text:style-name="P24"><text:span text:style-name="T6">Those unlucky enough to have their clothes or equipment catch fire must make DC 15 Reflex saves for each item. Flammable items that fail take the same amount of damage as the character.</text:span></text:p>
      <text:h text:style-name="P30" text:outline-level="3"><text:span text:style-name="T1">Lava Effects</text:span></text:h>
      <text:p text:style-name="P24"><text:span text:style-name="T6">Lava or magma deals 2d6 points of damage per round of exposure, except in the case of total immersion (such as when a character falls into the crater of an active volcano), which deals 20d6 points of damage per round.</text:span></text:p>
      <text:p text:style-name="P24"><text:span text:style-name="T6">Damage from magma continues for 1d3 rounds after exposure ceases, but this additional damage is only half of that dealt during actual contact (that is, 1d6 or 10d6 points per round).</text:span></text:p>
      <text:p text:style-name="P24"><text:span text:style-name="T6">An immunity or resistance to fire serves as an immunity to lava or magma. However, a creature immune to fire might still drown if completely immersed in lava (see Drowning, below).</text:span></text:p>
      <text:p text:style-name="P19"/>
      <text:p text:style-name="P24"><text:span text:style-name="T5">SMOKE EFFECTS</text:span></text:p>
      <text:p text:style-name="P24"><text:span text:style-name="T6">A character who breathes heavy smoke must make a Fortitude save each round (DC 15, +1 per previous check) or spend that round choking and coughing. A character who chokes for 2 consecutive rounds takes 1d6 points of nonlethal damage.</text:span></text:p>
      <text:p text:style-name="P24"><text:soft-page-break/><text:span text:style-name="T6">Smoke obscures vision, giving concealment (20% miss chance) to characters within it.</text:span></text:p>
      <text:p text:style-name="P19"/>
      <text:p text:style-name="P24"><text:span text:style-name="T5">STARVATION AND THIRST</text:span></text:p>
      <text:p text:style-name="P24"><text:span text:style-name="T6">Characters might find themselves without food or water and with no means to obtain them. In normal climates, Medium characters need at least a gallon of fluids and about a pound of decent food per day to avoid starvation. (Small characters need half as much.) In very hot climates, characters need two or three times as much water to avoid dehydration.</text:span></text:p>
      <text:p text:style-name="P24"><text:span text:style-name="T6">A character can go without water for 1 day plus a number of hours equal to his Constitution score. After this time, the character must make a Constitution check each hour (DC 10, +1 for each previous check) or take 1d6 points of nonlethal damage.</text:span></text:p>
      <text:p text:style-name="P24"><text:span text:style-name="T6">A character can go without food for 3 days, in growing discomfort. After this time, the character must make a Constitution check each day (DC 10, +1 for each previous check) or take 1d6 points of nonlethal damage.</text:span></text:p>
      <text:p text:style-name="P24"><text:span text:style-name="T6">Characters who have taken nonlethal damage from lack of food or water are fatigued. Nonlethal damage from thirst or starvation cannot be recovered until the character gets food or water, as needed—not even magic that restores hit points heals this damage.</text:span></text:p>
      <text:p text:style-name="P19"/>
      <text:p text:style-name="P24"><text:span text:style-name="T5">SUFFOCATION</text:span></text:p>
      <text:p text:style-name="P24"><text:span text:style-name="T6">A character who has no air to breathe can hold her breath for 2 rounds per point of Constitution. After this period of time, the character must make a DC 10 Constitution check in order to continue holding her breath. The save must be repeated each round, with the DC increasing by +1 for each previous success.</text:span></text:p>
      <text:p text:style-name="P24"><text:span text:style-name="T6">When the character fails one of these Constitution checks, she begins to suffocate. In the first round, she falls unconscious (0 hit points). In the following round, she drops to –1 hit points and is dying. In the third round, she suffocates.</text:span></text:p>
      <text:p text:style-name="P24"><text:span text:style-name="T7">Slow Suffocation:</text:span><text:span text:style-name="T6"> A Medium character can breathe easily for 6 hours in a sealed chamber measuring 10 feet on a side. After that time, the character takes 1d6 points of nonlethal damage every 15 minutes. Each additional Medium character or significant fire source (a torch, for example) proportionally reduces the time the air will last.</text:span></text:p>
      <text:p text:style-name="P24"><text:span text:style-name="T6">Small characters consume half as much air as Medium characters. A larger volume of air, of course, lasts for a longer time. </text:span></text:p>
      <text:p text:style-name="P19"/>
      <text:p text:style-name="P24"><text:span text:style-name="T5">WATER DANGERS</text:span></text:p>
      <text:p text:style-name="P24"><text:span text:style-name="T6">Any character can wade in relatively calm water that isn’t over his head, no check required. Similarly, swimming in calm water only requires skill checks with a DC of 10. Trained swimmers can just take 10. (Remember, however, that armor or heavy gear makes any attempt at swimming much more difficult. See the Swim skill description</text:span><text:span text:style-name="T8">.</text:span><text:span text:style-name="T6">)</text:span></text:p>
      <text:p text:style-name="P24"><text:span text:style-name="T6">By contrast, fast-moving water is much more dangerous. On a successful DC 15 Swim check or a DC 15 Strength check, it deals 1d3 points of nonlethal damage per round (1d6 points of lethal damage if flowing over rocks and cascades). On a failed check, the character must make another check that round to avoid going under.</text:span></text:p>
      <text:p text:style-name="P24"><text:span text:style-name="T6">Very deep water is not only generally pitch black, posing a navigational hazard, but worse, it deals water pressure damage of 1d6 points per minute for every 100 feet the character is below the surface. A successful Fortitude save (DC 15, +1 for each previous check) means the diver takes no damage in that minute. Very cold water deals 1d6 points of nonlethal damage from hypothermia per minute of exposure.</text:span></text:p>
      <text:h text:style-name="P30" text:outline-level="3"><text:span text:style-name="T1">Drowning</text:span></text:h>
      <text:p text:style-name="P24"><text:span text:style-name="T6">Any character can hold her breath for a number of rounds equal to twice her Constitution score. After this period of time, the character must make a DC 10 Constitution check every round in order to continue holding her breath. Each round, the DC increases by 1. </text:span></text:p>
      <text:p text:style-name="P24"><text:span text:style-name="T6">When the character finally fails her Constitution check, she begins to drown. In the first round, she falls unconscious (0 hp). In the following round, she drops to –1 hit points and is dying. In the third round, she drowns.</text:span></text:p>
      <text:p text:style-name="P24"><text:span text:style-name="T6">It is possible to drown in substances other than water, such as sand, quicksand, fine dust, and silos full of gr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terra-dactyl" svg:font-family="Pterra-dacty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Pterra-dactyl1" svg:font-family="Pterra-dactyl"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Pterra-dactyl1" style:font-family-asian="Pterra-dactyl"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style:font-name="Pterra-dactyl" fo:font-family="Pterra-dactyl" style:font-family-generic="roman" style:font-pitch="variable" fo:font-size="18.5pt" fo:language="en" fo:country="US" style:font-size-asian="18.5pt" style:language-asian="en" style:country-asian="US"/>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center"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12pt" fo:language="en" fo:country="US" fo:font-weight="bold" style:font-size-asian="12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text-align="start" style:justify-single-word="false" fo:orphans="2" fo:widows="2" style:vertical-align="auto"/>
      <style:text-properties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ILDERNESS</dc:title>
    <meta:initial-creator>AKSmith</meta:initial-creator>
    <meta:creation-date>2003-07-01T15:16:00</meta:creation-date>
    <dc:date>2003-10-24T13:50:00</dc:date>
    <meta:editing-cycles>46</meta:editing-cycles>
    <meta:editing-duration>PT1M30S</meta:editing-duration>
    <meta:document-statistic meta:table-count="16" meta:image-count="0" meta:object-count="0" meta:page-count="38" meta:paragraph-count="985" meta:word-count="22733" meta:character-count="131438" meta:non-whitespace-character-count="109591"/>
    <meta:generator>LibreOffice/6.1.5.2$Linux_X86_64 LibreOffice_project/10$Build-2</meta:generator>
    <meta:user-defined meta:name="Company">Wizards of the Coast</meta:user-defined>
    <meta:user-defined meta:name="Operator">asmith</meta:user-defined>
  </office:meta>
</office:document-meta>
</file>